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A0000006321AB9D66.gif"/>
  <manifest:file-entry manifest:media-type="image/gif" manifest:full-path="Pictures/10000000000000CA0000006375872627.gif"/>
  <manifest:file-entry manifest:media-type="image/gif" manifest:full-path="Pictures/10000000000000CA000000633C7B80D5.gif"/>
  <manifest:file-entry manifest:media-type="image/gif" manifest:full-path="Pictures/10000000000000CA00000063DE0D8250.gif"/>
  <manifest:file-entry manifest:media-type="image/gif" manifest:full-path="Pictures/10000000000000CA000000631F02F855.gif"/>
  <manifest:file-entry manifest:media-type="image/gif" manifest:full-path="Pictures/10000000000000CA000000634D8738FF.gif"/>
  <manifest:file-entry manifest:media-type="image/gif" manifest:full-path="Pictures/100000000000025800000258DE2ADFB7.gif"/>
  <manifest:file-entry manifest:media-type="image/gif" manifest:full-path="Pictures/10000000000000CA000000634C203CF7.gif"/>
  <manifest:file-entry manifest:media-type="image/gif" manifest:full-path="Pictures/10000000000000CA0000006395516BFF.gif"/>
  <manifest:file-entry manifest:media-type="image/gif" manifest:full-path="Pictures/10000000000000CA000000639C46604D.gif"/>
  <manifest:file-entry manifest:media-type="image/gif" manifest:full-path="Pictures/10000000000000CA00000063304A06B4.gif"/>
  <manifest:file-entry manifest:media-type="image/gif" manifest:full-path="Pictures/10000000000000CA000000635CC7D24D.gif"/>
  <manifest:file-entry manifest:media-type="image/gif" manifest:full-path="Pictures/10000000000000CA00000063BC0AD60A.gif"/>
  <manifest:file-entry manifest:media-type="image/gif" manifest:full-path="Pictures/10000000000000CA000000633727D5BD.gif"/>
  <manifest:file-entry manifest:media-type="image/gif" manifest:full-path="Pictures/10000000000000CA00000063AFC62E75.gif"/>
  <manifest:file-entry manifest:media-type="image/gif" manifest:full-path="Pictures/10000000000000CA00000063FA8252C6.gif"/>
  <manifest:file-entry manifest:media-type="image/gif" manifest:full-path="Pictures/10000000000000CA0000006367E1F3AD.gif"/>
  <manifest:file-entry manifest:media-type="image/gif" manifest:full-path="Pictures/100000000000025800000258D1BEE7A3.gif"/>
  <manifest:file-entry manifest:media-type="image/gif" manifest:full-path="Pictures/10000000000000CA0000006315DDD457.gif"/>
  <manifest:file-entry manifest:media-type="image/gif" manifest:full-path="Pictures/1000000000000258000002588F0F140A.gif"/>
  <manifest:file-entry manifest:media-type="image/gif" manifest:full-path="Pictures/10000000000000CA00000063B8B44193.gif"/>
  <manifest:file-entry manifest:media-type="image/gif" manifest:full-path="Pictures/10000000000000CA00000063D2B484A9.gif"/>
  <manifest:file-entry manifest:media-type="image/gif" manifest:full-path="Pictures/100000000000025800000258B15FD903.gif"/>
  <manifest:file-entry manifest:media-type="image/gif" manifest:full-path="Pictures/10000000000000CA00000063F4700AF3.gif"/>
  <manifest:file-entry manifest:media-type="image/gif" manifest:full-path="Pictures/10000000000000CA0000006366DE7578.gif"/>
  <manifest:file-entry manifest:media-type="image/gif" manifest:full-path="Pictures/10000000000000CA000000634DB96429.gif"/>
  <manifest:file-entry manifest:media-type="image/gif" manifest:full-path="Pictures/10000000000000CA0000006351DB48AA.gif"/>
  <manifest:file-entry manifest:media-type="image/gif" manifest:full-path="Pictures/1000000000000258000002580BAD8AFC.gif"/>
  <manifest:file-entry manifest:media-type="image/gif" manifest:full-path="Pictures/10000000000000CA0000006333EB04E8.gif"/>
  <manifest:file-entry manifest:media-type="image/gif" manifest:full-path="Pictures/10000000000000CA00000063CED59F15.gif"/>
  <manifest:file-entry manifest:media-type="image/gif" manifest:full-path="Pictures/10000000000000CA0000006316D882D6.gif"/>
  <manifest:file-entry manifest:media-type="image/gif" manifest:full-path="Pictures/10000000000000CA000000639F12EA7F.gif"/>
  <manifest:file-entry manifest:media-type="image/gif" manifest:full-path="Pictures/10000000000000CA0000006352041618.gif"/>
  <manifest:file-entry manifest:media-type="image/gif" manifest:full-path="Pictures/100000000000025800000258C14592A0.gif"/>
  <manifest:file-entry manifest:media-type="image/gif" manifest:full-path="Pictures/10000000000000CA0000006360667B5D.gif"/>
  <manifest:file-entry manifest:media-type="image/gif" manifest:full-path="Pictures/10000000000000CA000000630C80B5FE.gif"/>
  <manifest:file-entry manifest:media-type="image/gif" manifest:full-path="Pictures/10000000000000CA00000063582584D5.gif"/>
  <manifest:file-entry manifest:media-type="image/gif" manifest:full-path="Pictures/10000000000000CA000000634E5E8861.gif"/>
  <manifest:file-entry manifest:media-type="image/gif" manifest:full-path="Pictures/10000000000000CA00000063741482A7.gif"/>
  <manifest:file-entry manifest:media-type="image/gif" manifest:full-path="Pictures/10000000000000CA0000006387D81D2A.gif"/>
  <manifest:file-entry manifest:media-type="image/gif" manifest:full-path="Pictures/10000000000000CA000000634122EB96.gif"/>
  <manifest:file-entry manifest:media-type="image/gif" manifest:full-path="Pictures/100000000000025800000258E1A653E0.gif"/>
  <manifest:file-entry manifest:media-type="image/gif" manifest:full-path="Pictures/10000000000000CA00000063C2AE67FB.gif"/>
  <manifest:file-entry manifest:media-type="image/gif" manifest:full-path="Pictures/10000000000000CA00000063F79F3E5F.gif"/>
  <manifest:file-entry manifest:media-type="image/gif" manifest:full-path="Pictures/10000000000000CA0000006307458EC7.gif"/>
  <manifest:file-entry manifest:media-type="image/gif" manifest:full-path="Pictures/10000000000000CA00000063F175D5F7.gif"/>
  <manifest:file-entry manifest:media-type="image/gif" manifest:full-path="Pictures/10000000000000CA00000063EE9A3151.gif"/>
  <manifest:file-entry manifest:media-type="image/gif" manifest:full-path="Pictures/10000000000000CA0000006374EF1083.gif"/>
  <manifest:file-entry manifest:media-type="image/gif" manifest:full-path="Pictures/1000000000000258000002581A3E7283.gif"/>
  <manifest:file-entry manifest:media-type="image/gif" manifest:full-path="Pictures/10000000000000CA00000063BA5981C4.gif"/>
  <manifest:file-entry manifest:media-type="image/gif" manifest:full-path="Pictures/10000000000000CA00000063C925B52C.gif"/>
  <manifest:file-entry manifest:media-type="image/gif" manifest:full-path="Pictures/10000000000000CA000000638767F261.gif"/>
  <manifest:file-entry manifest:media-type="image/gif" manifest:full-path="Pictures/10000000000000CA0000006318C2B8C5.gif"/>
  <manifest:file-entry manifest:media-type="image/gif" manifest:full-path="Pictures/10000000000000CA00000063E3825C21.gif"/>
  <manifest:file-entry manifest:media-type="image/gif" manifest:full-path="Pictures/1000000000000258000002589B1DAD1D.gif"/>
  <manifest:file-entry manifest:media-type="image/gif" manifest:full-path="Pictures/10000000000000CA00000063F8EE93D8.gif"/>
  <manifest:file-entry manifest:media-type="image/gif" manifest:full-path="Pictures/10000000000000CA0000006331A912FE.gif"/>
  <manifest:file-entry manifest:media-type="image/gif" manifest:full-path="Pictures/10000000000000CA0000006367965D9A.gif"/>
  <manifest:file-entry manifest:media-type="image/gif" manifest:full-path="Pictures/10000000000000CA000000636FEEF49B.gif"/>
  <manifest:file-entry manifest:media-type="image/gif" manifest:full-path="Pictures/100000000000025800000258AECDF177.gif"/>
  <manifest:file-entry manifest:media-type="image/gif" manifest:full-path="Pictures/10000000000000CA000000636B6D24F5.gif"/>
  <manifest:file-entry manifest:media-type="image/gif" manifest:full-path="Pictures/10000000000000CA0000006395521549.gif"/>
  <manifest:file-entry manifest:media-type="image/gif" manifest:full-path="Pictures/10000000000000CA000000634C95500C.gif"/>
  <manifest:file-entry manifest:media-type="image/gif" manifest:full-path="Pictures/10000000000000CA000000633A718F72.gif"/>
  <manifest:file-entry manifest:media-type="image/gif" manifest:full-path="Pictures/10000000000000CA00000063576D482D.gif"/>
  <manifest:file-entry manifest:media-type="image/gif" manifest:full-path="Pictures/10000000000000CA000000639EE797DB.gif"/>
  <manifest:file-entry manifest:media-type="image/gif" manifest:full-path="Pictures/10000000000000CA000000633724ED70.gif"/>
  <manifest:file-entry manifest:media-type="image/gif" manifest:full-path="Pictures/1000000000000258000002583C8A1925.gif"/>
  <manifest:file-entry manifest:media-type="image/gif" manifest:full-path="Pictures/10000000000000CA0000006380F4DB91.gif"/>
  <manifest:file-entry manifest:media-type="image/gif" manifest:full-path="Pictures/10000000000000CA00000063C5725F62.gif"/>
  <manifest:file-entry manifest:media-type="image/gif" manifest:full-path="Pictures/10000000000000CA00000063B8783A35.gif"/>
  <manifest:file-entry manifest:media-type="image/gif" manifest:full-path="Pictures/10000000000000CA000000637C4AB4E0.gif"/>
  <manifest:file-entry manifest:media-type="image/gif" manifest:full-path="Pictures/10000000000000CA000000634ABF6236.gif"/>
  <manifest:file-entry manifest:media-type="image/gif" manifest:full-path="Pictures/10000000000000CA00000063D48B47E6.gif"/>
  <manifest:file-entry manifest:media-type="image/gif" manifest:full-path="Pictures/10000000000000CA0000006359CBC3F1.gif"/>
  <manifest:file-entry manifest:media-type="image/gif" manifest:full-path="Pictures/10000000000000CA0000006341CFA6B8.gif"/>
  <manifest:file-entry manifest:media-type="image/gif" manifest:full-path="Pictures/10000000000000CA0000006389B6E3B8.gif"/>
  <manifest:file-entry manifest:media-type="image/gif" manifest:full-path="Pictures/10000000000000CA0000006311F2FD00.gif"/>
  <manifest:file-entry manifest:media-type="image/gif" manifest:full-path="Pictures/10000000000000CA00000063DE1FA68B.gif"/>
  <manifest:file-entry manifest:media-type="image/gif" manifest:full-path="Pictures/10000000000000CA00000063D6480DC4.gif"/>
  <manifest:file-entry manifest:media-type="image/gif" manifest:full-path="Pictures/10000000000000CA0000006317287265.gif"/>
  <manifest:file-entry manifest:media-type="image/gif" manifest:full-path="Pictures/10000000000000CA0000006332AEA184.gif"/>
  <manifest:file-entry manifest:media-type="image/gif" manifest:full-path="Pictures/10000000000000CA00000063514FD5CB.gif"/>
  <manifest:file-entry manifest:media-type="image/gif" manifest:full-path="Pictures/1000000000000258000002582F92F66A.gif"/>
  <manifest:file-entry manifest:media-type="image/gif" manifest:full-path="Pictures/10000000000000CA0000006356D6C2C0.gif"/>
  <manifest:file-entry manifest:media-type="image/gif" manifest:full-path="Pictures/10000000000000CA000000632D2E4B1B.gif"/>
  <manifest:file-entry manifest:media-type="image/gif" manifest:full-path="Pictures/100000000000025800000258248AAA39.gif"/>
  <manifest:file-entry manifest:media-type="image/gif" manifest:full-path="Pictures/10000000000000CA0000006368AF5E17.gif"/>
  <manifest:file-entry manifest:media-type="image/gif" manifest:full-path="Pictures/10000000000002580000025828011AD9.gif"/>
  <manifest:file-entry manifest:media-type="image/gif" manifest:full-path="Pictures/10000000000000CA000000630E6300FD.gif"/>
  <manifest:file-entry manifest:media-type="image/gif" manifest:full-path="Pictures/100000000000025800000258E9957668.gif"/>
  <manifest:file-entry manifest:media-type="image/gif" manifest:full-path="Pictures/10000000000000CA0000006302A846D5.gif"/>
  <manifest:file-entry manifest:media-type="image/gif" manifest:full-path="Pictures/10000000000000CA00000063D90C3902.gif"/>
  <manifest:file-entry manifest:media-type="image/gif" manifest:full-path="Pictures/10000000000000CA0000006329ADC906.gif"/>
  <manifest:file-entry manifest:media-type="image/gif" manifest:full-path="Pictures/10000000000000CA00000063E8966D1A.gif"/>
  <manifest:file-entry manifest:media-type="image/gif" manifest:full-path="Pictures/1000000000000258000002588A1B2C59.gif"/>
  <manifest:file-entry manifest:media-type="image/gif" manifest:full-path="Pictures/10000000000000CA000000633BDC5068.gif"/>
  <manifest:file-entry manifest:media-type="image/gif" manifest:full-path="Pictures/10000000000000CA00000063C797CB67.gif"/>
  <manifest:file-entry manifest:media-type="image/gif" manifest:full-path="Pictures/10000000000000CA00000063F0C0730E.gif"/>
  <manifest:file-entry manifest:media-type="image/gif" manifest:full-path="Pictures/10000000000000CA0000006381590769.gif"/>
  <manifest:file-entry manifest:media-type="image/gif" manifest:full-path="Pictures/10000000000000CA00000063B78C16FD.gif"/>
  <manifest:file-entry manifest:media-type="image/gif" manifest:full-path="Pictures/10000000000000CA00000063EC3432C4.gif"/>
  <manifest:file-entry manifest:media-type="image/gif" manifest:full-path="Pictures/10000000000000CA000000631AA5DDCD.gif"/>
  <manifest:file-entry manifest:media-type="image/gif" manifest:full-path="Pictures/10000000000000CA00000063984794BC.gif"/>
  <manifest:file-entry manifest:media-type="image/gif" manifest:full-path="Pictures/10000000000000CA0000006369DA508B.gif"/>
  <manifest:file-entry manifest:media-type="image/gif" manifest:full-path="Pictures/10000000000000CA0000006367C003D4.gif"/>
  <manifest:file-entry manifest:media-type="image/gif" manifest:full-path="Pictures/10000000000000CA00000063991DDD13.gif"/>
  <manifest:file-entry manifest:media-type="image/gif" manifest:full-path="Pictures/10000000000000CA00000063A0398959.gif"/>
  <manifest:file-entry manifest:media-type="image/gif" manifest:full-path="Pictures/10000000000000CA0000006313A709A8.gif"/>
  <manifest:file-entry manifest:media-type="image/gif" manifest:full-path="Pictures/10000000000000CA00000063F85E1A50.gif"/>
  <manifest:file-entry manifest:media-type="image/gif" manifest:full-path="Pictures/10000000000000CA00000063D7A20B14.gif"/>
  <manifest:file-entry manifest:media-type="image/gif" manifest:full-path="Pictures/10000000000000CA000000639856E91C.gif"/>
  <manifest:file-entry manifest:media-type="image/gif" manifest:full-path="Pictures/10000000000000CA000000639E743D6D.gif"/>
  <manifest:file-entry manifest:media-type="image/gif" manifest:full-path="Pictures/10000000000000CA00000063848C16EE.gif"/>
  <manifest:file-entry manifest:media-type="image/gif" manifest:full-path="Pictures/10000000000000CA00000063D879819C.gif"/>
  <manifest:file-entry manifest:media-type="image/gif" manifest:full-path="Pictures/10000000000000CA00000063DF1253D9.gif"/>
  <manifest:file-entry manifest:media-type="image/gif" manifest:full-path="Pictures/10000000000000CA00000063439A5DE0.gif"/>
  <manifest:file-entry manifest:media-type="image/gif" manifest:full-path="Pictures/10000000000000CA00000063A27A27E8.gif"/>
  <manifest:file-entry manifest:media-type="image/gif" manifest:full-path="Pictures/10000000000000CA0000006395F69BF3.gif"/>
  <manifest:file-entry manifest:media-type="image/gif" manifest:full-path="Pictures/10000000000000CA00000063AED81D1B.gif"/>
  <manifest:file-entry manifest:media-type="image/gif" manifest:full-path="Pictures/10000000000000CA00000063D9270A2F.gif"/>
  <manifest:file-entry manifest:media-type="image/gif" manifest:full-path="Pictures/10000000000000CA0000006315922D44.gif"/>
  <manifest:file-entry manifest:media-type="image/gif" manifest:full-path="Pictures/10000000000000CA00000063BD5A9A8B.gif"/>
  <manifest:file-entry manifest:media-type="image/gif" manifest:full-path="Pictures/10000000000000CA000000635442AE17.gif"/>
  <manifest:file-entry manifest:media-type="image/gif" manifest:full-path="Pictures/10000000000000CA000000635CCDDAD3.gif"/>
  <manifest:file-entry manifest:media-type="image/gif" manifest:full-path="Pictures/10000000000000CA00000063050EF2B9.gif"/>
  <manifest:file-entry manifest:media-type="image/gif" manifest:full-path="Pictures/10000000000000CA00000063ED0E3D01.gif"/>
  <manifest:file-entry manifest:media-type="image/gif" manifest:full-path="Pictures/10000000000000CA00000063E9FAEB96.gif"/>
  <manifest:file-entry manifest:media-type="image/gif" manifest:full-path="Pictures/10000000000000CA000000637AE5573F.gif"/>
  <manifest:file-entry manifest:media-type="image/gif" manifest:full-path="Pictures/10000000000000CA00000063C3C66685.gif"/>
  <manifest:file-entry manifest:media-type="image/gif" manifest:full-path="Pictures/10000000000000CA00000063FE7759C2.gif"/>
  <manifest:file-entry manifest:media-type="image/gif" manifest:full-path="Pictures/10000000000000CA00000063E726CF2B.gif"/>
  <manifest:file-entry manifest:media-type="image/gif" manifest:full-path="Pictures/10000000000000CA00000063B3642939.gif"/>
  <manifest:file-entry manifest:media-type="image/gif" manifest:full-path="Pictures/10000000000000CA000000633EC9BBC5.gif"/>
  <manifest:file-entry manifest:media-type="image/gif" manifest:full-path="Pictures/10000000000000CA000000633ED4CD1B.gif"/>
  <manifest:file-entry manifest:media-type="image/gif" manifest:full-path="Pictures/10000000000000CA000000639FF61307.gif"/>
  <manifest:file-entry manifest:media-type="image/gif" manifest:full-path="Pictures/1000000000000258000002585E824792.gif"/>
  <manifest:file-entry manifest:media-type="image/gif" manifest:full-path="Pictures/10000000000000CA00000063E61E4D75.gif"/>
  <manifest:file-entry manifest:media-type="image/gif" manifest:full-path="Pictures/10000000000000CA00000063B01117D2.gif"/>
  <manifest:file-entry manifest:media-type="image/gif" manifest:full-path="Pictures/10000000000000CA00000063AEA704A4.gif"/>
  <manifest:file-entry manifest:media-type="image/gif" manifest:full-path="Pictures/10000000000000CA00000063B1D4F28A.gif"/>
  <manifest:file-entry manifest:media-type="image/gif" manifest:full-path="Pictures/1000000000000258000002589CBCA149.gif"/>
  <manifest:file-entry manifest:media-type="image/gif" manifest:full-path="Pictures/100000000000025800000258214127B6.gif"/>
  <manifest:file-entry manifest:media-type="image/gif" manifest:full-path="Pictures/100000000000030A000003CED038CCB6.gif"/>
  <manifest:file-entry manifest:media-type="image/gif" manifest:full-path="Pictures/10000000000000CA00000063BCF6F4E3.gif"/>
  <manifest:file-entry manifest:media-type="image/gif" manifest:full-path="Pictures/10000000000000CA000000630CB6A290.gif"/>
  <manifest:file-entry manifest:media-type="image/gif" manifest:full-path="Pictures/10000000000000CA0000006365B668A2.gif"/>
  <manifest:file-entry manifest:media-type="image/gif" manifest:full-path="Pictures/10000000000000CA0000006375A7AB98.gif"/>
  <manifest:file-entry manifest:media-type="image/gif" manifest:full-path="Pictures/10000000000000CA00000063E49EBA30.gif"/>
  <manifest:file-entry manifest:media-type="image/gif" manifest:full-path="Pictures/10000000000000CA00000063F355A6FA.gif"/>
  <manifest:file-entry manifest:media-type="image/gif" manifest:full-path="Pictures/10000000000000CA000000631643FCE0.gif"/>
  <manifest:file-entry manifest:media-type="image/gif" manifest:full-path="Pictures/1000000000000258000002580E128834.gif"/>
  <manifest:file-entry manifest:media-type="image/gif" manifest:full-path="Pictures/100000000000025800000258C611C415.gif"/>
  <manifest:file-entry manifest:media-type="image/gif" manifest:full-path="Pictures/10000000000000CA000000634C759D31.gif"/>
  <manifest:file-entry manifest:media-type="image/gif" manifest:full-path="Pictures/10000000000000CA000000636BB2C838.gif"/>
  <manifest:file-entry manifest:media-type="image/gif" manifest:full-path="Pictures/100000000000025800000258BBCF4CED.gif"/>
  <manifest:file-entry manifest:media-type="image/gif" manifest:full-path="Pictures/10000000000000CA000000632CF93C72.gif"/>
  <manifest:file-entry manifest:media-type="image/gif" manifest:full-path="Pictures/10000000000000CA000000631C9CE859.gif"/>
  <manifest:file-entry manifest:media-type="image/gif" manifest:full-path="Pictures/10000000000000CA00000063D38B2BE5.gif"/>
  <manifest:file-entry manifest:media-type="image/gif" manifest:full-path="Pictures/10000000000000CA00000063F5C2AAC3.gif"/>
  <manifest:file-entry manifest:media-type="image/gif" manifest:full-path="Pictures/10000000000000CA00000063E50DDA7B.gif"/>
  <manifest:file-entry manifest:media-type="image/gif" manifest:full-path="Pictures/100000000000025800000258321B89A3.gif"/>
  <manifest:file-entry manifest:media-type="image/gif" manifest:full-path="Pictures/10000000000000CA000000639ABD18DA.gif"/>
  <manifest:file-entry manifest:media-type="image/gif" manifest:full-path="Pictures/10000000000000CA00000063CC65B013.gif"/>
  <manifest:file-entry manifest:media-type="image/gif" manifest:full-path="Pictures/10000000000000CA00000063BB3D6371.gif"/>
  <manifest:file-entry manifest:media-type="image/gif" manifest:full-path="Pictures/10000000000000CA00000063FFBD350F.gif"/>
  <manifest:file-entry manifest:media-type="image/gif" manifest:full-path="Pictures/10000000000000CA00000063A026A885.gif"/>
  <manifest:file-entry manifest:media-type="image/gif" manifest:full-path="Pictures/10000000000000CA0000006327404B31.gif"/>
  <manifest:file-entry manifest:media-type="image/gif" manifest:full-path="Pictures/10000000000000CA00000063919D9A69.gif"/>
  <manifest:file-entry manifest:media-type="image/gif" manifest:full-path="Pictures/10000000000000CA00000063E3DA4646.gif"/>
  <manifest:file-entry manifest:media-type="image/gif" manifest:full-path="Pictures/10000000000000CA00000063054D902A.gif"/>
  <manifest:file-entry manifest:media-type="image/gif" manifest:full-path="Pictures/10000000000000CA00000063A7F0CFA9.gif"/>
  <manifest:file-entry manifest:media-type="image/gif" manifest:full-path="Pictures/10000000000000CA00000063D1053D20.gif"/>
  <manifest:file-entry manifest:media-type="image/gif" manifest:full-path="Pictures/10000000000000CA00000063C189B7BF.gif"/>
  <manifest:file-entry manifest:media-type="image/gif" manifest:full-path="Pictures/10000000000000CA000000637F3EF27D.gif"/>
  <manifest:file-entry manifest:media-type="image/gif" manifest:full-path="Pictures/10000000000000CA0000006395DAAAF3.gif"/>
  <manifest:file-entry manifest:media-type="image/gif" manifest:full-path="Pictures/100000000000025800000258677CA0A5.gif"/>
  <manifest:file-entry manifest:media-type="image/gif" manifest:full-path="Pictures/10000000000000CA0000006367ACF674.gif"/>
  <manifest:file-entry manifest:media-type="image/gif" manifest:full-path="Pictures/10000000000000CA00000063E94FF576.gif"/>
  <manifest:file-entry manifest:media-type="image/gif" manifest:full-path="Pictures/10000000000000CA0000006353E998D2.gif"/>
  <manifest:file-entry manifest:media-type="image/gif" manifest:full-path="Pictures/10000000000000CA000000634022824C.gif"/>
  <manifest:file-entry manifest:media-type="image/gif" manifest:full-path="Pictures/10000000000000CA0000006390DCC7FB.gif"/>
  <manifest:file-entry manifest:media-type="image/gif" manifest:full-path="Pictures/1000000000000258000002586E0F5E62.gif"/>
  <manifest:file-entry manifest:media-type="image/gif" manifest:full-path="Pictures/10000000000000CA000000639B2FB068.gif"/>
  <manifest:file-entry manifest:media-type="image/gif" manifest:full-path="Pictures/100000000000025800000258346D9D2B.gif"/>
  <manifest:file-entry manifest:media-type="image/gif" manifest:full-path="Pictures/10000000000000CA000000631D064480.gif"/>
  <manifest:file-entry manifest:media-type="image/gif" manifest:full-path="Pictures/10000000000000CA00000063FC9B96F8.gif"/>
  <manifest:file-entry manifest:media-type="image/gif" manifest:full-path="Pictures/10000000000000CA00000063ED6F15A1.gif"/>
  <manifest:file-entry manifest:media-type="image/gif" manifest:full-path="Pictures/10000000000000CA000000638D1B2C94.gif"/>
  <manifest:file-entry manifest:media-type="image/gif" manifest:full-path="Pictures/10000000000000CA00000063D790EAB7.gif"/>
  <manifest:file-entry manifest:media-type="image/gif" manifest:full-path="Pictures/10000000000000CA000000638F433E70.gif"/>
  <manifest:file-entry manifest:media-type="image/gif" manifest:full-path="Pictures/10000000000000CA00000063B7895ADD.gif"/>
  <manifest:file-entry manifest:media-type="image/gif" manifest:full-path="Pictures/10000000000000CA000000630FDEF595.gif"/>
  <manifest:file-entry manifest:media-type="image/gif" manifest:full-path="Pictures/10000000000000CA0000006311DD0111.gif"/>
  <manifest:file-entry manifest:media-type="image/gif" manifest:full-path="Pictures/10000000000000CA00000063EC54B332.gif"/>
  <manifest:file-entry manifest:media-type="image/gif" manifest:full-path="Pictures/10000000000000CA00000063AA215DD6.gif"/>
  <manifest:file-entry manifest:media-type="image/gif" manifest:full-path="Pictures/10000000000000CA00000063BEC3F159.gif"/>
  <manifest:file-entry manifest:media-type="image/gif" manifest:full-path="Pictures/10000000000000CA0000006381D07E06.gif"/>
  <manifest:file-entry manifest:media-type="image/gif" manifest:full-path="Pictures/10000000000000CA00000063E06B28C2.gif"/>
  <manifest:file-entry manifest:media-type="image/gif" manifest:full-path="Pictures/10000000000000CA00000063A3675CBC.gif"/>
  <manifest:file-entry manifest:media-type="image/gif" manifest:full-path="Pictures/10000000000000CA00000063D4F3840E.gif"/>
  <manifest:file-entry manifest:media-type="image/gif" manifest:full-path="Pictures/10000000000000CA000000636E6E01C4.gif"/>
  <manifest:file-entry manifest:media-type="image/gif" manifest:full-path="Pictures/10000000000000CA00000063194B660C.gif"/>
  <manifest:file-entry manifest:media-type="image/gif" manifest:full-path="Pictures/10000000000000CA00000063C7AFE92A.gif"/>
  <manifest:file-entry manifest:media-type="image/gif" manifest:full-path="Pictures/10000000000000CA000000636ED98087.gif"/>
  <manifest:file-entry manifest:media-type="image/gif" manifest:full-path="Pictures/10000000000000CA0000006318206ADF.gif"/>
  <manifest:file-entry manifest:media-type="image/gif" manifest:full-path="Pictures/10000000000000CA00000063D294D967.gif"/>
  <manifest:file-entry manifest:media-type="image/gif" manifest:full-path="Pictures/10000000000000CA000000635A6E020B.gif"/>
  <manifest:file-entry manifest:media-type="image/gif" manifest:full-path="Pictures/10000000000000CA00000063008096BE.gif"/>
  <manifest:file-entry manifest:media-type="image/gif" manifest:full-path="Pictures/10000000000000CA00000063773B6CF1.gif"/>
  <manifest:file-entry manifest:media-type="image/gif" manifest:full-path="Pictures/10000000000000CA00000063C4C802EF.gif"/>
  <manifest:file-entry manifest:media-type="image/gif" manifest:full-path="Pictures/10000000000000CA0000006301B4D716.gif"/>
  <manifest:file-entry manifest:media-type="image/gif" manifest:full-path="Pictures/10000000000000CA00000063A76F7CBE.gif"/>
  <manifest:file-entry manifest:media-type="image/gif" manifest:full-path="Pictures/10000000000000CA000000637FC8DBEA.gif"/>
  <manifest:file-entry manifest:media-type="image/gif" manifest:full-path="Pictures/10000000000000CA00000063EDA82E88.gif"/>
  <manifest:file-entry manifest:media-type="image/gif" manifest:full-path="Pictures/10000000000000CA000000638A17D4D1.gif"/>
  <manifest:file-entry manifest:media-type="image/gif" manifest:full-path="Pictures/10000000000000CA0000006394656D22.gif"/>
  <manifest:file-entry manifest:media-type="image/gif" manifest:full-path="Pictures/10000000000000CA00000063E0425B02.gif"/>
  <manifest:file-entry manifest:media-type="image/gif" manifest:full-path="Pictures/10000000000000CA00000063051331AE.gif"/>
  <manifest:file-entry manifest:media-type="image/gif" manifest:full-path="Pictures/10000000000000CA00000063A826F50B.gif"/>
  <manifest:file-entry manifest:media-type="image/gif" manifest:full-path="Pictures/10000000000000CA000000633C1E6AB7.gif"/>
  <manifest:file-entry manifest:media-type="image/gif" manifest:full-path="Pictures/10000000000000CA00000063AAC89D87.gif"/>
  <manifest:file-entry manifest:media-type="image/gif" manifest:full-path="Pictures/10000000000000CA000000634684DC9E.gif"/>
  <manifest:file-entry manifest:media-type="image/gif" manifest:full-path="Pictures/10000000000000CA000000636D97863D.gif"/>
  <manifest:file-entry manifest:media-type="image/gif" manifest:full-path="Pictures/10000000000000CA0000006302F16ABE.gif"/>
  <manifest:file-entry manifest:media-type="image/gif" manifest:full-path="Pictures/10000000000002580000025842A97DE7.gif"/>
  <manifest:file-entry manifest:media-type="image/gif" manifest:full-path="Pictures/10000000000000CA000000635EB0C410.gif"/>
  <manifest:file-entry manifest:media-type="image/gif" manifest:full-path="Pictures/10000000000000CA00000063F1E2406D.gif"/>
  <manifest:file-entry manifest:media-type="image/gif" manifest:full-path="Pictures/10000000000000CA0000006334FA340C.gif"/>
  <manifest:file-entry manifest:media-type="image/gif" manifest:full-path="Pictures/10000000000000CA00000063C1131847.gif"/>
  <manifest:file-entry manifest:media-type="image/gif" manifest:full-path="Pictures/10000000000000CA00000063D885A68D.gif"/>
  <manifest:file-entry manifest:media-type="image/gif" manifest:full-path="Pictures/10000000000000CA000000636552F631.gif"/>
  <manifest:file-entry manifest:media-type="image/gif" manifest:full-path="Pictures/10000000000000CA00000063FA60B357.gif"/>
  <manifest:file-entry manifest:media-type="image/gif" manifest:full-path="Pictures/1000000000000258000002583FE7C572.gif"/>
  <manifest:file-entry manifest:media-type="image/gif" manifest:full-path="Pictures/10000000000000CA0000006321106D0B.gif"/>
  <manifest:file-entry manifest:media-type="image/gif" manifest:full-path="Pictures/10000000000000CA000000633D4810A5.gif"/>
  <manifest:file-entry manifest:media-type="image/gif" manifest:full-path="Pictures/10000000000000CA00000063C0AAD9B3.gif"/>
  <manifest:file-entry manifest:media-type="image/gif" manifest:full-path="Pictures/10000000000000CA0000006371E3D7E4.gif"/>
  <manifest:file-entry manifest:media-type="image/gif" manifest:full-path="Pictures/10000000000000CA00000063C1A536DF.gif"/>
  <manifest:file-entry manifest:media-type="image/gif" manifest:full-path="Pictures/10000000000000CA00000063C9249F9C.gif"/>
  <manifest:file-entry manifest:media-type="image/gif" manifest:full-path="Pictures/10000000000000CA00000063D6A796E9.gif"/>
  <manifest:file-entry manifest:media-type="image/gif" manifest:full-path="Pictures/10000000000000CA000000636B6F218E.gif"/>
  <manifest:file-entry manifest:media-type="image/gif" manifest:full-path="Pictures/10000000000000CA0000006343E4AEC0.gif"/>
  <manifest:file-entry manifest:media-type="image/gif" manifest:full-path="Pictures/10000000000000CA0000006348C07D22.gif"/>
  <manifest:file-entry manifest:media-type="image/gif" manifest:full-path="Pictures/10000000000000CA00000063E90552FF.gif"/>
  <manifest:file-entry manifest:media-type="image/gif" manifest:full-path="Pictures/10000000000000CA00000063372832E5.gif"/>
  <manifest:file-entry manifest:media-type="image/gif" manifest:full-path="Pictures/10000000000000CA000000637685416F.gif"/>
  <manifest:file-entry manifest:media-type="image/gif" manifest:full-path="Pictures/10000000000000CA0000006393BEC102.gif"/>
  <manifest:file-entry manifest:media-type="image/gif" manifest:full-path="Pictures/10000000000000CA00000063AC1E8BE0.gif"/>
  <manifest:file-entry manifest:media-type="image/gif" manifest:full-path="Pictures/100000000000025800000258483D7CE4.gif"/>
  <manifest:file-entry manifest:media-type="image/gif" manifest:full-path="Pictures/10000000000000CA00000063610FE801.gif"/>
  <manifest:file-entry manifest:media-type="image/gif" manifest:full-path="Pictures/10000000000000CA00000063738ACF2B.gif"/>
  <manifest:file-entry manifest:media-type="image/gif" manifest:full-path="Pictures/10000000000000CA00000063981785DF.gif"/>
  <manifest:file-entry manifest:media-type="image/gif" manifest:full-path="Pictures/10000000000000CA0000006396E3B584.gif"/>
  <manifest:file-entry manifest:media-type="image/gif" manifest:full-path="Pictures/10000000000000CA000000630E646A40.gif"/>
  <manifest:file-entry manifest:media-type="image/gif" manifest:full-path="Pictures/10000000000000CA00000063FB44F18C.gif"/>
  <manifest:file-entry manifest:media-type="image/gif" manifest:full-path="Pictures/10000000000000CA000000636DF74DBB.gif"/>
  <manifest:file-entry manifest:media-type="image/gif" manifest:full-path="Pictures/10000000000000CA000000639022AB78.gif"/>
  <manifest:file-entry manifest:media-type="image/gif" manifest:full-path="Pictures/10000000000000CA000000632A1F6A75.gif"/>
  <manifest:file-entry manifest:media-type="image/gif" manifest:full-path="Pictures/10000000000000CA00000063F76E106C.gif"/>
  <manifest:file-entry manifest:media-type="image/gif" manifest:full-path="Pictures/10000000000000CA0000006393D9D7CC.gif"/>
  <manifest:file-entry manifest:media-type="image/gif" manifest:full-path="Pictures/100000000000025800000258DAF552D7.gif"/>
  <manifest:file-entry manifest:media-type="image/gif" manifest:full-path="Pictures/10000000000000CA00000063C86C272B.gif"/>
  <manifest:file-entry manifest:media-type="image/gif" manifest:full-path="Pictures/10000000000000CA000000638F5580F3.gif"/>
  <manifest:file-entry manifest:media-type="image/gif" manifest:full-path="Pictures/10000000000000CA00000063A98994B6.gif"/>
  <manifest:file-entry manifest:media-type="image/gif" manifest:full-path="Pictures/10000000000000CA00000063F5A9DC26.gif"/>
  <manifest:file-entry manifest:media-type="image/gif" manifest:full-path="Pictures/10000000000000CA0000006368C76808.gif"/>
  <manifest:file-entry manifest:media-type="image/gif" manifest:full-path="Pictures/10000000000000CA000000636186546C.gif"/>
  <manifest:file-entry manifest:media-type="image/gif" manifest:full-path="Pictures/10000000000000CA000000632B1E0CBA.gif"/>
  <manifest:file-entry manifest:media-type="image/gif" manifest:full-path="Pictures/10000000000000CA000000639B5B6E6A.gif"/>
  <manifest:file-entry manifest:media-type="image/gif" manifest:full-path="Pictures/10000000000000CA00000063EB23B06E.gif"/>
  <manifest:file-entry manifest:media-type="image/gif" manifest:full-path="Pictures/10000000000000CA000000630643537C.gif"/>
  <manifest:file-entry manifest:media-type="image/gif" manifest:full-path="Pictures/10000000000000CA00000063887A0CFC.gif"/>
  <manifest:file-entry manifest:media-type="image/gif" manifest:full-path="Pictures/10000000000000CA000000636177C039.gif"/>
  <manifest:file-entry manifest:media-type="image/gif" manifest:full-path="Pictures/10000000000000CA00000063CB6F344E.gif"/>
  <manifest:file-entry manifest:media-type="image/gif" manifest:full-path="Pictures/10000000000000CA0000006326C25D53.gif"/>
  <manifest:file-entry manifest:media-type="image/gif" manifest:full-path="Pictures/1000000000000258000002582D1CC256.gif"/>
  <manifest:file-entry manifest:media-type="image/gif" manifest:full-path="Pictures/10000000000000CA00000063E38C1808.gif"/>
  <manifest:file-entry manifest:media-type="image/gif" manifest:full-path="Pictures/10000000000000CA00000063640E40DE.gif"/>
  <manifest:file-entry manifest:media-type="image/gif" manifest:full-path="Pictures/10000000000000CA00000063F9B9D9C0.gif"/>
  <manifest:file-entry manifest:media-type="image/gif" manifest:full-path="Pictures/10000000000000CA00000063EFFED3E4.gif"/>
  <manifest:file-entry manifest:media-type="image/gif" manifest:full-path="Pictures/10000000000000CA00000063A8A36B8A.gif"/>
  <manifest:file-entry manifest:media-type="image/gif" manifest:full-path="Pictures/1000000000000258000002587D8B1E5F.gif"/>
  <manifest:file-entry manifest:media-type="image/gif" manifest:full-path="Pictures/10000000000000CA00000063DBED5233.gif"/>
  <manifest:file-entry manifest:media-type="image/gif" manifest:full-path="Pictures/10000000000000CA00000063C072F09C.gif"/>
  <manifest:file-entry manifest:media-type="image/gif" manifest:full-path="Pictures/10000000000000CA000000639C7C493B.gif"/>
  <manifest:file-entry manifest:media-type="image/gif" manifest:full-path="Pictures/10000000000000CA00000063B5FE0BF5.gif"/>
  <manifest:file-entry manifest:media-type="image/gif" manifest:full-path="Pictures/10000000000000CA000000639D999049.gif"/>
  <manifest:file-entry manifest:media-type="image/gif" manifest:full-path="Pictures/10000000000000CA00000063979574D8.gif"/>
  <manifest:file-entry manifest:media-type="image/gif" manifest:full-path="Pictures/10000000000000CA00000063716C1D5D.gif"/>
  <manifest:file-entry manifest:media-type="image/gif" manifest:full-path="Pictures/10000000000000CA0000006317736E14.gif"/>
  <manifest:file-entry manifest:media-type="image/gif" manifest:full-path="Pictures/10000000000000CA000000633F05258E.gif"/>
  <manifest:file-entry manifest:media-type="image/gif" manifest:full-path="Pictures/10000000000000CA00000063FBB2888E.gif"/>
  <manifest:file-entry manifest:media-type="image/gif" manifest:full-path="Pictures/10000000000000CA00000063C72D15A6.gif"/>
  <manifest:file-entry manifest:media-type="image/gif" manifest:full-path="Pictures/10000000000000CA00000063DEE3F919.gif"/>
  <manifest:file-entry manifest:media-type="image/gif" manifest:full-path="Pictures/10000000000000CA0000006346E27C27.gif"/>
  <manifest:file-entry manifest:media-type="image/gif" manifest:full-path="Pictures/10000000000000CA00000063342DF855.gif"/>
  <manifest:file-entry manifest:media-type="image/gif" manifest:full-path="Pictures/10000000000000CA00000063A7991AF7.gif"/>
  <manifest:file-entry manifest:media-type="image/gif" manifest:full-path="Pictures/10000000000000CA00000063F2990CED.gif"/>
  <manifest:file-entry manifest:media-type="image/gif" manifest:full-path="Pictures/10000000000000CA000000638A27818E.gif"/>
  <manifest:file-entry manifest:media-type="image/gif" manifest:full-path="Pictures/10000000000000CA00000063AB46D69C.gif"/>
  <manifest:file-entry manifest:media-type="image/gif" manifest:full-path="Pictures/10000000000000CA00000063DDF0BA1E.gif"/>
  <manifest:file-entry manifest:media-type="image/gif" manifest:full-path="Pictures/10000000000000CA00000063C9E75244.gif"/>
  <manifest:file-entry manifest:media-type="image/gif" manifest:full-path="Pictures/10000000000000CA000000638198BDE7.gif"/>
  <manifest:file-entry manifest:media-type="image/gif" manifest:full-path="Pictures/10000000000000CA00000063A965BA58.gif"/>
  <manifest:file-entry manifest:media-type="image/gif" manifest:full-path="Pictures/10000000000000CA000000636017A477.gif"/>
  <manifest:file-entry manifest:media-type="image/gif" manifest:full-path="Pictures/10000000000000CA000000635D46FB4B.gif"/>
  <manifest:file-entry manifest:media-type="image/gif" manifest:full-path="Pictures/10000000000000CA000000635E48C89D.gif"/>
  <manifest:file-entry manifest:media-type="image/gif" manifest:full-path="Pictures/10000000000000CA0000006354E921CB.gif"/>
  <manifest:file-entry manifest:media-type="image/gif" manifest:full-path="Pictures/10000000000000CA000000633EEA614C.gif"/>
  <manifest:file-entry manifest:media-type="image/gif" manifest:full-path="Pictures/1000000000000258000002583EDB9CB5.gif"/>
  <manifest:file-entry manifest:media-type="image/gif" manifest:full-path="Pictures/10000000000000CA000000631ACE03AF.gif"/>
  <manifest:file-entry manifest:media-type="image/gif" manifest:full-path="Pictures/10000000000000CA00000063C99D6AF3.gif"/>
  <manifest:file-entry manifest:media-type="image/gif" manifest:full-path="Pictures/10000000000000CA00000063BEA52361.gif"/>
  <manifest:file-entry manifest:media-type="image/gif" manifest:full-path="Pictures/10000000000000CA0000006325F0BE5A.gif"/>
  <manifest:file-entry manifest:media-type="image/gif" manifest:full-path="Pictures/10000000000000CA00000063BF871276.gif"/>
  <manifest:file-entry manifest:media-type="image/gif" manifest:full-path="Pictures/10000000000000CA00000063ABA2542C.gif"/>
  <manifest:file-entry manifest:media-type="image/gif" manifest:full-path="Pictures/10000000000000CA000000637032904D.gif"/>
  <manifest:file-entry manifest:media-type="image/gif" manifest:full-path="Pictures/10000000000000CA000000630CAE5376.gif"/>
  <manifest:file-entry manifest:media-type="image/gif" manifest:full-path="Pictures/10000000000000CA00000063BE9941F4.gif"/>
  <manifest:file-entry manifest:media-type="image/gif" manifest:full-path="Pictures/10000000000000CA0000006348F36FD7.gif"/>
  <manifest:file-entry manifest:media-type="image/gif" manifest:full-path="Pictures/10000000000000CA000000636702D1E7.gif"/>
  <manifest:file-entry manifest:media-type="image/gif" manifest:full-path="Pictures/10000000000000CA00000063E013FFE7.gif"/>
  <manifest:file-entry manifest:media-type="image/gif" manifest:full-path="Pictures/10000000000000CA000000637834949A.gif"/>
  <manifest:file-entry manifest:media-type="image/gif" manifest:full-path="Pictures/100000000000025800000258632DA773.gif"/>
  <manifest:file-entry manifest:media-type="image/gif" manifest:full-path="Pictures/10000000000000CA000000639B623BFA.gif"/>
  <manifest:file-entry manifest:media-type="image/gif" manifest:full-path="Pictures/10000000000000CA00000063535BC84E.gif"/>
  <manifest:file-entry manifest:media-type="image/gif" manifest:full-path="Pictures/10000000000000CA00000063966134A5.gif"/>
  <manifest:file-entry manifest:media-type="image/gif" manifest:full-path="Pictures/10000000000000CA00000063D3E2DEFF.gif"/>
  <manifest:file-entry manifest:media-type="image/gif" manifest:full-path="Pictures/10000000000000CA000000632677305F.gif"/>
  <manifest:file-entry manifest:media-type="image/gif" manifest:full-path="Pictures/10000000000000CA00000063496D5549.gif"/>
  <manifest:file-entry manifest:media-type="image/gif" manifest:full-path="Pictures/10000000000000CA00000063827273F2.gif"/>
  <manifest:file-entry manifest:media-type="image/gif" manifest:full-path="Pictures/100000000000025800000258D99AFAB1.gif"/>
  <manifest:file-entry manifest:media-type="image/gif" manifest:full-path="Pictures/10000000000000CA00000063FB7C5152.gif"/>
  <manifest:file-entry manifest:media-type="image/gif" manifest:full-path="Pictures/1000000000000258000002583E5A1E26.gif"/>
  <manifest:file-entry manifest:media-type="image/gif" manifest:full-path="Pictures/10000000000000CA00000063070C1E6C.gif"/>
  <manifest:file-entry manifest:media-type="image/gif" manifest:full-path="Pictures/10000000000000CA0000006333313DE8.gif"/>
  <manifest:file-entry manifest:media-type="image/gif" manifest:full-path="Pictures/10000000000000CA00000063D5B582A1.gif"/>
  <manifest:file-entry manifest:media-type="image/gif" manifest:full-path="Pictures/10000000000000CA00000063E55A88D5.gif"/>
  <manifest:file-entry manifest:media-type="image/gif" manifest:full-path="Pictures/10000000000000CA0000006332BAB85C.gif"/>
  <manifest:file-entry manifest:media-type="image/gif" manifest:full-path="Pictures/10000000000000CA0000006374F49E87.gif"/>
  <manifest:file-entry manifest:media-type="image/gif" manifest:full-path="Pictures/10000000000000CA00000063489B2613.gif"/>
  <manifest:file-entry manifest:media-type="image/gif" manifest:full-path="Pictures/10000000000000CA000000634BCB80DA.gif"/>
  <manifest:file-entry manifest:media-type="image/gif" manifest:full-path="Pictures/10000000000000CA00000063B6F4F038.gif"/>
  <manifest:file-entry manifest:media-type="image/gif" manifest:full-path="Pictures/10000000000000CA00000063E514609E.gif"/>
  <manifest:file-entry manifest:media-type="image/gif" manifest:full-path="Pictures/1000000000000258000002587178C44D.gif"/>
  <manifest:file-entry manifest:media-type="image/gif" manifest:full-path="Pictures/10000000000000CA0000006371D5B1C8.gif"/>
  <manifest:file-entry manifest:media-type="image/gif" manifest:full-path="Pictures/10000000000000CA000000631919DCD9.gif"/>
  <manifest:file-entry manifest:media-type="image/gif" manifest:full-path="Pictures/10000000000000CA000000634CC73AF5.gif"/>
  <manifest:file-entry manifest:media-type="image/gif" manifest:full-path="Pictures/10000000000000CA00000063B07A4F9C.gif"/>
  <manifest:file-entry manifest:media-type="image/gif" manifest:full-path="Pictures/10000000000000CA0000006344E4B082.gif"/>
  <manifest:file-entry manifest:media-type="image/gif" manifest:full-path="Pictures/10000000000000CA00000063C2CD5134.gif"/>
  <manifest:file-entry manifest:media-type="image/gif" manifest:full-path="Pictures/10000000000000CA000000635485D46B.gif"/>
  <manifest:file-entry manifest:media-type="image/gif" manifest:full-path="Pictures/10000000000000CA00000063699373C9.gif"/>
  <manifest:file-entry manifest:media-type="image/gif" manifest:full-path="Pictures/10000000000000CA00000063046DE55A.gif"/>
  <manifest:file-entry manifest:media-type="image/gif" manifest:full-path="Pictures/10000000000000CA0000006315A8EC2C.gif"/>
  <manifest:file-entry manifest:media-type="image/gif" manifest:full-path="Pictures/1000000000000258000002588784644B.gif"/>
  <manifest:file-entry manifest:media-type="image/gif" manifest:full-path="Pictures/10000000000000CA00000063E4745DC1.gif"/>
  <manifest:file-entry manifest:media-type="image/gif" manifest:full-path="Pictures/10000000000000CA00000063E2D84E28.gif"/>
  <manifest:file-entry manifest:media-type="image/gif" manifest:full-path="Pictures/10000000000000CA0000006360B0BD18.gif"/>
  <manifest:file-entry manifest:media-type="image/gif" manifest:full-path="Pictures/10000000000000CA0000006381983F3A.gif"/>
  <manifest:file-entry manifest:media-type="image/gif" manifest:full-path="Pictures/10000000000000CA00000063D47872C5.gif"/>
  <manifest:file-entry manifest:media-type="image/gif" manifest:full-path="Pictures/10000000000000CA0000006363FA486D.gif"/>
  <manifest:file-entry manifest:media-type="image/gif" manifest:full-path="Pictures/10000000000000CA0000006317D2961D.gif"/>
  <manifest:file-entry manifest:media-type="image/gif" manifest:full-path="Pictures/10000000000000CA000000632068B444.gif"/>
  <manifest:file-entry manifest:media-type="image/gif" manifest:full-path="Pictures/10000000000000CA0000006332368926.gif"/>
  <manifest:file-entry manifest:media-type="image/gif" manifest:full-path="Pictures/10000000000000CA00000063F581E182.gif"/>
  <manifest:file-entry manifest:media-type="image/gif" manifest:full-path="Pictures/1000000000000258000002588DB6918A.gif"/>
  <manifest:file-entry manifest:media-type="image/gif" manifest:full-path="Pictures/10000000000000CA0000006351DE7FF7.gif"/>
  <manifest:file-entry manifest:media-type="image/gif" manifest:full-path="Pictures/10000000000000CA00000063AF63B5EE.gif"/>
  <manifest:file-entry manifest:media-type="image/gif" manifest:full-path="Pictures/10000000000000CA000000633CA2738C.gif"/>
  <manifest:file-entry manifest:media-type="image/gif" manifest:full-path="Pictures/10000000000000CA000000637EBD9305.gif"/>
  <manifest:file-entry manifest:media-type="image/gif" manifest:full-path="Pictures/10000000000000CA00000063EF8BB291.gif"/>
  <manifest:file-entry manifest:media-type="image/gif" manifest:full-path="Pictures/10000000000000CA00000063D09F91F9.gif"/>
  <manifest:file-entry manifest:media-type="image/gif" manifest:full-path="Pictures/10000000000000CA000000639422798C.gif"/>
  <manifest:file-entry manifest:media-type="image/gif" manifest:full-path="Pictures/10000000000000CA00000063A943FF66.gif"/>
  <manifest:file-entry manifest:media-type="image/gif" manifest:full-path="Pictures/10000000000000CA00000063E88459A2.gif"/>
  <manifest:file-entry manifest:media-type="image/gif" manifest:full-path="Pictures/100000000000025800000258D11F1098.gif"/>
  <manifest:file-entry manifest:media-type="image/gif" manifest:full-path="Pictures/10000000000000CA0000006300038965.gif"/>
  <manifest:file-entry manifest:media-type="image/gif" manifest:full-path="Pictures/10000000000000CA00000063CD913B60.gif"/>
  <manifest:file-entry manifest:media-type="image/gif" manifest:full-path="Pictures/10000000000000CA00000063FD0456D0.gif"/>
  <manifest:file-entry manifest:media-type="image/gif" manifest:full-path="Pictures/10000000000000CA000000637C075507.gif"/>
  <manifest:file-entry manifest:media-type="image/gif" manifest:full-path="Pictures/10000000000000CA00000063DF4A67C8.gif"/>
  <manifest:file-entry manifest:media-type="image/gif" manifest:full-path="Pictures/10000000000000CA000000638875491A.gif"/>
  <manifest:file-entry manifest:media-type="image/gif" manifest:full-path="Pictures/10000000000000CA0000006305C8BD95.gif"/>
  <manifest:file-entry manifest:media-type="image/gif" manifest:full-path="Pictures/10000000000000CA000000630DF1CB39.gif"/>
  <manifest:file-entry manifest:media-type="image/gif" manifest:full-path="Pictures/10000000000000CA000000639B2EBC8F.gif"/>
  <manifest:file-entry manifest:media-type="image/gif" manifest:full-path="Pictures/10000000000000CA000000630E492707.gif"/>
  <manifest:file-entry manifest:media-type="image/gif" manifest:full-path="Pictures/10000000000000CA0000006349A08080.gif"/>
  <manifest:file-entry manifest:media-type="image/gif" manifest:full-path="Pictures/10000000000000CA00000063828FF37F.gif"/>
  <manifest:file-entry manifest:media-type="image/gif" manifest:full-path="Pictures/1000000000000258000002585B825893.gif"/>
  <manifest:file-entry manifest:media-type="image/gif" manifest:full-path="Pictures/10000000000000CA000000637105C5B5.gif"/>
  <manifest:file-entry manifest:media-type="image/gif" manifest:full-path="Pictures/10000000000000CA00000063CFB889DB.gif"/>
  <manifest:file-entry manifest:media-type="image/gif" manifest:full-path="Pictures/10000000000000CA0000006309908D97.gif"/>
  <manifest:file-entry manifest:media-type="image/gif" manifest:full-path="Pictures/10000000000000CA000000631C90E080.gif"/>
  <manifest:file-entry manifest:media-type="image/gif" manifest:full-path="Pictures/10000000000000CA000000635E34A1C9.gif"/>
  <manifest:file-entry manifest:media-type="image/gif" manifest:full-path="Pictures/10000000000000CA00000063FC22E388.gif"/>
  <manifest:file-entry manifest:media-type="image/gif" manifest:full-path="Pictures/10000000000000CA00000063C1909B55.gif"/>
  <manifest:file-entry manifest:media-type="image/gif" manifest:full-path="Pictures/10000000000000CA0000006365CB97CC.gif"/>
  <manifest:file-entry manifest:media-type="image/gif" manifest:full-path="Pictures/10000000000000CA000000631C63AB2A.gif"/>
  <manifest:file-entry manifest:media-type="image/gif" manifest:full-path="Pictures/10000000000000CA000000632CB4076D.gif"/>
  <manifest:file-entry manifest:media-type="image/gif" manifest:full-path="Pictures/10000000000000CA000000638DDC964B.gif"/>
  <manifest:file-entry manifest:media-type="image/gif" manifest:full-path="Pictures/10000000000000CA00000063DE90110B.gif"/>
  <manifest:file-entry manifest:media-type="image/gif" manifest:full-path="Pictures/10000000000000CA0000006361A0AA3F.gif"/>
  <manifest:file-entry manifest:media-type="image/gif" manifest:full-path="Pictures/10000000000000CA0000006331302F52.gif"/>
  <manifest:file-entry manifest:media-type="image/gif" manifest:full-path="Pictures/10000000000000CA000000637004EA9D.gif"/>
  <manifest:file-entry manifest:media-type="image/gif" manifest:full-path="Pictures/10000000000000CA0000006311B93A58.gif"/>
  <manifest:file-entry manifest:media-type="image/gif" manifest:full-path="Pictures/100000000000025800000258393C6E27.gif"/>
  <manifest:file-entry manifest:media-type="image/gif" manifest:full-path="Pictures/10000000000000CA00000063D445E243.gif"/>
  <manifest:file-entry manifest:media-type="image/gif" manifest:full-path="Pictures/10000000000000CA0000006365727D5E.gif"/>
  <manifest:file-entry manifest:media-type="image/gif" manifest:full-path="Pictures/10000000000000CA00000063E51A3028.gif"/>
  <manifest:file-entry manifest:media-type="image/gif" manifest:full-path="Pictures/10000000000000CA000000636EE8758B.gif"/>
  <manifest:file-entry manifest:media-type="image/gif" manifest:full-path="Pictures/10000000000000CA00000063B33D4EAA.gif"/>
  <manifest:file-entry manifest:media-type="image/gif" manifest:full-path="Pictures/10000000000000CA000000636545843C.gif"/>
  <manifest:file-entry manifest:media-type="image/gif" manifest:full-path="Pictures/1000000000000258000002585A9BA012.gif"/>
  <manifest:file-entry manifest:media-type="image/gif" manifest:full-path="Pictures/10000000000000CA0000006328F69745.gif"/>
  <manifest:file-entry manifest:media-type="image/gif" manifest:full-path="Pictures/10000000000000CA000000631FB4348A.gif"/>
  <manifest:file-entry manifest:media-type="image/gif" manifest:full-path="Pictures/10000000000000CA00000063628262E3.gif"/>
  <manifest:file-entry manifest:media-type="image/gif" manifest:full-path="Pictures/10000000000000CA00000063323FB284.gif"/>
  <manifest:file-entry manifest:media-type="image/gif" manifest:full-path="Pictures/10000000000000CA00000063D4F7CBB6.gif"/>
  <manifest:file-entry manifest:media-type="image/gif" manifest:full-path="Pictures/10000000000000CA00000063C4CF5F70.gif"/>
  <manifest:file-entry manifest:media-type="image/gif" manifest:full-path="Pictures/10000000000000CA00000063C73886F2.gif"/>
  <manifest:file-entry manifest:media-type="image/gif" manifest:full-path="Pictures/10000000000000CA0000006376244355.gif"/>
  <manifest:file-entry manifest:media-type="image/gif" manifest:full-path="Pictures/10000000000000CA000000638A9C6B83.gif"/>
  <manifest:file-entry manifest:media-type="image/gif" manifest:full-path="Pictures/10000000000000CA000000638938D52C.gif"/>
  <manifest:file-entry manifest:media-type="image/gif" manifest:full-path="Pictures/10000000000000CA00000063540B119E.gif"/>
  <manifest:file-entry manifest:media-type="image/gif" manifest:full-path="Pictures/10000000000000CA000000637B7EEACA.gif"/>
  <manifest:file-entry manifest:media-type="image/gif" manifest:full-path="Pictures/10000000000000CA000000636E409D20.gif"/>
  <manifest:file-entry manifest:media-type="image/gif" manifest:full-path="Pictures/10000000000000CA0000006318CE198C.gif"/>
  <manifest:file-entry manifest:media-type="image/gif" manifest:full-path="Pictures/10000000000000CA000000636B8D5E4E.gif"/>
  <manifest:file-entry manifest:media-type="image/gif" manifest:full-path="Pictures/1000000000000258000002584A3A41F7.gif"/>
  <manifest:file-entry manifest:media-type="image/gif" manifest:full-path="Pictures/10000000000000CA0000006369F4671A.gif"/>
  <manifest:file-entry manifest:media-type="image/gif" manifest:full-path="Pictures/10000000000000CA00000063ABE6ABF9.gif"/>
  <manifest:file-entry manifest:media-type="image/gif" manifest:full-path="Pictures/10000000000000CA00000063C9B54894.gif"/>
  <manifest:file-entry manifest:media-type="image/gif" manifest:full-path="Pictures/10000000000000CA00000063008A5CC1.gif"/>
  <manifest:file-entry manifest:media-type="image/gif" manifest:full-path="Pictures/10000000000000CA00000063D92FAFC1.gif"/>
  <manifest:file-entry manifest:media-type="image/gif" manifest:full-path="Pictures/10000000000000CA000000639471AB90.gif"/>
  <manifest:file-entry manifest:media-type="image/gif" manifest:full-path="Pictures/10000000000002580000025844FFAC6E.gif"/>
  <manifest:file-entry manifest:media-type="image/gif" manifest:full-path="Pictures/10000000000000CA00000063FBB2DEFC.gif"/>
  <manifest:file-entry manifest:media-type="image/gif" manifest:full-path="Pictures/10000000000000CA00000063E2962CDA.gif"/>
  <manifest:file-entry manifest:media-type="image/gif" manifest:full-path="Pictures/10000000000000CA00000063C585F958.gif"/>
  <manifest:file-entry manifest:media-type="image/gif" manifest:full-path="Pictures/1000000000000258000002580A55B08D.gif"/>
  <manifest:file-entry manifest:media-type="image/gif" manifest:full-path="Pictures/10000000000000CA0000006309558921.gif"/>
  <manifest:file-entry manifest:media-type="image/gif" manifest:full-path="Pictures/10000000000000CA00000063C900DD0D.gif"/>
  <manifest:file-entry manifest:media-type="image/gif" manifest:full-path="Pictures/10000000000000CA000000634B0324EE.gif"/>
  <manifest:file-entry manifest:media-type="image/gif" manifest:full-path="Pictures/10000000000000CA00000063DCD7ED1B.gif"/>
  <manifest:file-entry manifest:media-type="image/gif" manifest:full-path="Pictures/10000000000000CA000000633AAEB85B.gif"/>
  <manifest:file-entry manifest:media-type="image/gif" manifest:full-path="Pictures/10000000000000CA000000630EEFF589.gif"/>
  <manifest:file-entry manifest:media-type="image/gif" manifest:full-path="Pictures/10000000000000CA000000639A06FB1D.gif"/>
  <manifest:file-entry manifest:media-type="image/gif" manifest:full-path="Pictures/10000000000000CA00000063DB514B08.gif"/>
  <manifest:file-entry manifest:media-type="image/gif" manifest:full-path="Pictures/10000000000000CA000000632191AB5F.gif"/>
  <manifest:file-entry manifest:media-type="image/gif" manifest:full-path="Pictures/10000000000000CA00000063DBD063E3.gif"/>
  <manifest:file-entry manifest:media-type="image/gif" manifest:full-path="Pictures/10000000000000CA00000063FC5295A4.gif"/>
  <manifest:file-entry manifest:media-type="image/gif" manifest:full-path="Pictures/10000000000000CA0000006363C82E15.gif"/>
  <manifest:file-entry manifest:media-type="image/gif" manifest:full-path="Pictures/10000000000000CA0000006350BF9FD2.gif"/>
  <manifest:file-entry manifest:media-type="image/gif" manifest:full-path="Pictures/10000000000000CA00000063D1727A5C.gif"/>
  <manifest:file-entry manifest:media-type="image/gif" manifest:full-path="Pictures/10000000000000CA000000637F65EB48.gif"/>
  <manifest:file-entry manifest:media-type="image/gif" manifest:full-path="Pictures/10000000000000CA0000006394D97419.gif"/>
  <manifest:file-entry manifest:media-type="image/gif" manifest:full-path="Pictures/10000000000000CA00000063D32E2870.gif"/>
  <manifest:file-entry manifest:media-type="image/gif" manifest:full-path="Pictures/10000000000000CA000000631B02DD77.gif"/>
  <manifest:file-entry manifest:media-type="image/gif" manifest:full-path="Pictures/1000000000000258000002583839FC87.gif"/>
  <manifest:file-entry manifest:media-type="image/gif" manifest:full-path="Pictures/10000000000000CA00000063E240EA9F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Standard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start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in" svg:y="0in" svg:width="6.25in" svg:height="6.25in" draw:z-index="48"><draw:image xlink:href="Pictures/1000000000000258000002588784644B.gif" xlink:type="simple" xlink:show="embed" xlink:actuate="onLoad"/></draw:frame></text:p>
      <text:p text:style-name="P9"><draw:frame draw:style-name="fr2" draw:name="graphics188" text:anchor-type="paragraph" svg:width="2.1043in" svg:height="1.0311in" draw:z-index="440"><draw:image xlink:href="Pictures/10000000000000CA00000063E06B28C2.gif" xlink:type="simple" xlink:show="embed" xlink:actuate="onLoad"/></draw:frame><draw:frame draw:style-name="fr3" draw:name="graphics191" text:anchor-type="paragraph" svg:width="2.1043in" svg:height="1.0311in" draw:z-index="441"><draw:image xlink:href="Pictures/10000000000000CA000000639FF61307.gif" xlink:type="simple" xlink:show="embed" xlink:actuate="onLoad"/></draw:frame><draw:frame draw:style-name="fr4" draw:name="graphics193" text:anchor-type="paragraph" svg:y="0in" svg:width="2.1043in" svg:height="1.0311in" draw:z-index="442"><draw:image xlink:href="Pictures/10000000000000CA0000006360B0BD18.gif" xlink:type="simple" xlink:show="embed" xlink:actuate="onLoad"/></draw:frame></text:p>
      <text:p text:style-name="Standard"><draw:frame draw:style-name="fr5" draw:name="graphics192" text:anchor-type="paragraph" svg:width="2.1043in" svg:height="1.0311in" draw:z-index="443"><draw:image xlink:href="Pictures/10000000000000CA0000006381D07E06.gif" xlink:type="simple" xlink:show="embed" xlink:actuate="onLoad"/></draw:frame><draw:frame draw:style-name="fr3" draw:name="graphics194" text:anchor-type="paragraph" svg:width="2.1043in" svg:height="1.0311in" draw:z-index="444"><draw:image xlink:href="Pictures/10000000000000CA00000063738ACF2B.gif" xlink:type="simple" xlink:show="embed" xlink:actuate="onLoad"/></draw:frame><draw:frame draw:style-name="fr6" draw:name="graphics195" text:anchor-type="paragraph" svg:width="2.1043in" svg:height="1.0311in" draw:z-index="445"><draw:image xlink:href="Pictures/10000000000000CA0000006332BAB85C.gif" xlink:type="simple" xlink:show="embed" xlink:actuate="onLoad"/></draw:frame></text:p>
      <text:p text:style-name="Standard"><draw:frame draw:style-name="fr2" draw:name="graphics196" text:anchor-type="paragraph" svg:width="2.1043in" svg:height="1.0311in" draw:z-index="446"><draw:image xlink:href="Pictures/10000000000000CA00000063E2962CDA.gif" xlink:type="simple" xlink:show="embed" xlink:actuate="onLoad"/></draw:frame><draw:frame draw:style-name="fr7" draw:name="graphics199" text:anchor-type="paragraph" svg:width="2.1043in" svg:height="1.0311in" draw:z-index="448"><draw:image xlink:href="Pictures/10000000000000CA00000063984794BC.gif" xlink:type="simple" xlink:show="embed" xlink:actuate="onLoad"/></draw:frame><draw:frame draw:style-name="fr8" draw:name="graphics197" text:anchor-type="paragraph" svg:width="2.1043in" svg:height="1.0311in" draw:z-index="447"><draw:image xlink:href="Pictures/10000000000000CA0000006351DE7FF7.gif" xlink:type="simple" xlink:show="embed" xlink:actuate="onLoad"/></draw:frame></text:p>
      <text:p text:style-name="Standard"><draw:frame draw:style-name="fr2" draw:name="graphics2" text:anchor-type="paragraph" svg:width="6.25in" svg:height="6.25in" draw:z-index="25"><draw:image xlink:href="Pictures/1000000000000258000002589B1DAD1D.gif" xlink:type="simple" xlink:show="embed" xlink:actuate="onLoad"/></draw:frame><text:soft-page-break/></text:p>
      <text:p text:style-name="P10"><draw:frame draw:style-name="fr6" draw:name="graphics202" text:anchor-type="paragraph" svg:width="2.1043in" svg:height="1.0311in" draw:z-index="451"><draw:image xlink:href="Pictures/10000000000000CA0000006317D2961D.gif" xlink:type="simple" xlink:show="embed" xlink:actuate="onLoad"/></draw:frame><draw:frame draw:style-name="fr3" draw:name="graphics201" text:anchor-type="paragraph" svg:width="2.1043in" svg:height="1.0311in" draw:z-index="450"><draw:image xlink:href="Pictures/10000000000000CA00000063ABA2542C.gif" xlink:type="simple" xlink:show="embed" xlink:actuate="onLoad"/></draw:frame><draw:frame draw:style-name="fr2" draw:name="graphics200" text:anchor-type="paragraph" svg:width="2.1043in" svg:height="1.0311in" draw:z-index="449"><draw:image xlink:href="Pictures/10000000000000CA000000636552F631.gif" xlink:type="simple" xlink:show="embed" xlink:actuate="onLoad"/></draw:frame></text:p>
      <text:p text:style-name="P10"><draw:frame draw:style-name="fr5" draw:name="graphics203" text:anchor-type="paragraph" svg:width="2.1043in" svg:height="1.0311in" draw:z-index="452"><draw:image xlink:href="Pictures/10000000000000CA0000006376244355.gif" xlink:type="simple" xlink:show="embed" xlink:actuate="onLoad"/></draw:frame><draw:frame draw:style-name="fr3" draw:name="graphics204" text:anchor-type="paragraph" svg:width="2.1043in" svg:height="1.0311in" draw:z-index="453"><draw:image xlink:href="Pictures/10000000000000CA000000636ED98087.gif" xlink:type="simple" xlink:show="embed" xlink:actuate="onLoad"/></draw:frame><draw:frame draw:style-name="fr8" draw:name="graphics205" text:anchor-type="paragraph" svg:width="2.1043in" svg:height="1.0311in" draw:z-index="454"><draw:image xlink:href="Pictures/10000000000000CA0000006334FA340C.gif" xlink:type="simple" xlink:show="embed" xlink:actuate="onLoad"/></draw:frame></text:p>
      <text:p text:style-name="P10"><draw:frame draw:style-name="fr8" draw:name="graphics207" text:anchor-type="paragraph" svg:width="2.1043in" svg:height="1.0311in" draw:z-index="456"><draw:image xlink:href="Pictures/10000000000000CA00000063C73886F2.gif" xlink:type="simple" xlink:show="embed" xlink:actuate="onLoad"/></draw:frame><draw:frame draw:style-name="fr7" draw:name="graphics208" text:anchor-type="paragraph" svg:width="2.1043in" svg:height="1.0311in" draw:z-index="457"><draw:image xlink:href="Pictures/10000000000000CA000000635CCDDAD3.gif" xlink:type="simple" xlink:show="embed" xlink:actuate="onLoad"/></draw:frame><draw:frame draw:style-name="fr2" draw:name="graphics206" text:anchor-type="paragraph" svg:width="2.1043in" svg:height="1.0311in" draw:z-index="455"><draw:image xlink:href="Pictures/10000000000000CA0000006365B668A2.gif" xlink:type="simple" xlink:show="embed" xlink:actuate="onLoad"/></draw:frame></text:p>
      <text:p text:style-name="P10"><draw:frame draw:style-name="fr5" draw:name="graphics13" text:anchor-type="paragraph" svg:width="6.25in" svg:height="6.25in" draw:z-index="36"><draw:image xlink:href="Pictures/100000000000025800000258393C6E27.gif" xlink:type="simple" xlink:show="embed" xlink:actuate="onLoad"/></draw:frame><text:soft-page-break/></text:p>
      <text:p text:style-name="Standard"><draw:frame draw:style-name="fr8" draw:name="graphics211" text:anchor-type="paragraph" svg:width="2.1043in" svg:height="1.0311in" draw:z-index="51"><draw:image xlink:href="Pictures/10000000000000CA0000006395516BFF.gif" xlink:type="simple" xlink:show="embed" xlink:actuate="onLoad"/></draw:frame><draw:frame draw:style-name="fr7" draw:name="graphics210" text:anchor-type="paragraph" svg:width="2.1043in" svg:height="1.0311in" draw:z-index="50"><draw:image xlink:href="Pictures/10000000000000CA00000063A8A36B8A.gif" xlink:type="simple" xlink:show="embed" xlink:actuate="onLoad"/></draw:frame><draw:frame draw:style-name="fr5" draw:name="graphics209" text:anchor-type="paragraph" svg:width="2.1043in" svg:height="1.0311in" draw:z-index="49"><draw:image xlink:href="Pictures/10000000000000CA000000632B1E0CBA.gif" xlink:type="simple" xlink:show="embed" xlink:actuate="onLoad"/></draw:frame></text:p>
      <text:p text:style-name="Standard"><draw:frame draw:style-name="fr5" draw:name="graphics212" text:anchor-type="paragraph" svg:width="2.1043in" svg:height="1.0311in" draw:z-index="52"><draw:image xlink:href="Pictures/10000000000000CA00000063F1E2406D.gif" xlink:type="simple" xlink:show="embed" xlink:actuate="onLoad"/></draw:frame><draw:frame draw:style-name="fr7" draw:name="graphics213" text:anchor-type="paragraph" svg:width="2.1043in" svg:height="1.0311in" draw:z-index="53"><draw:image xlink:href="Pictures/10000000000000CA000000630CB6A290.gif" xlink:type="simple" xlink:show="embed" xlink:actuate="onLoad"/></draw:frame><draw:frame draw:style-name="fr8" draw:name="graphics214" text:anchor-type="paragraph" svg:width="2.1043in" svg:height="1.0311in" draw:z-index="54"><draw:image xlink:href="Pictures/10000000000000CA00000063CB6F344E.gif" xlink:type="simple" xlink:show="embed" xlink:actuate="onLoad"/></draw:frame></text:p>
      <text:p text:style-name="Standard"><draw:frame draw:style-name="fr7" draw:name="graphics15" text:anchor-type="paragraph" svg:width="2.1043in" svg:height="1.0311in" draw:z-index="429"><draw:image xlink:href="Pictures/10000000000000CA00000063B01117D2.gif" xlink:type="simple" xlink:show="embed" xlink:actuate="onLoad"/></draw:frame><draw:frame draw:style-name="fr5" draw:name="graphics215" text:anchor-type="paragraph" svg:width="2.1043in" svg:height="1.0311in" draw:z-index="55"><draw:image xlink:href="Pictures/10000000000000CA0000006311F2FD00.gif" xlink:type="simple" xlink:show="embed" xlink:actuate="onLoad"/></draw:frame><draw:frame draw:style-name="fr8" draw:name="graphics216" text:anchor-type="paragraph" svg:width="2.1043in" svg:height="1.0311in" draw:z-index="56"><draw:image xlink:href="Pictures/10000000000000CA00000063A76F7CBE.gif" xlink:type="simple" xlink:show="embed" xlink:actuate="onLoad"/></draw:frame></text:p>
      <text:p text:style-name="P11"><draw:frame draw:style-name="fr5" draw:name="graphics18" text:anchor-type="paragraph" svg:width="6.25in" svg:height="6.25in" draw:z-index="35"><draw:image xlink:href="Pictures/1000000000000258000002585B825893.gif" xlink:type="simple" xlink:show="embed" xlink:actuate="onLoad"/></draw:frame><text:soft-page-break/></text:p>
      <text:p text:style-name="Standard"><draw:frame draw:style-name="fr8" draw:name="graphics220" text:anchor-type="paragraph" svg:width="2.1043in" svg:height="1.0311in" draw:z-index="59"><draw:image xlink:href="Pictures/10000000000000CA00000063F5A9DC26.gif" xlink:type="simple" xlink:show="embed" xlink:actuate="onLoad"/></draw:frame><draw:frame draw:style-name="fr7" draw:name="graphics219" text:anchor-type="paragraph" svg:width="2.1043in" svg:height="1.0311in" draw:z-index="58"><draw:image xlink:href="Pictures/10000000000000CA00000063B78C16FD.gif" xlink:type="simple" xlink:show="embed" xlink:actuate="onLoad"/></draw:frame><draw:frame draw:style-name="fr5" draw:name="graphics218" text:anchor-type="paragraph" svg:width="2.1043in" svg:height="1.0311in" draw:z-index="57"><draw:image xlink:href="Pictures/10000000000000CA000000638A17D4D1.gif" xlink:type="simple" xlink:show="embed" xlink:actuate="onLoad"/></draw:frame></text:p>
      <text:p text:style-name="Standard"><draw:frame draw:style-name="fr2" draw:name="graphics221" text:anchor-type="paragraph" svg:width="2.1043in" svg:height="1.0311in" draw:z-index="60"><draw:image xlink:href="Pictures/10000000000000CA000000639471AB90.gif" xlink:type="simple" xlink:show="embed" xlink:actuate="onLoad"/></draw:frame><draw:frame draw:style-name="fr3" draw:name="graphics222" text:anchor-type="paragraph" svg:width="2.1043in" svg:height="1.0311in" draw:z-index="61"><draw:image xlink:href="Pictures/10000000000000CA00000063D1727A5C.gif" xlink:type="simple" xlink:show="embed" xlink:actuate="onLoad"/></draw:frame><draw:frame draw:style-name="fr6" draw:name="graphics223" text:anchor-type="paragraph" svg:width="2.1043in" svg:height="1.0311in" draw:z-index="62"><draw:image xlink:href="Pictures/10000000000000CA0000006390DCC7FB.gif" xlink:type="simple" xlink:show="embed" xlink:actuate="onLoad"/></draw:frame></text:p>
      <text:p text:style-name="Standard"><draw:frame draw:style-name="fr7" draw:name="graphics226" text:anchor-type="paragraph" svg:width="2.1043in" svg:height="1.0311in" draw:z-index="64"><draw:image xlink:href="Pictures/10000000000000CA000000636DF74DBB.gif" xlink:type="simple" xlink:show="embed" xlink:actuate="onLoad"/></draw:frame><draw:frame draw:style-name="fr2" draw:name="graphics224" text:anchor-type="paragraph" svg:width="2.1043in" svg:height="1.0311in" draw:z-index="63"><draw:image xlink:href="Pictures/10000000000000CA00000063C1909B55.gif" xlink:type="simple" xlink:show="embed" xlink:actuate="onLoad"/></draw:frame><draw:frame draw:style-name="fr8" draw:name="graphics225" text:anchor-type="paragraph" svg:width="2.1043in" svg:height="1.0311in" draw:z-index="459"><draw:image xlink:href="Pictures/10000000000000CA00000063C797CB67.gif" xlink:type="simple" xlink:show="embed" xlink:actuate="onLoad"/></draw:frame></text:p>
      <text:p text:style-name="P13"><draw:frame draw:style-name="fr5" draw:name="graphics19" text:anchor-type="paragraph" svg:width="6.25in" svg:height="6.25in" draw:z-index="37"><draw:image xlink:href="Pictures/100000000000025800000258D1BEE7A3.gif" xlink:type="simple" xlink:show="embed" xlink:actuate="onLoad"/></draw:frame><text:soft-page-break/></text:p>
      <text:p text:style-name="Standard"><draw:frame draw:style-name="fr6" draw:name="graphics229" text:anchor-type="paragraph" svg:width="2.1043in" svg:height="1.0311in" draw:z-index="67"><draw:image xlink:href="Pictures/10000000000000CA000000631643FCE0.gif" xlink:type="simple" xlink:show="embed" xlink:actuate="onLoad"/></draw:frame><draw:frame draw:style-name="fr3" draw:name="graphics228" text:anchor-type="paragraph" svg:width="2.1043in" svg:height="1.0311in" draw:z-index="66"><draw:image xlink:href="Pictures/10000000000000CA00000063E90552FF.gif" xlink:type="simple" xlink:show="embed" xlink:actuate="onLoad"/></draw:frame><draw:frame draw:style-name="fr2" draw:name="graphics227" text:anchor-type="paragraph" svg:width="2.1043in" svg:height="1.0311in" draw:z-index="65"><draw:image xlink:href="Pictures/10000000000000CA000000637B7EEACA.gif" xlink:type="simple" xlink:show="embed" xlink:actuate="onLoad"/></draw:frame></text:p>
      <text:p text:style-name="Standard"><draw:frame draw:style-name="fr6" draw:name="graphics232" text:anchor-type="paragraph" svg:width="2.1043in" svg:height="1.0311in" draw:z-index="70"><draw:image xlink:href="Pictures/10000000000000CA0000006343E4AEC0.gif" xlink:type="simple" xlink:show="embed" xlink:actuate="onLoad"/></draw:frame><draw:frame draw:style-name="fr3" draw:name="graphics231" text:anchor-type="paragraph" svg:width="2.1043in" svg:height="1.0311in" draw:z-index="69"><draw:image xlink:href="Pictures/10000000000000CA0000006348F36FD7.gif" xlink:type="simple" xlink:show="embed" xlink:actuate="onLoad"/></draw:frame><draw:frame draw:style-name="fr2" draw:name="graphics230" text:anchor-type="paragraph" svg:width="2.1043in" svg:height="1.0311in" draw:z-index="68"><draw:image xlink:href="Pictures/10000000000000CA00000063F79F3E5F.gif" xlink:type="simple" xlink:show="embed" xlink:actuate="onLoad"/></draw:frame></text:p>
      <text:p text:style-name="Standard"><draw:frame draw:style-name="fr3" draw:name="graphics235" text:anchor-type="paragraph" svg:width="2.1043in" svg:height="1.0311in" draw:z-index="95"><draw:image xlink:href="Pictures/10000000000000CA00000063ED0E3D01.gif" xlink:type="simple" xlink:show="embed" xlink:actuate="onLoad"/></draw:frame><draw:frame draw:style-name="fr2" draw:name="graphics233" text:anchor-type="paragraph" svg:width="2.1043in" svg:height="1.0311in" draw:z-index="71"><draw:image xlink:href="Pictures/10000000000000CA0000006394656D22.gif" xlink:type="simple" xlink:show="embed" xlink:actuate="onLoad"/></draw:frame><draw:frame draw:style-name="fr8" draw:name="graphics234" text:anchor-type="paragraph" svg:width="2.1043in" svg:height="1.0311in" draw:z-index="72"><draw:image xlink:href="Pictures/10000000000000CA0000006394D97419.gif" xlink:type="simple" xlink:show="embed" xlink:actuate="onLoad"/></draw:frame></text:p>
      <text:p text:style-name="P6"><draw:frame draw:style-name="fr1" draw:name="graphics23" text:anchor-type="paragraph" svg:x="0in" svg:y="0in" svg:width="6.25in" svg:height="6.25in" draw:z-index="34"><draw:image xlink:href="Pictures/100000000000025800000258248AAA39.gif" xlink:type="simple" xlink:show="embed" xlink:actuate="onLoad"/></draw:frame><text:soft-page-break/></text:p>
      <text:p text:style-name="P7"><draw:frame draw:style-name="fr5" draw:name="graphics236" text:anchor-type="paragraph" svg:width="2.1043in" svg:height="1.0311in" draw:z-index="73"><draw:image xlink:href="Pictures/10000000000000CA00000063439A5DE0.gif" xlink:type="simple" xlink:show="embed" xlink:actuate="onLoad"/></draw:frame><draw:frame draw:style-name="fr7" draw:name="graphics237" text:anchor-type="paragraph" svg:width="2.1043in" svg:height="1.0311in" draw:z-index="462"><draw:image xlink:href="Pictures/10000000000000CA0000006389B6E3B8.gif" xlink:type="simple" xlink:show="embed" xlink:actuate="onLoad"/></draw:frame><draw:frame draw:style-name="fr8" draw:name="graphics238" text:anchor-type="paragraph" svg:width="2.1043in" svg:height="1.0311in" draw:z-index="461"><draw:image xlink:href="Pictures/10000000000000CA00000063EC3432C4.gif" xlink:type="simple" xlink:show="embed" xlink:actuate="onLoad"/></draw:frame></text:p>
      <text:p text:style-name="P7"><draw:frame draw:style-name="fr6" draw:name="graphics241" text:anchor-type="paragraph" svg:width="2.1043in" svg:height="1.0311in" draw:z-index="76"><draw:image xlink:href="Pictures/10000000000000CA0000006300038965.gif" xlink:type="simple" xlink:show="embed" xlink:actuate="onLoad"/></draw:frame><draw:frame draw:style-name="fr7" draw:name="graphics240" text:anchor-type="paragraph" svg:width="2.1043in" svg:height="1.0311in" draw:z-index="75"><draw:image xlink:href="Pictures/10000000000000CA00000063991DDD13.gif" xlink:type="simple" xlink:show="embed" xlink:actuate="onLoad"/></draw:frame><draw:frame draw:style-name="fr5" draw:name="graphics239" text:anchor-type="paragraph" svg:width="2.1043in" svg:height="1.0311in" draw:z-index="74"><draw:image xlink:href="Pictures/10000000000000CA000000639E743D6D.gif" xlink:type="simple" xlink:show="embed" xlink:actuate="onLoad"/></draw:frame></text:p>
      <text:p text:style-name="P7"><draw:frame draw:style-name="fr2" draw:name="graphics242" text:anchor-type="paragraph" svg:width="2.1043in" svg:height="1.0311in" draw:z-index="77"><draw:image xlink:href="Pictures/10000000000000CA00000063514FD5CB.gif" xlink:type="simple" xlink:show="embed" xlink:actuate="onLoad"/></draw:frame><draw:frame draw:style-name="fr7" draw:name="graphics244" text:anchor-type="paragraph" svg:width="2.1043in" svg:height="1.0311in" draw:z-index="430"><draw:image xlink:href="Pictures/10000000000000CA0000006369F4671A.gif" xlink:type="simple" xlink:show="embed" xlink:actuate="onLoad"/></draw:frame><draw:frame draw:style-name="fr8" draw:name="graphics243" text:anchor-type="paragraph" svg:width="2.1043in" svg:height="1.0311in" draw:z-index="78"><draw:image xlink:href="Pictures/10000000000000CA00000063741482A7.gif" xlink:type="simple" xlink:show="embed" xlink:actuate="onLoad"/></draw:frame></text:p>
      <text:p text:style-name="P3"><draw:frame draw:style-name="fr1" draw:name="graphics35" text:anchor-type="paragraph" svg:x="0in" svg:y="0in" svg:width="6.25in" svg:height="6.25in" draw:z-index="24"><draw:image xlink:href="Pictures/100000000000025800000258C611C415.gif" xlink:type="simple" xlink:show="embed" xlink:actuate="onLoad"/></draw:frame></text:p>
      <text:p text:style-name="P14"><draw:frame draw:style-name="fr3" draw:name="graphics246" text:anchor-type="paragraph" svg:width="2.1043in" svg:height="1.0311in" draw:z-index="80"><draw:image xlink:href="Pictures/10000000000000CA00000063C2CD5134.gif" xlink:type="simple" xlink:show="embed" xlink:actuate="onLoad"/></draw:frame><draw:frame draw:style-name="fr2" draw:name="graphics245" text:anchor-type="paragraph" svg:width="2.1043in" svg:height="1.0311in" draw:z-index="79"><draw:image xlink:href="Pictures/10000000000000CA00000063DEE3F919.gif" xlink:type="simple" xlink:show="embed" xlink:actuate="onLoad"/></draw:frame><draw:frame draw:style-name="fr8" draw:name="graphics3" text:anchor-type="paragraph" svg:width="2.1043in" svg:height="1.0311in" draw:z-index="460"><draw:image xlink:href="Pictures/10000000000000CA000000637EBD9305.gif" xlink:type="simple" xlink:show="embed" xlink:actuate="onLoad"/></draw:frame></text:p>
      <text:p text:style-name="P14"><draw:frame draw:style-name="fr8" draw:name="graphics250" text:anchor-type="paragraph" svg:width="2.1043in" svg:height="1.0311in" draw:z-index="458"><draw:image xlink:href="Pictures/10000000000000CA0000006366DE7578.gif" xlink:type="simple" xlink:show="embed" xlink:actuate="onLoad"/></draw:frame><draw:frame draw:style-name="fr2" draw:name="graphics248" text:anchor-type="paragraph" svg:width="2.1043in" svg:height="1.0311in" draw:z-index="81"><draw:image xlink:href="Pictures/10000000000000CA000000636186546C.gif" xlink:type="simple" xlink:show="embed" xlink:actuate="onLoad"/></draw:frame><draw:frame draw:style-name="fr3" draw:name="graphics249" text:anchor-type="paragraph" svg:width="2.1043in" svg:height="1.0311in" draw:z-index="82"><draw:image xlink:href="Pictures/10000000000000CA000000635A6E020B.gif" xlink:type="simple" xlink:show="embed" xlink:actuate="onLoad"/></draw:frame></text:p>
      <text:p text:style-name="P7"><draw:frame draw:style-name="fr5" draw:name="graphics251" text:anchor-type="paragraph" svg:width="2.1043in" svg:height="1.0311in" draw:z-index="83"><draw:image xlink:href="Pictures/10000000000000CA0000006395521549.gif" xlink:type="simple" xlink:show="embed" xlink:actuate="onLoad"/></draw:frame><draw:frame draw:style-name="fr8" draw:name="graphics252" text:anchor-type="paragraph" svg:width="2.1043in" svg:height="1.0311in" draw:z-index="84"><draw:image xlink:href="Pictures/10000000000000CA000000631ACE03AF.gif" xlink:type="simple" xlink:show="embed" xlink:actuate="onLoad"/></draw:frame><draw:frame draw:style-name="fr7" draw:name="graphics253" text:anchor-type="paragraph" svg:width="2.1043in" svg:height="1.0311in" draw:z-index="85"><draw:image xlink:href="Pictures/10000000000000CA0000006329ADC906.gif" xlink:type="simple" xlink:show="embed" xlink:actuate="onLoad"/></draw:frame></text:p>
      <text:p text:style-name="P3"><draw:frame draw:style-name="fr5" draw:name="graphics45" text:anchor-type="paragraph" svg:width="6.25in" svg:height="6.25in" draw:z-index="33"><draw:image xlink:href="Pictures/1000000000000258000002580BAD8AFC.gif" xlink:type="simple" xlink:show="embed" xlink:actuate="onLoad"/></draw:frame></text:p>
      <text:p text:style-name="P7"><draw:frame draw:style-name="fr6" draw:name="graphics256" text:anchor-type="paragraph" svg:width="2.1043in" svg:height="1.0311in" draw:z-index="88"><draw:image xlink:href="Pictures/10000000000000CA0000006317D2961D.gif" xlink:type="simple" xlink:show="embed" xlink:actuate="onLoad"/></draw:frame><draw:frame draw:style-name="fr3" draw:name="graphics255" text:anchor-type="paragraph" svg:width="2.1043in" svg:height="1.0311in" draw:z-index="87"><draw:image xlink:href="Pictures/10000000000000CA00000063ABA2542C.gif" xlink:type="simple" xlink:show="embed" xlink:actuate="onLoad"/></draw:frame><draw:frame draw:style-name="fr2" draw:name="graphics254" text:anchor-type="paragraph" svg:width="2.1043in" svg:height="1.0311in" draw:z-index="86"><draw:image xlink:href="Pictures/10000000000000CA0000006325F0BE5A.gif" xlink:type="simple" xlink:show="embed" xlink:actuate="onLoad"/></draw:frame></text:p>
      <text:p text:style-name="P7"><draw:frame draw:style-name="fr6" draw:name="graphics259" text:anchor-type="paragraph" svg:width="2.1043in" svg:height="1.0311in" draw:z-index="91"><draw:image xlink:href="Pictures/10000000000000CA0000006334FA340C.gif" xlink:type="simple" xlink:show="embed" xlink:actuate="onLoad"/></draw:frame><draw:frame draw:style-name="fr3" draw:name="graphics258" text:anchor-type="paragraph" svg:width="2.1043in" svg:height="1.0311in" draw:z-index="90"><draw:image xlink:href="Pictures/10000000000000CA000000636ED98087.gif" xlink:type="simple" xlink:show="embed" xlink:actuate="onLoad"/></draw:frame><draw:frame draw:style-name="fr2" draw:name="graphics257" text:anchor-type="paragraph" svg:width="2.1043in" svg:height="1.0311in" draw:z-index="89"><draw:image xlink:href="Pictures/10000000000000CA0000006376244355.gif" xlink:type="simple" xlink:show="embed" xlink:actuate="onLoad"/></draw:frame></text:p>
      <text:p text:style-name="P7"><draw:frame draw:style-name="fr3" draw:name="graphics262" text:anchor-type="paragraph" svg:width="2.1043in" svg:height="1.0311in" draw:z-index="94"><draw:image xlink:href="Pictures/10000000000000CA000000635CCDDAD3.gif" xlink:type="simple" xlink:show="embed" xlink:actuate="onLoad"/></draw:frame><draw:frame draw:style-name="fr2" draw:name="graphics260" text:anchor-type="paragraph" svg:width="2.1043in" svg:height="1.0311in" draw:z-index="92"><draw:image xlink:href="Pictures/10000000000000CA0000006365B668A2.gif" xlink:type="simple" xlink:show="embed" xlink:actuate="onLoad"/></draw:frame><draw:frame draw:style-name="fr8" draw:name="graphics261" text:anchor-type="paragraph" svg:width="2.1043in" svg:height="1.0311in" draw:z-index="93"><draw:image xlink:href="Pictures/10000000000000CA00000063C73886F2.gif" xlink:type="simple" xlink:show="embed" xlink:actuate="onLoad"/></draw:frame></text:p>
      <text:p text:style-name="P13"><draw:frame draw:style-name="fr2" draw:name="graphics48" text:anchor-type="paragraph" svg:width="6.25in" svg:height="6.25in" draw:z-index="32"><draw:image xlink:href="Pictures/1000000000000258000002585A9BA012.gif" xlink:type="simple" xlink:show="embed" xlink:actuate="onLoad"/></draw:frame><text:soft-page-break/></text:p>
      <text:p text:style-name="P7"><draw:frame draw:style-name="fr6" draw:name="graphics265" text:anchor-type="paragraph" svg:width="2.1043in" svg:height="1.0311in" draw:z-index="98"><draw:image xlink:href="Pictures/10000000000000CA00000063372832E5.gif" xlink:type="simple" xlink:show="embed" xlink:actuate="onLoad"/></draw:frame><draw:frame draw:style-name="fr3" draw:name="graphics264" text:anchor-type="paragraph" svg:width="2.1043in" svg:height="1.0311in" draw:z-index="97"><draw:image xlink:href="Pictures/10000000000000CA0000006395F69BF3.gif" xlink:type="simple" xlink:show="embed" xlink:actuate="onLoad"/></draw:frame><draw:frame draw:style-name="fr2" draw:name="graphics263" text:anchor-type="paragraph" svg:width="2.1043in" svg:height="1.0311in" draw:z-index="96"><draw:image xlink:href="Pictures/10000000000000CA0000006318C2B8C5.gif" xlink:type="simple" xlink:show="embed" xlink:actuate="onLoad"/></draw:frame></text:p>
      <text:p text:style-name="P7"><draw:frame draw:style-name="fr6" draw:name="graphics268" text:anchor-type="paragraph" svg:width="2.1043in" svg:height="1.0311in" draw:z-index="101"><draw:image xlink:href="Pictures/10000000000000CA00000063046DE55A.gif" xlink:type="simple" xlink:show="embed" xlink:actuate="onLoad"/></draw:frame><draw:frame draw:style-name="fr3" draw:name="graphics267" text:anchor-type="paragraph" svg:width="2.1043in" svg:height="1.0311in" draw:z-index="100"><draw:image xlink:href="Pictures/10000000000000CA00000063B5FE0BF5.gif" xlink:type="simple" xlink:show="embed" xlink:actuate="onLoad"/></draw:frame><draw:frame draw:style-name="fr2" draw:name="graphics266" text:anchor-type="paragraph" svg:width="2.1043in" svg:height="1.0311in" draw:z-index="99"><draw:image xlink:href="Pictures/10000000000000CA00000063535BC84E.gif" xlink:type="simple" xlink:show="embed" xlink:actuate="onLoad"/></draw:frame></text:p>
      <text:p text:style-name="P7"><draw:frame draw:style-name="fr6" draw:name="graphics270" text:anchor-type="paragraph" svg:width="2.1043in" svg:height="1.0311in" draw:z-index="103"><draw:image xlink:href="Pictures/10000000000000CA00000063DF1253D9.gif" xlink:type="simple" xlink:show="embed" xlink:actuate="onLoad"/></draw:frame><draw:frame draw:style-name="fr2" draw:name="graphics269" text:anchor-type="paragraph" svg:width="2.1043in" svg:height="1.0311in" draw:z-index="102"><draw:image xlink:href="Pictures/10000000000000CA00000063B3642939.gif" xlink:type="simple" xlink:show="embed" xlink:actuate="onLoad"/></draw:frame><draw:frame draw:style-name="fr7" draw:name="graphics271" text:anchor-type="paragraph" svg:width="2.1043in" svg:height="1.0311in" draw:z-index="104"><draw:image xlink:href="Pictures/10000000000000CA000000639C46604D.gif" xlink:type="simple" xlink:show="embed" xlink:actuate="onLoad"/></draw:frame></text:p>
      <text:p text:style-name="P2"><draw:frame draw:style-name="fr2" draw:name="graphics50" text:anchor-type="paragraph" svg:width="6.25in" svg:height="6.25in" draw:z-index="31"><draw:image xlink:href="Pictures/1000000000000258000002581A3E7283.gif" xlink:type="simple" xlink:show="embed" xlink:actuate="onLoad"/></draw:frame></text:p>
      <text:p text:style-name="P7"><draw:frame draw:style-name="fr6" draw:name="graphics274" text:anchor-type="paragraph" svg:width="2.1043in" svg:height="1.0311in" draw:z-index="107"><draw:image xlink:href="Pictures/10000000000000CA0000006349A08080.gif" xlink:type="simple" xlink:show="embed" xlink:actuate="onLoad"/></draw:frame><draw:frame draw:style-name="fr3" draw:name="graphics273" text:anchor-type="paragraph" svg:width="2.1043in" svg:height="1.0311in" draw:z-index="106"><draw:image xlink:href="Pictures/10000000000000CA00000063ED6F15A1.gif" xlink:type="simple" xlink:show="embed" xlink:actuate="onLoad"/></draw:frame><draw:frame draw:style-name="fr2" draw:name="graphics272" text:anchor-type="paragraph" svg:width="2.1043in" svg:height="1.0311in" draw:z-index="105"><draw:image xlink:href="Pictures/10000000000000CA000000639B5B6E6A.gif" xlink:type="simple" xlink:show="embed" xlink:actuate="onLoad"/></draw:frame></text:p>
      <text:p text:style-name="P7"><draw:frame draw:style-name="fr6" draw:name="graphics277" text:anchor-type="paragraph" svg:width="2.1043in" svg:height="1.0311in" draw:z-index="110"><draw:image xlink:href="Pictures/10000000000000CA000000637AE5573F.gif" xlink:type="simple" xlink:show="embed" xlink:actuate="onLoad"/></draw:frame><draw:frame draw:style-name="fr3" draw:name="graphics276" text:anchor-type="paragraph" svg:width="2.1043in" svg:height="1.0311in" draw:z-index="109"><draw:image xlink:href="Pictures/10000000000000CA000000636702D1E7.gif" xlink:type="simple" xlink:show="embed" xlink:actuate="onLoad"/></draw:frame><draw:frame draw:style-name="fr2" draw:name="graphics275" text:anchor-type="paragraph" svg:width="2.1043in" svg:height="1.0311in" draw:z-index="108"><draw:image xlink:href="Pictures/10000000000000CA000000630C80B5FE.gif" xlink:type="simple" xlink:show="embed" xlink:actuate="onLoad"/></draw:frame></text:p>
      <text:p text:style-name="P7"><draw:frame draw:style-name="fr3" draw:name="graphics280" text:anchor-type="paragraph" svg:width="2.1043in" svg:height="1.0311in" draw:z-index="113"><draw:image xlink:href="Pictures/10000000000000CA000000636B6F218E.gif" xlink:type="simple" xlink:show="embed" xlink:actuate="onLoad"/></draw:frame><draw:frame draw:style-name="fr2" draw:name="graphics278" text:anchor-type="paragraph" svg:width="2.1043in" svg:height="1.0311in" draw:z-index="111"><draw:image xlink:href="Pictures/10000000000000CA00000063EF8BB291.gif" xlink:type="simple" xlink:show="embed" xlink:actuate="onLoad"/></draw:frame><draw:frame draw:style-name="fr8" draw:name="graphics279" text:anchor-type="paragraph" svg:width="2.1043in" svg:height="1.0311in" draw:z-index="112"><draw:image xlink:href="Pictures/10000000000000CA000000636017A477.gif" xlink:type="simple" xlink:show="embed" xlink:actuate="onLoad"/></draw:frame></text:p>
      <text:p text:style-name="P3"><draw:frame draw:style-name="fr9" draw:name="graphics51" text:anchor-type="paragraph" svg:y="0in" svg:width="6.25in" svg:height="6.25in" draw:z-index="38"><draw:image xlink:href="Pictures/1000000000000258000002580E128834.gif" xlink:type="simple" xlink:show="embed" xlink:actuate="onLoad"/></draw:frame></text:p>
      <text:p text:style-name="P7"><draw:frame draw:style-name="fr6" draw:name="graphics283" text:anchor-type="paragraph" svg:width="2.1043in" svg:height="1.0311in" draw:z-index="116"><draw:image xlink:href="Pictures/10000000000000CA00000063489B2613.gif" xlink:type="simple" xlink:show="embed" xlink:actuate="onLoad"/></draw:frame><draw:frame draw:style-name="fr3" draw:name="graphics282" text:anchor-type="paragraph" svg:width="2.1043in" svg:height="1.0311in" draw:z-index="115"><draw:image xlink:href="Pictures/10000000000000CA00000063EC54B332.gif" xlink:type="simple" xlink:show="embed" xlink:actuate="onLoad"/></draw:frame><draw:frame draw:style-name="fr2" draw:name="graphics281" text:anchor-type="paragraph" svg:width="2.1043in" svg:height="1.0311in" draw:z-index="114"><draw:image xlink:href="Pictures/10000000000000CA00000063981785DF.gif" xlink:type="simple" xlink:show="embed" xlink:actuate="onLoad"/></draw:frame></text:p>
      <text:p text:style-name="P7"><draw:frame draw:style-name="fr6" draw:name="graphics286" text:anchor-type="paragraph" svg:width="2.1043in" svg:height="1.0311in" draw:z-index="119"><draw:image xlink:href="Pictures/10000000000000CA000000632677305F.gif" xlink:type="simple" xlink:show="embed" xlink:actuate="onLoad"/></draw:frame><draw:frame draw:style-name="fr3" draw:name="graphics285" text:anchor-type="paragraph" svg:width="2.1043in" svg:height="1.0311in" draw:z-index="118"><draw:image xlink:href="Pictures/10000000000000CA000000638A27818E.gif" xlink:type="simple" xlink:show="embed" xlink:actuate="onLoad"/></draw:frame><draw:frame draw:style-name="fr2" draw:name="graphics284" text:anchor-type="paragraph" svg:width="2.1043in" svg:height="1.0311in" draw:z-index="117"><draw:image xlink:href="Pictures/10000000000000CA0000006309558921.gif" xlink:type="simple" xlink:show="embed" xlink:actuate="onLoad"/></draw:frame></text:p>
      <text:p text:style-name="P7"><draw:frame draw:style-name="fr8" draw:name="graphics288" text:anchor-type="paragraph" svg:width="2.1043in" svg:height="1.0311in" draw:z-index="121"><draw:image xlink:href="Pictures/10000000000000CA00000063D5B582A1.gif" xlink:type="simple" xlink:show="embed" xlink:actuate="onLoad"/></draw:frame><draw:frame draw:style-name="fr2" draw:name="graphics287" text:anchor-type="paragraph" svg:width="2.1043in" svg:height="1.0311in" draw:z-index="120"><draw:image xlink:href="Pictures/10000000000000CA00000063773B6CF1.gif" xlink:type="simple" xlink:show="embed" xlink:actuate="onLoad"/></draw:frame><draw:frame draw:style-name="fr3" draw:name="graphics289" text:anchor-type="paragraph" svg:width="2.1043in" svg:height="1.0311in" draw:z-index="122"><draw:image xlink:href="Pictures/10000000000000CA000000633EEA614C.gif" xlink:type="simple" xlink:show="embed" xlink:actuate="onLoad"/></draw:frame></text:p>
      <text:p text:style-name="P7"><draw:frame draw:style-name="fr5" draw:name="graphics54" text:anchor-type="paragraph" svg:width="6.25in" svg:height="6.25in" draw:z-index="30"><draw:image xlink:href="Pictures/1000000000000258000002583839FC87.gif" xlink:type="simple" xlink:show="embed" xlink:actuate="onLoad"/></draw:frame><text:soft-page-break/></text:p>
      <text:p text:style-name="P7"><draw:frame draw:style-name="fr1" draw:name="graphics290" text:anchor-type="paragraph" svg:x="0in" svg:y="0in" svg:width="2.1043in" svg:height="1.0311in" draw:z-index="123"><draw:image xlink:href="Pictures/10000000000000CA00000063F0C0730E.gif" xlink:type="simple" xlink:show="embed" xlink:actuate="onLoad"/></draw:frame><draw:frame draw:style-name="fr1" draw:name="graphics291" text:anchor-type="paragraph" svg:x="2.2945in" svg:y="0in" svg:width="2.1043in" svg:height="1.0311in" draw:z-index="124"><draw:image xlink:href="Pictures/10000000000000CA00000063008A5CC1.gif" xlink:type="simple" xlink:show="embed" xlink:actuate="onLoad"/></draw:frame><draw:frame draw:style-name="fr8" draw:name="graphics292" text:anchor-type="paragraph" svg:width="2.1043in" svg:height="1.0311in" draw:z-index="125"><draw:image xlink:href="Pictures/10000000000000CA000000634022824C.gif" xlink:type="simple" xlink:show="embed" xlink:actuate="onLoad"/></draw:frame></text:p>
      <text:p text:style-name="P7"><draw:frame draw:style-name="fr6" draw:name="graphics295" text:anchor-type="paragraph" svg:width="2.1043in" svg:height="1.0311in" draw:z-index="128"><draw:image xlink:href="Pictures/10000000000000CA00000063F581E182.gif" xlink:type="simple" xlink:show="embed" xlink:actuate="onLoad"/></draw:frame><draw:frame draw:style-name="fr3" draw:name="graphics294" text:anchor-type="paragraph" svg:width="2.1043in" svg:height="1.0311in" draw:z-index="127"><draw:image xlink:href="Pictures/10000000000000CA000000630E646A40.gif" xlink:type="simple" xlink:show="embed" xlink:actuate="onLoad"/></draw:frame><draw:frame draw:style-name="fr5" draw:name="graphics293" text:anchor-type="paragraph" svg:width="2.1043in" svg:height="1.0311in" draw:z-index="126"><draw:image xlink:href="Pictures/10000000000000CA00000063C4C802EF.gif" xlink:type="simple" xlink:show="embed" xlink:actuate="onLoad"/></draw:frame></text:p>
      <text:p text:style-name="P7"><draw:frame draw:style-name="fr5" draw:name="graphics296" text:anchor-type="paragraph" svg:width="2.1043in" svg:height="1.0311in" draw:z-index="464"><draw:image xlink:href="Pictures/10000000000000CA00000063194B660C.gif" xlink:type="simple" xlink:show="embed" xlink:actuate="onLoad"/></draw:frame><draw:frame draw:style-name="fr3" draw:name="graphics298" text:anchor-type="paragraph" svg:width="2.1043in" svg:height="1.0311in" draw:z-index="129"><draw:image xlink:href="Pictures/10000000000000CA00000063AEA704A4.gif" xlink:type="simple" xlink:show="embed" xlink:actuate="onLoad"/></draw:frame><draw:frame draw:style-name="fr8" draw:name="graphics297" text:anchor-type="paragraph" svg:width="2.1043in" svg:height="1.0311in" draw:z-index="463"><draw:image xlink:href="Pictures/10000000000000CA000000630643537C.gif" xlink:type="simple" xlink:show="embed" xlink:actuate="onLoad"/></draw:frame></text:p>
      <text:p text:style-name="P14"><draw:frame draw:style-name="fr1" draw:name="graphics56" text:anchor-type="paragraph" svg:x="0in" svg:y="0in" svg:width="6.25in" svg:height="6.25in" draw:z-index="23"><draw:image xlink:href="Pictures/100000000000025800000258AECDF177.gif" xlink:type="simple" xlink:show="embed" xlink:actuate="onLoad"/></draw:frame><text:soft-page-break/></text:p>
      <text:p text:style-name="P7"><draw:frame draw:style-name="fr6" draw:name="graphics301" text:anchor-type="paragraph" svg:width="2.1043in" svg:height="1.0311in" draw:z-index="132"><draw:image xlink:href="Pictures/10000000000000CA0000006359CBC3F1.gif" xlink:type="simple" xlink:show="embed" xlink:actuate="onLoad"/></draw:frame><draw:frame draw:style-name="fr3" draw:name="graphics300" text:anchor-type="paragraph" svg:width="2.1043in" svg:height="1.0311in" draw:z-index="131"><draw:image xlink:href="Pictures/10000000000000CA00000063FD0456D0.gif" xlink:type="simple" xlink:show="embed" xlink:actuate="onLoad"/></draw:frame><draw:frame draw:style-name="fr1" draw:name="graphics299" text:anchor-type="paragraph" svg:x="0in" svg:y="0in" svg:width="2.1043in" svg:height="1.0311in" draw:z-index="130"><draw:image xlink:href="Pictures/10000000000000CA00000063ABE6ABF9.gif" xlink:type="simple" xlink:show="embed" xlink:actuate="onLoad"/></draw:frame></text:p>
      <text:p text:style-name="P7"><draw:frame draw:style-name="fr6" draw:name="graphics304" text:anchor-type="paragraph" svg:width="2.1043in" svg:height="1.0311in" draw:z-index="135"><draw:image xlink:href="Pictures/10000000000000CA000000633727D5BD.gif" xlink:type="simple" xlink:show="embed" xlink:actuate="onLoad"/></draw:frame><draw:frame draw:style-name="fr3" draw:name="graphics303" text:anchor-type="paragraph" svg:width="2.1043in" svg:height="1.0311in" draw:z-index="134"><draw:image xlink:href="Pictures/10000000000000CA00000063828FF37F.gif" xlink:type="simple" xlink:show="embed" xlink:actuate="onLoad"/></draw:frame><draw:frame draw:style-name="fr2" draw:name="graphics302" text:anchor-type="paragraph" svg:width="2.1043in" svg:height="1.0311in" draw:z-index="133"><draw:image xlink:href="Pictures/10000000000000CA000000635D46FB4B.gif" xlink:type="simple" xlink:show="embed" xlink:actuate="onLoad"/></draw:frame></text:p>
      <text:p text:style-name="P7"><draw:frame draw:style-name="fr8" draw:name="graphics306" text:anchor-type="paragraph" svg:width="2.1043in" svg:height="1.0311in" draw:z-index="137"><draw:image xlink:href="Pictures/10000000000000CA00000063DB514B08.gif" xlink:type="simple" xlink:show="embed" xlink:actuate="onLoad"/></draw:frame><draw:frame draw:style-name="fr2" draw:name="graphics305" text:anchor-type="paragraph" svg:width="2.1043in" svg:height="1.0311in" draw:z-index="136"><draw:image xlink:href="Pictures/10000000000000CA00000063DBED5233.gif" xlink:type="simple" xlink:show="embed" xlink:actuate="onLoad"/></draw:frame><draw:frame draw:style-name="fr3" draw:name="graphics307" text:anchor-type="paragraph" svg:width="2.1043in" svg:height="1.0311in" draw:z-index="138"><draw:image xlink:href="Pictures/10000000000000CA0000006326C25D53.gif" xlink:type="simple" xlink:show="embed" xlink:actuate="onLoad"/></draw:frame></text:p>
      <text:p text:style-name="P14"><draw:frame draw:style-name="fr5" draw:name="graphics58" text:anchor-type="paragraph" svg:width="6.25in" svg:height="6.25in" draw:z-index="39"><draw:image xlink:href="Pictures/1000000000000258000002589CBCA149.gif" xlink:type="simple" xlink:show="embed" xlink:actuate="onLoad"/></draw:frame><text:soft-page-break/></text:p>
      <text:p text:style-name="P7"><draw:frame draw:style-name="fr1" draw:name="graphics308" text:anchor-type="paragraph" svg:x="0in" svg:y="0in" svg:width="2.1043in" svg:height="1.0311in" draw:z-index="139"><draw:image xlink:href="Pictures/10000000000000CA00000063BC0AD60A.gif" xlink:type="simple" xlink:show="embed" xlink:actuate="onLoad"/></draw:frame><draw:frame draw:style-name="fr3" draw:name="graphics309" text:anchor-type="paragraph" svg:width="2.1043in" svg:height="1.0311in" draw:z-index="140"><draw:image xlink:href="Pictures/10000000000000CA000000631D064480.gif" xlink:type="simple" xlink:show="embed" xlink:actuate="onLoad"/></draw:frame><draw:frame draw:style-name="fr6" draw:name="graphics310" text:anchor-type="paragraph" svg:width="2.1043in" svg:height="1.0311in" draw:z-index="141"><draw:image xlink:href="Pictures/10000000000000CA00000063E240EA9F.gif" xlink:type="simple" xlink:show="embed" xlink:actuate="onLoad"/></draw:frame></text:p>
      <text:p text:style-name="P7"><draw:frame draw:style-name="fr8" draw:name="graphics313" text:anchor-type="paragraph" svg:width="2.1043in" svg:height="1.0311in" draw:z-index="144"><draw:image xlink:href="Pictures/10000000000000CA00000063D1053D20.gif" xlink:type="simple" xlink:show="embed" xlink:actuate="onLoad"/></draw:frame><draw:frame draw:style-name="fr3" draw:name="graphics312" text:anchor-type="paragraph" svg:width="2.1043in" svg:height="1.0311in" draw:z-index="143"><draw:image xlink:href="Pictures/10000000000000CA00000063DF4A67C8.gif" xlink:type="simple" xlink:show="embed" xlink:actuate="onLoad"/></draw:frame><draw:frame draw:style-name="fr2" draw:name="graphics311" text:anchor-type="paragraph" svg:width="2.1043in" svg:height="1.0311in" draw:z-index="142"><draw:image xlink:href="Pictures/10000000000000CA0000006365727D5E.gif" xlink:type="simple" xlink:show="embed" xlink:actuate="onLoad"/></draw:frame></text:p>
      <text:p text:style-name="P7"><draw:frame draw:style-name="fr7" draw:name="graphics316" text:anchor-type="paragraph" svg:width="2.1043in" svg:height="1.0311in" draw:z-index="147"><draw:image xlink:href="Pictures/10000000000000CA00000063A7991AF7.gif" xlink:type="simple" xlink:show="embed" xlink:actuate="onLoad"/></draw:frame><draw:frame draw:style-name="fr5" draw:name="graphics314" text:anchor-type="paragraph" svg:width="2.1043in" svg:height="1.0311in" draw:z-index="145"><draw:image xlink:href="Pictures/10000000000000CA0000006360667B5D.gif" xlink:type="simple" xlink:show="embed" xlink:actuate="onLoad"/></draw:frame><draw:frame draw:style-name="fr8" draw:name="graphics315" text:anchor-type="paragraph" svg:width="2.1043in" svg:height="1.0311in" draw:z-index="146"><draw:image xlink:href="Pictures/10000000000000CA00000063D32E2870.gif" xlink:type="simple" xlink:show="embed" xlink:actuate="onLoad"/></draw:frame></text:p>
      <text:p text:style-name="P10"><draw:frame draw:style-name="fr1" draw:name="graphics62" text:anchor-type="paragraph" svg:x="0in" svg:y="0in" svg:width="6.25in" svg:height="6.25in" draw:z-index="22"><draw:image xlink:href="Pictures/1000000000000258000002582D1CC256.gif" xlink:type="simple" xlink:show="embed" xlink:actuate="onLoad"/></draw:frame><text:soft-page-break/></text:p>
      <text:p text:style-name="P7"><draw:frame draw:style-name="fr6" draw:name="graphics319" text:anchor-type="paragraph" svg:width="2.1043in" svg:height="1.0311in" draw:z-index="433"><draw:image xlink:href="Pictures/10000000000000CA00000063D6A796E9.gif" xlink:type="simple" xlink:show="embed" xlink:actuate="onLoad"/></draw:frame><draw:frame draw:style-name="fr3" draw:name="graphics318" text:anchor-type="paragraph" svg:width="2.1043in" svg:height="1.0311in" draw:z-index="432"><draw:image xlink:href="Pictures/10000000000000CA0000006333EB04E8.gif" xlink:type="simple" xlink:show="embed" xlink:actuate="onLoad"/></draw:frame><draw:frame draw:style-name="fr2" draw:name="graphics317" text:anchor-type="paragraph" svg:width="2.1043in" svg:height="1.0311in" draw:z-index="431"><draw:image xlink:href="Pictures/10000000000000CA00000063DDF0BA1E.gif" xlink:type="simple" xlink:show="embed" xlink:actuate="onLoad"/></draw:frame></text:p>
      <text:p text:style-name="P7"><draw:frame draw:style-name="fr8" draw:name="graphics322" text:anchor-type="paragraph" svg:width="2.1043in" svg:height="1.0311in" draw:z-index="436"><draw:image xlink:href="Pictures/10000000000000CA00000063A826F50B.gif" xlink:type="simple" xlink:show="embed" xlink:actuate="onLoad"/></draw:frame><draw:frame draw:style-name="fr3" draw:name="graphics321" text:anchor-type="paragraph" svg:width="2.1043in" svg:height="1.0311in" draw:z-index="435"><draw:image xlink:href="Pictures/10000000000000CA000000630E6300FD.gif" xlink:type="simple" xlink:show="embed" xlink:actuate="onLoad"/></draw:frame><draw:frame draw:style-name="fr2" draw:name="graphics320" text:anchor-type="paragraph" svg:width="2.1043in" svg:height="1.0311in" draw:z-index="434"><draw:image xlink:href="Pictures/10000000000000CA00000063E4745DC1.gif" xlink:type="simple" xlink:show="embed" xlink:actuate="onLoad"/></draw:frame></text:p>
      <text:p text:style-name="P7"><draw:frame draw:style-name="fr8" draw:name="graphics324" text:anchor-type="paragraph" svg:width="2.1043in" svg:height="1.0311in" draw:z-index="465"><draw:image xlink:href="Pictures/10000000000000CA0000006381983F3A.gif" xlink:type="simple" xlink:show="embed" xlink:actuate="onLoad"/></draw:frame><draw:frame draw:style-name="fr3" draw:name="graphics325" text:anchor-type="paragraph" svg:width="2.1043in" svg:height="1.0311in" draw:z-index="438"><draw:image xlink:href="Pictures/10000000000000CA00000063C1131847.gif" xlink:type="simple" xlink:show="embed" xlink:actuate="onLoad"/></draw:frame><draw:frame draw:style-name="fr2" draw:name="graphics323" text:anchor-type="paragraph" svg:width="2.1043in" svg:height="1.0311in" draw:z-index="437"><draw:image xlink:href="Pictures/10000000000000CA000000633D4810A5.gif" xlink:type="simple" xlink:show="embed" xlink:actuate="onLoad"/></draw:frame></text:p>
      <text:p text:style-name="P14"><draw:frame draw:style-name="fr5" draw:name="graphics81" text:anchor-type="paragraph" svg:width="6.25in" svg:height="6.25in" draw:z-index="21"><draw:image xlink:href="Pictures/1000000000000258000002583FE7C572.gif" xlink:type="simple" xlink:show="embed" xlink:actuate="onLoad"/></draw:frame><text:soft-page-break/></text:p>
      <text:p text:style-name="P7"><draw:frame draw:style-name="fr2" draw:name="graphics326" text:anchor-type="paragraph" svg:width="2.1043in" svg:height="1.0311in" draw:z-index="148"><draw:image xlink:href="Pictures/10000000000000CA000000632068B444.gif" xlink:type="simple" xlink:show="embed" xlink:actuate="onLoad"/></draw:frame><draw:frame draw:style-name="fr3" draw:name="graphics327" text:anchor-type="paragraph" svg:width="2.1043in" svg:height="1.0311in" draw:z-index="149"><draw:image xlink:href="Pictures/10000000000000CA0000006332AEA184.gif" xlink:type="simple" xlink:show="embed" xlink:actuate="onLoad"/></draw:frame><draw:frame draw:style-name="fr6" draw:name="graphics328" text:anchor-type="paragraph" svg:width="2.1043in" svg:height="1.0311in" draw:z-index="150"><draw:image xlink:href="Pictures/10000000000000CA00000063966134A5.gif" xlink:type="simple" xlink:show="embed" xlink:actuate="onLoad"/></draw:frame></text:p>
      <text:p text:style-name="P7"><draw:frame draw:style-name="fr6" draw:name="graphics331" text:anchor-type="paragraph" svg:width="2.1043in" svg:height="1.0311in" draw:z-index="153"><draw:image xlink:href="Pictures/10000000000000CA00000063C3C66685.gif" xlink:type="simple" xlink:show="embed" xlink:actuate="onLoad"/></draw:frame><draw:frame draw:style-name="fr3" draw:name="graphics330" text:anchor-type="paragraph" svg:width="2.1043in" svg:height="1.0311in" draw:z-index="152"><draw:image xlink:href="Pictures/10000000000000CA00000063E55A88D5.gif" xlink:type="simple" xlink:show="embed" xlink:actuate="onLoad"/></draw:frame><draw:frame draw:style-name="fr2" draw:name="graphics329" text:anchor-type="paragraph" svg:width="2.1043in" svg:height="1.0311in" draw:z-index="151"><draw:image xlink:href="Pictures/10000000000000CA000000631AA5DDCD.gif" xlink:type="simple" xlink:show="embed" xlink:actuate="onLoad"/></draw:frame></text:p>
      <text:p text:style-name="P7"><draw:frame draw:style-name="fr3" draw:name="graphics334" text:anchor-type="paragraph" svg:width="2.1043in" svg:height="1.0311in" draw:z-index="156"><draw:image xlink:href="Pictures/10000000000000CA00000063A7F0CFA9.gif" xlink:type="simple" xlink:show="embed" xlink:actuate="onLoad"/></draw:frame><draw:frame draw:style-name="fr2" draw:name="graphics332" text:anchor-type="paragraph" svg:width="2.1043in" svg:height="1.0311in" draw:z-index="154"><draw:image xlink:href="Pictures/10000000000000CA00000063304A06B4.gif" xlink:type="simple" xlink:show="embed" xlink:actuate="onLoad"/></draw:frame><draw:frame draw:style-name="fr8" draw:name="graphics333" text:anchor-type="paragraph" svg:width="2.1043in" svg:height="1.0311in" draw:z-index="155"><draw:image xlink:href="Pictures/10000000000000CA00000063AFC62E75.gif" xlink:type="simple" xlink:show="embed" xlink:actuate="onLoad"/></draw:frame></text:p>
      <text:p text:style-name="P7"><draw:frame draw:style-name="fr5" draw:name="graphics87" text:anchor-type="paragraph" svg:width="6.25in" svg:height="6.25in" draw:z-index="20"><draw:image xlink:href="Pictures/100000000000025800000258C14592A0.gif" xlink:type="simple" xlink:show="embed" xlink:actuate="onLoad"/></draw:frame><text:soft-page-break/></text:p>
      <text:p text:style-name="P7"><draw:frame draw:style-name="fr6" draw:name="graphics337" text:anchor-type="paragraph" svg:width="2.1043in" svg:height="1.0311in" draw:z-index="159"><draw:image xlink:href="Pictures/10000000000000CA000000630EEFF589.gif" xlink:type="simple" xlink:show="embed" xlink:actuate="onLoad"/></draw:frame><draw:frame draw:style-name="fr3" draw:name="graphics336" text:anchor-type="paragraph" svg:width="2.1043in" svg:height="1.0311in" draw:z-index="158"><draw:image xlink:href="Pictures/10000000000000CA000000636B6D24F5.gif" xlink:type="simple" xlink:show="embed" xlink:actuate="onLoad"/></draw:frame><draw:frame draw:style-name="fr2" draw:name="graphics335" text:anchor-type="paragraph" svg:width="2.1043in" svg:height="1.0311in" draw:z-index="157"><draw:image xlink:href="Pictures/10000000000000CA00000063BF871276.gif" xlink:type="simple" xlink:show="embed" xlink:actuate="onLoad"/></draw:frame></text:p>
      <text:p text:style-name="P7"><draw:frame draw:style-name="fr6" draw:name="graphics340" text:anchor-type="paragraph" svg:width="2.1043in" svg:height="1.0311in" draw:z-index="162"><draw:image xlink:href="Pictures/10000000000000CA00000063E2D84E28.gif" xlink:type="simple" xlink:show="embed" xlink:actuate="onLoad"/></draw:frame><draw:frame draw:style-name="fr3" draw:name="graphics339" text:anchor-type="paragraph" svg:width="2.1043in" svg:height="1.0311in" draw:z-index="161"><draw:image xlink:href="Pictures/10000000000000CA0000006305C8BD95.gif" xlink:type="simple" xlink:show="embed" xlink:actuate="onLoad"/></draw:frame><draw:frame draw:style-name="fr2" draw:name="graphics338" text:anchor-type="paragraph" svg:width="2.1043in" svg:height="1.0311in" draw:z-index="160"><draw:image xlink:href="Pictures/10000000000000CA000000634122EB96.gif" xlink:type="simple" xlink:show="embed" xlink:actuate="onLoad"/></draw:frame></text:p>
      <text:p text:style-name="P7"><draw:frame draw:style-name="fr2" draw:name="graphics341" text:anchor-type="paragraph" svg:width="2.1043in" svg:height="1.0311in" draw:z-index="163"><draw:image xlink:href="Pictures/10000000000000CA000000632A1F6A75.gif" xlink:type="simple" xlink:show="embed" xlink:actuate="onLoad"/></draw:frame><draw:frame draw:style-name="fr3" draw:name="graphics343" text:anchor-type="paragraph" svg:width="2.1043in" svg:height="1.0311in" draw:z-index="165"><draw:image xlink:href="Pictures/10000000000000CA0000006311B93A58.gif" xlink:type="simple" xlink:show="embed" xlink:actuate="onLoad"/></draw:frame><draw:frame draw:style-name="fr8" draw:name="graphics342" text:anchor-type="paragraph" svg:width="2.1043in" svg:height="1.0311in" draw:z-index="164"><draw:image xlink:href="Pictures/10000000000000CA00000063BD5A9A8B.gif" xlink:type="simple" xlink:show="embed" xlink:actuate="onLoad"/></draw:frame></text:p>
      <text:p text:style-name="P7"><draw:frame draw:style-name="fr5" draw:name="graphics90" text:anchor-type="paragraph" svg:width="6.25in" svg:height="6.25in" draw:z-index="19"><draw:image xlink:href="Pictures/100000000000025800000258DAF552D7.gif" xlink:type="simple" xlink:show="embed" xlink:actuate="onLoad"/></draw:frame><text:soft-page-break/></text:p>
      <text:p text:style-name="P7"><draw:frame draw:style-name="fr6" draw:name="graphics346" text:anchor-type="paragraph" svg:width="2.1043in" svg:height="1.0311in" draw:z-index="168"><draw:image xlink:href="Pictures/10000000000000CA00000063CED59F15.gif" xlink:type="simple" xlink:show="embed" xlink:actuate="onLoad"/></draw:frame><draw:frame draw:style-name="fr3" draw:name="graphics345" text:anchor-type="paragraph" svg:width="2.1043in" svg:height="1.0311in" draw:z-index="167"><draw:image xlink:href="Pictures/10000000000000CA00000063716C1D5D.gif" xlink:type="simple" xlink:show="embed" xlink:actuate="onLoad"/></draw:frame><draw:frame draw:style-name="fr2" draw:name="graphics344" text:anchor-type="paragraph" svg:width="2.1043in" svg:height="1.0311in" draw:z-index="166"><draw:image xlink:href="Pictures/10000000000000CA00000063C9B54894.gif" xlink:type="simple" xlink:show="embed" xlink:actuate="onLoad"/></draw:frame></text:p>
      <text:p text:style-name="P7"><draw:frame draw:style-name="fr6" draw:name="graphics349" text:anchor-type="paragraph" svg:width="2.1043in" svg:height="1.0311in" draw:z-index="171"><draw:image xlink:href="Pictures/10000000000000CA00000063A0398959.gif" xlink:type="simple" xlink:show="embed" xlink:actuate="onLoad"/></draw:frame><draw:frame draw:style-name="fr3" draw:name="graphics348" text:anchor-type="paragraph" svg:width="2.1043in" svg:height="1.0311in" draw:z-index="170"><draw:image xlink:href="Pictures/10000000000000CA00000063C900DD0D.gif" xlink:type="simple" xlink:show="embed" xlink:actuate="onLoad"/></draw:frame><draw:frame draw:style-name="fr2" draw:name="graphics347" text:anchor-type="paragraph" svg:width="2.1043in" svg:height="1.0311in" draw:z-index="169"><draw:image xlink:href="Pictures/10000000000000CA00000063FBB2DEFC.gif" xlink:type="simple" xlink:show="embed" xlink:actuate="onLoad"/></draw:frame></text:p>
      <text:p text:style-name="P7"><draw:frame draw:style-name="fr3" draw:name="graphics352" text:anchor-type="paragraph" svg:width="2.1043in" svg:height="1.0311in" draw:z-index="174"><draw:image xlink:href="Pictures/10000000000000CA00000063F8EE93D8.gif" xlink:type="simple" xlink:show="embed" xlink:actuate="onLoad"/></draw:frame><draw:frame draw:style-name="fr2" draw:name="graphics350" text:anchor-type="paragraph" svg:width="2.1043in" svg:height="1.0311in" draw:z-index="172"><draw:image xlink:href="Pictures/10000000000000CA00000063F175D5F7.gif" xlink:type="simple" xlink:show="embed" xlink:actuate="onLoad"/></draw:frame><draw:frame draw:style-name="fr8" draw:name="graphics351" text:anchor-type="paragraph" svg:width="2.1043in" svg:height="1.0311in" draw:z-index="173"><draw:image xlink:href="Pictures/10000000000000CA000000638198BDE7.gif" xlink:type="simple" xlink:show="embed" xlink:actuate="onLoad"/></draw:frame></text:p>
      <text:p text:style-name="P7"><draw:frame draw:style-name="fr5" draw:name="graphics92" text:anchor-type="paragraph" svg:width="6.25in" svg:height="6.25in" draw:z-index="18"><draw:image xlink:href="Pictures/100000000000025800000258E9957668.gif" xlink:type="simple" xlink:show="embed" xlink:actuate="onLoad"/></draw:frame><text:soft-page-break/></text:p>
      <text:p text:style-name="P7"><draw:frame draw:style-name="fr6" draw:name="graphics355" text:anchor-type="paragraph" svg:width="2.1043in" svg:height="1.0311in" draw:z-index="177"><draw:image xlink:href="Pictures/10000000000000CA0000006346E27C27.gif" xlink:type="simple" xlink:show="embed" xlink:actuate="onLoad"/></draw:frame><draw:frame draw:style-name="fr3" draw:name="graphics354" text:anchor-type="paragraph" svg:width="2.1043in" svg:height="1.0311in" draw:z-index="176"><draw:image xlink:href="Pictures/10000000000000CA0000006333313DE8.gif" xlink:type="simple" xlink:show="embed" xlink:actuate="onLoad"/></draw:frame><draw:frame draw:style-name="fr2" draw:name="graphics353" text:anchor-type="paragraph" svg:width="2.1043in" svg:height="1.0311in" draw:z-index="175"><draw:image xlink:href="Pictures/10000000000000CA000000638A9C6B83.gif" xlink:type="simple" xlink:show="embed" xlink:actuate="onLoad"/></draw:frame></text:p>
      <text:p text:style-name="P7"><draw:frame draw:style-name="fr6" draw:name="graphics358" text:anchor-type="paragraph" svg:width="2.1043in" svg:height="1.0311in" draw:z-index="180"><draw:image xlink:href="Pictures/10000000000000CA0000006375A7AB98.gif" xlink:type="simple" xlink:show="embed" xlink:actuate="onLoad"/></draw:frame><draw:frame draw:style-name="fr3" draw:name="graphics357" text:anchor-type="paragraph" svg:width="2.1043in" svg:height="1.0311in" draw:z-index="179"><draw:image xlink:href="Pictures/10000000000000CA000000638D1B2C94.gif" xlink:type="simple" xlink:show="embed" xlink:actuate="onLoad"/></draw:frame><draw:frame draw:style-name="fr2" draw:name="graphics356" text:anchor-type="paragraph" svg:width="2.1043in" svg:height="1.0311in" draw:z-index="178"><draw:image xlink:href="Pictures/10000000000000CA000000633EC9BBC5.gif" xlink:type="simple" xlink:show="embed" xlink:actuate="onLoad"/></draw:frame></text:p>
      <text:p text:style-name="P7"><draw:frame draw:style-name="fr3" draw:name="graphics361" text:anchor-type="paragraph" svg:width="2.1043in" svg:height="1.0311in" draw:z-index="183"><draw:image xlink:href="Pictures/10000000000000CA0000006332368926.gif" xlink:type="simple" xlink:show="embed" xlink:actuate="onLoad"/></draw:frame><draw:frame draw:style-name="fr2" draw:name="graphics359" text:anchor-type="paragraph" svg:width="2.1043in" svg:height="1.0311in" draw:z-index="181"><draw:image xlink:href="Pictures/10000000000000CA00000063C2AE67FB.gif" xlink:type="simple" xlink:show="embed" xlink:actuate="onLoad"/></draw:frame><draw:frame draw:style-name="fr8" draw:name="graphics360" text:anchor-type="paragraph" svg:width="2.1043in" svg:height="1.0311in" draw:z-index="182"><draw:image xlink:href="Pictures/10000000000000CA00000063AED81D1B.gif" xlink:type="simple" xlink:show="embed" xlink:actuate="onLoad"/></draw:frame></text:p>
      <text:p text:style-name="P7"><draw:frame draw:style-name="fr5" draw:name="graphics94" text:anchor-type="paragraph" svg:width="6.25in" svg:height="6.25in" draw:z-index="17"><draw:image xlink:href="Pictures/1000000000000258000002583C8A1925.gif" xlink:type="simple" xlink:show="embed" xlink:actuate="onLoad"/></draw:frame><text:soft-page-break/></text:p>
      <text:p text:style-name="P7"><draw:frame draw:style-name="fr6" draw:name="graphics364" text:anchor-type="paragraph" svg:width="2.1043in" svg:height="1.0311in" draw:z-index="186"><draw:image xlink:href="Pictures/10000000000000CA00000063640E40DE.gif" xlink:type="simple" xlink:show="embed" xlink:actuate="onLoad"/></draw:frame><draw:frame draw:style-name="fr3" draw:name="graphics363" text:anchor-type="paragraph" svg:width="2.1043in" svg:height="1.0311in" draw:z-index="185"><draw:image xlink:href="Pictures/10000000000000CA0000006311DD0111.gif" xlink:type="simple" xlink:show="embed" xlink:actuate="onLoad"/></draw:frame><draw:frame draw:style-name="fr2" draw:name="graphics362" text:anchor-type="paragraph" svg:width="2.1043in" svg:height="1.0311in" draw:z-index="184"><draw:image xlink:href="Pictures/10000000000000CA00000063EDA82E88.gif" xlink:type="simple" xlink:show="embed" xlink:actuate="onLoad"/></draw:frame></text:p>
      <text:p text:style-name="P7"><draw:frame draw:style-name="fr6" draw:name="graphics367" text:anchor-type="paragraph" svg:width="2.1043in" svg:height="1.0311in" draw:z-index="189"><draw:image xlink:href="Pictures/10000000000000CA0000006331A912FE.gif" xlink:type="simple" xlink:show="embed" xlink:actuate="onLoad"/></draw:frame><draw:frame draw:style-name="fr3" draw:name="graphics366" text:anchor-type="paragraph" svg:width="2.1043in" svg:height="1.0311in" draw:z-index="188"><draw:image xlink:href="Pictures/10000000000000CA0000006371D5B1C8.gif" xlink:type="simple" xlink:show="embed" xlink:actuate="onLoad"/></draw:frame><draw:frame draw:style-name="fr2" draw:name="graphics365" text:anchor-type="paragraph" svg:width="2.1043in" svg:height="1.0311in" draw:z-index="187"><draw:image xlink:href="Pictures/10000000000000CA00000063979574D8.gif" xlink:type="simple" xlink:show="embed" xlink:actuate="onLoad"/></draw:frame></text:p>
      <text:p text:style-name="P7"><draw:frame draw:style-name="fr2" draw:name="graphics368" text:anchor-type="paragraph" svg:width="2.1043in" svg:height="1.0311in" draw:z-index="190"><draw:image xlink:href="Pictures/10000000000000CA00000063E0425B02.gif" xlink:type="simple" xlink:show="embed" xlink:actuate="onLoad"/></draw:frame><draw:frame draw:style-name="fr3" draw:name="graphics370" text:anchor-type="paragraph" svg:width="2.1043in" svg:height="1.0311in" draw:z-index="192"><draw:image xlink:href="Pictures/10000000000000CA000000636E6E01C4.gif" xlink:type="simple" xlink:show="embed" xlink:actuate="onLoad"/></draw:frame><draw:frame draw:style-name="fr8" draw:name="graphics369" text:anchor-type="paragraph" svg:width="2.1043in" svg:height="1.0311in" draw:z-index="191"><draw:image xlink:href="Pictures/10000000000000CA000000634DB96429.gif" xlink:type="simple" xlink:show="embed" xlink:actuate="onLoad"/></draw:frame></text:p>
      <text:p text:style-name="P7"><draw:frame draw:style-name="fr1" draw:name="graphics96" text:anchor-type="paragraph" svg:x="0in" svg:y="0in" svg:width="6.25in" svg:height="6.25in" draw:z-index="40"><draw:image xlink:href="Pictures/1000000000000258000002588DB6918A.gif" xlink:type="simple" xlink:show="embed" xlink:actuate="onLoad"/></draw:frame><text:soft-page-break/></text:p>
      <text:p text:style-name="P7"><draw:frame draw:style-name="fr2" draw:name="graphics371" text:anchor-type="paragraph" svg:width="2.1043in" svg:height="1.0311in" draw:z-index="193"><draw:image xlink:href="Pictures/10000000000000CA00000063B8B44193.gif" xlink:type="simple" xlink:show="embed" xlink:actuate="onLoad"/></draw:frame><draw:frame draw:style-name="fr3" draw:name="graphics372" text:anchor-type="paragraph" svg:width="2.1043in" svg:height="1.0311in" draw:z-index="194"><draw:image xlink:href="Pictures/10000000000000CA00000063582584D5.gif" xlink:type="simple" xlink:show="embed" xlink:actuate="onLoad"/></draw:frame><draw:frame draw:style-name="fr6" draw:name="graphics373" text:anchor-type="paragraph" svg:width="2.1043in" svg:height="1.0311in" draw:z-index="195"><draw:image xlink:href="Pictures/10000000000000CA000000630DF1CB39.gif" xlink:type="simple" xlink:show="embed" xlink:actuate="onLoad"/></draw:frame></text:p>
      <text:p text:style-name="P7"><draw:frame draw:style-name="fr2" draw:name="graphics374" text:anchor-type="paragraph" svg:width="2.1043in" svg:height="1.0311in" draw:z-index="196"><draw:image xlink:href="Pictures/10000000000000CA00000063D4F7CBB6.gif" xlink:type="simple" xlink:show="embed" xlink:actuate="onLoad"/></draw:frame><draw:frame draw:style-name="fr3" draw:name="graphics375" text:anchor-type="paragraph" svg:width="2.1043in" svg:height="1.0311in" draw:z-index="197"><draw:image xlink:href="Pictures/10000000000000CA0000006363C82E15.gif" xlink:type="simple" xlink:show="embed" xlink:actuate="onLoad"/></draw:frame><draw:frame draw:style-name="fr6" draw:name="graphics376" text:anchor-type="paragraph" svg:width="2.1043in" svg:height="1.0311in" draw:z-index="198"><draw:image xlink:href="Pictures/10000000000000CA0000006315922D44.gif" xlink:type="simple" xlink:show="embed" xlink:actuate="onLoad"/></draw:frame></text:p>
      <text:p text:style-name="P7"><draw:frame draw:style-name="fr2" draw:name="graphics377" text:anchor-type="paragraph" svg:width="2.1043in" svg:height="1.0311in" draw:z-index="199"><draw:image xlink:href="Pictures/10000000000000CA00000063E61E4D75.gif" xlink:type="simple" xlink:show="embed" xlink:actuate="onLoad"/></draw:frame><draw:frame draw:style-name="fr7" draw:name="graphics379" text:anchor-type="paragraph" svg:width="2.1043in" svg:height="1.0311in" draw:z-index="201"><draw:image xlink:href="Pictures/10000000000000CA00000063496D5549.gif" xlink:type="simple" xlink:show="embed" xlink:actuate="onLoad"/></draw:frame><draw:frame draw:style-name="fr8" draw:name="graphics378" text:anchor-type="paragraph" svg:width="2.1043in" svg:height="1.0311in" draw:z-index="200"><draw:image xlink:href="Pictures/10000000000000CA0000006348C07D22.gif" xlink:type="simple" xlink:show="embed" xlink:actuate="onLoad"/></draw:frame></text:p>
      <text:p text:style-name="P12"><draw:frame draw:style-name="fr5" draw:name="graphics103" text:anchor-type="paragraph" svg:width="6.25in" svg:height="6.25in" draw:z-index="468"><draw:image xlink:href="Pictures/100000000000025800000258632DA773.gif" xlink:type="simple" xlink:show="embed" xlink:actuate="onLoad"/></draw:frame><draw:frame draw:style-name="fr1" draw:name="graphics104" text:anchor-type="paragraph" svg:x="0in" svg:y="5.1189in" svg:width="2.1043in" svg:height="1.0311in" draw:z-index="41"><draw:image xlink:href="Pictures/10000000000000CA000000633724ED70.gif" xlink:type="simple" xlink:show="embed" xlink:actuate="onLoad"/></draw:frame><text:soft-page-break/></text:p>
      <text:p text:style-name="P7"><draw:frame draw:style-name="fr6" draw:name="graphics382" text:anchor-type="paragraph" svg:width="2.1043in" svg:height="1.0311in" draw:z-index="204"><draw:image xlink:href="Pictures/10000000000000CA00000063C585F958.gif" xlink:type="simple" xlink:show="embed" xlink:actuate="onLoad"/></draw:frame><draw:frame draw:style-name="fr3" draw:name="graphics381" text:anchor-type="paragraph" svg:width="2.1043in" svg:height="1.0311in" draw:z-index="203"><draw:image xlink:href="Pictures/10000000000000CA00000063D3E2DEFF.gif" xlink:type="simple" xlink:show="embed" xlink:actuate="onLoad"/></draw:frame><draw:frame draw:style-name="fr2" draw:name="graphics380" text:anchor-type="paragraph" svg:width="2.1043in" svg:height="1.0311in" draw:z-index="202"><draw:image xlink:href="Pictures/10000000000000CA00000063D445E243.gif" xlink:type="simple" xlink:show="embed" xlink:actuate="onLoad"/></draw:frame></text:p>
      <text:p text:style-name="P7"><draw:frame draw:style-name="fr6" draw:name="graphics385" text:anchor-type="paragraph" svg:width="2.1043in" svg:height="1.0311in" draw:z-index="207"><draw:image xlink:href="Pictures/10000000000000CA000000639022AB78.gif" xlink:type="simple" xlink:show="embed" xlink:actuate="onLoad"/></draw:frame><draw:frame draw:style-name="fr3" draw:name="graphics384" text:anchor-type="paragraph" svg:width="2.1043in" svg:height="1.0311in" draw:z-index="206"><draw:image xlink:href="Pictures/10000000000000CA0000006321106D0B.gif" xlink:type="simple" xlink:show="embed" xlink:actuate="onLoad"/></draw:frame><draw:frame draw:style-name="fr2" draw:name="graphics383" text:anchor-type="paragraph" svg:width="2.1043in" svg:height="1.0311in" draw:z-index="205"><draw:image xlink:href="Pictures/10000000000000CA00000063F85E1A50.gif" xlink:type="simple" xlink:show="embed" xlink:actuate="onLoad"/></draw:frame></text:p>
      <text:p text:style-name="P7"><draw:frame draw:style-name="fr3" draw:name="graphics388" text:anchor-type="paragraph" svg:width="2.1043in" svg:height="1.0311in" draw:z-index="209"><draw:image xlink:href="Pictures/10000000000000CA000000633724ED70.gif" xlink:type="simple" xlink:show="embed" xlink:actuate="onLoad"/></draw:frame><draw:frame draw:style-name="fr2" draw:name="graphics386" text:anchor-type="paragraph" svg:width="2.1043in" svg:height="1.0311in" draw:z-index="208"><draw:image xlink:href="Pictures/10000000000000CA000000634ABF6236.gif" xlink:type="simple" xlink:show="embed" xlink:actuate="onLoad"/></draw:frame><draw:frame draw:style-name="fr8" draw:name="graphics387" text:anchor-type="paragraph" svg:width="2.1043in" svg:height="1.0311in" draw:z-index="466"><draw:image xlink:href="Pictures/10000000000000CA00000063FC22E388.gif" xlink:type="simple" xlink:show="embed" xlink:actuate="onLoad"/></draw:frame></text:p>
      <text:p text:style-name="P7"><draw:frame draw:style-name="fr5" draw:name="graphics107" text:anchor-type="paragraph" svg:width="6.25in" svg:height="6.25in" draw:z-index="27"><draw:image xlink:href="Pictures/1000000000000258000002583EDB9CB5.gif" xlink:type="simple" xlink:show="embed" xlink:actuate="onLoad"/></draw:frame><text:soft-page-break/></text:p>
      <text:p text:style-name="P7"><draw:frame draw:style-name="fr6" draw:name="graphics391" text:anchor-type="paragraph" svg:width="2.1043in" svg:height="1.0311in" draw:z-index="212"><draw:image xlink:href="Pictures/10000000000000CA0000006365CB97CC.gif" xlink:type="simple" xlink:show="embed" xlink:actuate="onLoad"/></draw:frame><draw:frame draw:style-name="fr3" draw:name="graphics390" text:anchor-type="paragraph" svg:width="2.1043in" svg:height="1.0311in" draw:z-index="211"><draw:image xlink:href="Pictures/10000000000000CA000000634C95500C.gif" xlink:type="simple" xlink:show="embed" xlink:actuate="onLoad"/></draw:frame><draw:frame draw:style-name="fr2" draw:name="graphics389" text:anchor-type="paragraph" svg:width="2.1043in" svg:height="1.0311in" draw:z-index="210"><draw:image xlink:href="Pictures/10000000000000CA000000634BCB80DA.gif" xlink:type="simple" xlink:show="embed" xlink:actuate="onLoad"/></draw:frame></text:p>
      <text:p text:style-name="P7"><draw:frame draw:style-name="fr6" draw:name="graphics394" text:anchor-type="paragraph" svg:width="2.1043in" svg:height="1.0311in" draw:z-index="215"><draw:image xlink:href="Pictures/10000000000000CA00000063EB23B06E.gif" xlink:type="simple" xlink:show="embed" xlink:actuate="onLoad"/></draw:frame><draw:frame draw:style-name="fr3" draw:name="graphics393" text:anchor-type="paragraph" svg:width="2.1043in" svg:height="1.0311in" draw:z-index="214"><draw:image xlink:href="Pictures/10000000000000CA000000631C90E080.gif" xlink:type="simple" xlink:show="embed" xlink:actuate="onLoad"/></draw:frame><draw:frame draw:style-name="fr2" draw:name="graphics392" text:anchor-type="paragraph" svg:width="2.1043in" svg:height="1.0311in" draw:z-index="213"><draw:image xlink:href="Pictures/10000000000000CA000000637685416F.gif" xlink:type="simple" xlink:show="embed" xlink:actuate="onLoad"/></draw:frame></text:p>
      <text:p text:style-name="P7"><draw:frame draw:style-name="fr3" draw:name="graphics397" text:anchor-type="paragraph" svg:width="2.1043in" svg:height="1.0311in" draw:z-index="217"><draw:image xlink:href="Pictures/10000000000000CA0000006307458EC7.gif" xlink:type="simple" xlink:show="embed" xlink:actuate="onLoad"/></draw:frame><draw:frame draw:style-name="fr2" draw:name="graphics395" text:anchor-type="paragraph" svg:width="2.1043in" svg:height="1.0311in" draw:z-index="216"><draw:image xlink:href="Pictures/10000000000000CA000000633CA2738C.gif" xlink:type="simple" xlink:show="embed" xlink:actuate="onLoad"/></draw:frame><draw:frame draw:style-name="fr8" draw:name="graphics396" text:anchor-type="paragraph" svg:width="2.1043in" svg:height="1.0311in" draw:z-index="467"><draw:image xlink:href="Pictures/10000000000000CA000000633C1E6AB7.gif" xlink:type="simple" xlink:show="embed" xlink:actuate="onLoad"/></draw:frame></text:p>
      <text:p text:style-name="P14"><draw:frame draw:style-name="fr5" draw:name="graphics112" text:anchor-type="paragraph" svg:width="6.25in" svg:height="6.25in" draw:z-index="29"><draw:image xlink:href="Pictures/1000000000000258000002588F0F140A.gif" xlink:type="simple" xlink:show="embed" xlink:actuate="onLoad"/></draw:frame><text:soft-page-break/></text:p>
      <text:p text:style-name="P7"><draw:frame draw:style-name="fr6" draw:name="graphics400" text:anchor-type="paragraph" svg:width="2.1043in" svg:height="1.0311in" draw:z-index="220"><draw:image xlink:href="Pictures/10000000000000CA00000063FFBD350F.gif" xlink:type="simple" xlink:show="embed" xlink:actuate="onLoad"/></draw:frame><draw:frame draw:style-name="fr3" draw:name="graphics399" text:anchor-type="paragraph" svg:width="2.1043in" svg:height="1.0311in" draw:z-index="219"><draw:image xlink:href="Pictures/10000000000000CA000000639422798C.gif" xlink:type="simple" xlink:show="embed" xlink:actuate="onLoad"/></draw:frame><draw:frame draw:style-name="fr2" draw:name="graphics398" text:anchor-type="paragraph" svg:width="2.1043in" svg:height="1.0311in" draw:z-index="218"><draw:image xlink:href="Pictures/10000000000000CA00000063919D9A69.gif" xlink:type="simple" xlink:show="embed" xlink:actuate="onLoad"/></draw:frame></text:p>
      <text:p text:style-name="P7"><draw:frame draw:style-name="fr6" draw:name="graphics403" text:anchor-type="paragraph" svg:width="2.1043in" svg:height="1.0311in" draw:z-index="223"><draw:image xlink:href="Pictures/10000000000000CA000000631B02DD77.gif" xlink:type="simple" xlink:show="embed" xlink:actuate="onLoad"/></draw:frame><draw:frame draw:style-name="fr3" draw:name="graphics402" text:anchor-type="paragraph" svg:width="2.1043in" svg:height="1.0311in" draw:z-index="222"><draw:image xlink:href="Pictures/10000000000000CA000000638938D52C.gif" xlink:type="simple" xlink:show="embed" xlink:actuate="onLoad"/></draw:frame><draw:frame draw:style-name="fr2" draw:name="graphics401" text:anchor-type="paragraph" svg:width="2.1043in" svg:height="1.0311in" draw:z-index="221"><draw:image xlink:href="Pictures/10000000000000CA000000637C075507.gif" xlink:type="simple" xlink:show="embed" xlink:actuate="onLoad"/></draw:frame></text:p>
      <text:p text:style-name="P7"><draw:frame draw:style-name="fr3" draw:name="graphics406" text:anchor-type="paragraph" svg:width="2.1043in" svg:height="1.0311in" draw:z-index="226"><draw:image xlink:href="Pictures/10000000000000CA00000063BEC3F159.gif" xlink:type="simple" xlink:show="embed" xlink:actuate="onLoad"/></draw:frame><draw:frame draw:style-name="fr2" draw:name="graphics404" text:anchor-type="paragraph" svg:width="2.1043in" svg:height="1.0311in" draw:z-index="224"><draw:image xlink:href="Pictures/10000000000000CA000000637105C5B5.gif" xlink:type="simple" xlink:show="embed" xlink:actuate="onLoad"/></draw:frame><draw:frame draw:style-name="fr8" draw:name="graphics405" text:anchor-type="paragraph" svg:width="2.1043in" svg:height="1.0311in" draw:z-index="225"><draw:image xlink:href="Pictures/10000000000000CA00000063D38B2BE5.gif" xlink:type="simple" xlink:show="embed" xlink:actuate="onLoad"/></draw:frame></text:p>
      <text:p text:style-name="P7"><draw:frame draw:style-name="fr5" draw:name="graphics120" text:anchor-type="paragraph" svg:width="6.25in" svg:height="6.25in" draw:z-index="16"><draw:image xlink:href="Pictures/1000000000000258000002588A1B2C59.gif" xlink:type="simple" xlink:show="embed" xlink:actuate="onLoad"/></draw:frame><text:soft-page-break/></text:p>
      <text:p text:style-name="P7"><draw:frame draw:style-name="fr6" draw:name="graphics409" text:anchor-type="paragraph" svg:width="2.1043in" svg:height="1.0311in" draw:z-index="229"><draw:image xlink:href="Pictures/10000000000000CA000000635CC7D24D.gif" xlink:type="simple" xlink:show="embed" xlink:actuate="onLoad"/></draw:frame><draw:frame draw:style-name="fr3" draw:name="graphics408" text:anchor-type="paragraph" svg:width="2.1043in" svg:height="1.0311in" draw:z-index="228"><draw:image xlink:href="Pictures/10000000000000CA0000006302F16ABE.gif" xlink:type="simple" xlink:show="embed" xlink:actuate="onLoad"/></draw:frame><draw:frame draw:style-name="fr2" draw:name="graphics407" text:anchor-type="paragraph" svg:width="2.1043in" svg:height="1.0311in" draw:z-index="227"><draw:image xlink:href="Pictures/10000000000000CA00000063AF63B5EE.gif" xlink:type="simple" xlink:show="embed" xlink:actuate="onLoad"/></draw:frame></text:p>
      <text:p text:style-name="P7"><draw:frame draw:style-name="fr2" draw:name="graphics410" text:anchor-type="paragraph" svg:width="2.1043in" svg:height="1.0311in" draw:z-index="230"><draw:image xlink:href="Pictures/10000000000000CA000000633F05258E.gif" xlink:type="simple" xlink:show="embed" xlink:actuate="onLoad"/></draw:frame><draw:frame draw:style-name="fr3" draw:name="graphics411" text:anchor-type="paragraph" svg:width="2.1043in" svg:height="1.0311in" draw:z-index="231"><draw:image xlink:href="Pictures/10000000000000CA00000063D885A68D.gif" xlink:type="simple" xlink:show="embed" xlink:actuate="onLoad"/></draw:frame><draw:frame draw:style-name="fr6" draw:name="graphics412" text:anchor-type="paragraph" svg:width="2.1043in" svg:height="1.0311in" draw:z-index="232"><draw:image xlink:href="Pictures/10000000000000CA00000063B8783A35.gif" xlink:type="simple" xlink:show="embed" xlink:actuate="onLoad"/></draw:frame></text:p>
      <text:p text:style-name="P7"><draw:frame draw:style-name="fr2" draw:name="graphics413" text:anchor-type="paragraph" svg:width="2.1043in" svg:height="1.0311in" draw:z-index="233"><draw:image xlink:href="Pictures/10000000000000CA00000063699373C9.gif" xlink:type="simple" xlink:show="embed" xlink:actuate="onLoad"/></draw:frame><draw:frame draw:style-name="fr3" draw:name="graphics415" text:anchor-type="paragraph" svg:width="2.1043in" svg:height="1.0311in" draw:z-index="235"><draw:image xlink:href="Pictures/10000000000000CA00000063FA60B357.gif" xlink:type="simple" xlink:show="embed" xlink:actuate="onLoad"/></draw:frame><draw:frame draw:style-name="fr8" draw:name="graphics414" text:anchor-type="paragraph" svg:width="2.1043in" svg:height="1.0311in" draw:z-index="234"><draw:image xlink:href="Pictures/10000000000000CA00000063D47872C5.gif" xlink:type="simple" xlink:show="embed" xlink:actuate="onLoad"/></draw:frame></text:p>
      <text:p text:style-name="P7"><draw:frame draw:style-name="fr5" draw:name="graphics121" text:anchor-type="paragraph" svg:width="6.25in" svg:height="6.25in" draw:z-index="15"><draw:image xlink:href="Pictures/100000000000025800000258E1A653E0.gif" xlink:type="simple" xlink:show="embed" xlink:actuate="onLoad"/></draw:frame><text:soft-page-break/></text:p>
      <text:p text:style-name="P7"><draw:frame draw:style-name="fr6" draw:name="graphics418" text:anchor-type="paragraph" svg:width="2.1043in" svg:height="1.0311in" draw:z-index="238"><draw:image xlink:href="Pictures/10000000000000CA000000637834949A.gif" xlink:type="simple" xlink:show="embed" xlink:actuate="onLoad"/></draw:frame><draw:frame draw:style-name="fr3" draw:name="graphics417" text:anchor-type="paragraph" svg:width="2.1043in" svg:height="1.0311in" draw:z-index="237"><draw:image xlink:href="Pictures/10000000000000CA00000063C99D6AF3.gif" xlink:type="simple" xlink:show="embed" xlink:actuate="onLoad"/></draw:frame><draw:frame draw:style-name="fr2" draw:name="graphics416" text:anchor-type="paragraph" svg:width="2.1043in" svg:height="1.0311in" draw:z-index="236"><draw:image xlink:href="Pictures/10000000000000CA00000063C9E75244.gif" xlink:type="simple" xlink:show="embed" xlink:actuate="onLoad"/></draw:frame></text:p>
      <text:p text:style-name="P7"><draw:frame draw:style-name="fr6" draw:name="graphics421" text:anchor-type="paragraph" svg:width="2.1043in" svg:height="1.0311in" draw:z-index="241"><draw:image xlink:href="Pictures/10000000000000CA0000006316D882D6.gif" xlink:type="simple" xlink:show="embed" xlink:actuate="onLoad"/></draw:frame><draw:frame draw:style-name="fr3" draw:name="graphics420" text:anchor-type="paragraph" svg:width="2.1043in" svg:height="1.0311in" draw:z-index="240"><draw:image xlink:href="Pictures/10000000000000CA000000637FC8DBEA.gif" xlink:type="simple" xlink:show="embed" xlink:actuate="onLoad"/></draw:frame><draw:frame draw:style-name="fr2" draw:name="graphics419" text:anchor-type="paragraph" svg:width="2.1043in" svg:height="1.0311in" draw:z-index="239"><draw:image xlink:href="Pictures/10000000000000CA00000063FB44F18C.gif" xlink:type="simple" xlink:show="embed" xlink:actuate="onLoad"/></draw:frame></text:p>
      <text:p text:style-name="P7"><draw:frame draw:style-name="fr3" draw:name="graphics424" text:anchor-type="paragraph" svg:width="2.1043in" svg:height="1.0311in" draw:z-index="244"><draw:image xlink:href="Pictures/10000000000000CA0000006374F49E87.gif" xlink:type="simple" xlink:show="embed" xlink:actuate="onLoad"/></draw:frame><draw:frame draw:style-name="fr2" draw:name="graphics422" text:anchor-type="paragraph" svg:width="2.1043in" svg:height="1.0311in" draw:z-index="242"><draw:image xlink:href="Pictures/10000000000000CA00000063DE1FA68B.gif" xlink:type="simple" xlink:show="embed" xlink:actuate="onLoad"/></draw:frame><draw:frame draw:style-name="fr8" draw:name="graphics423" text:anchor-type="paragraph" svg:width="2.1043in" svg:height="1.0311in" draw:z-index="243"><draw:image xlink:href="Pictures/10000000000000CA00000063E51A3028.gif" xlink:type="simple" xlink:show="embed" xlink:actuate="onLoad"/></draw:frame></text:p>
      <text:p text:style-name="P7"><draw:frame draw:style-name="fr5" draw:name="graphics125" text:anchor-type="paragraph" svg:width="6.25in" svg:height="6.25in" draw:z-index="28"><draw:image xlink:href="Pictures/100000000000025800000258D99AFAB1.gif" xlink:type="simple" xlink:show="embed" xlink:actuate="onLoad"/></draw:frame><text:soft-page-break/></text:p>
      <text:p text:style-name="P7"><draw:frame draw:style-name="fr6" draw:name="graphics427" text:anchor-type="paragraph" svg:width="2.1043in" svg:height="1.0311in" draw:z-index="247"><draw:image xlink:href="Pictures/10000000000000CA000000638875491A.gif" xlink:type="simple" xlink:show="embed" xlink:actuate="onLoad"/></draw:frame><draw:frame draw:style-name="fr3" draw:name="graphics426" text:anchor-type="paragraph" svg:width="2.1043in" svg:height="1.0311in" draw:z-index="246"><draw:image xlink:href="Pictures/10000000000000CA0000006321AB9D66.gif" xlink:type="simple" xlink:show="embed" xlink:actuate="onLoad"/></draw:frame><draw:frame draw:style-name="fr2" draw:name="graphics425" text:anchor-type="paragraph" svg:width="2.1043in" svg:height="1.0311in" draw:z-index="245"><draw:image xlink:href="Pictures/10000000000000CA00000063FE7759C2.gif" xlink:type="simple" xlink:show="embed" xlink:actuate="onLoad"/></draw:frame></text:p>
      <text:p text:style-name="P7"><draw:frame draw:style-name="fr6" draw:name="graphics430" text:anchor-type="paragraph" svg:width="2.1043in" svg:height="1.0311in" draw:z-index="250"><draw:image xlink:href="Pictures/10000000000000CA000000634C759D31.gif" xlink:type="simple" xlink:show="embed" xlink:actuate="onLoad"/></draw:frame><draw:frame draw:style-name="fr3" draw:name="graphics429" text:anchor-type="paragraph" svg:width="2.1043in" svg:height="1.0311in" draw:z-index="249"><draw:image xlink:href="Pictures/10000000000000CA000000637C4AB4E0.gif" xlink:type="simple" xlink:show="embed" xlink:actuate="onLoad"/></draw:frame><draw:frame draw:style-name="fr2" draw:name="graphics428" text:anchor-type="paragraph" svg:width="2.1043in" svg:height="1.0311in" draw:z-index="248"><draw:image xlink:href="Pictures/10000000000000CA000000639856E91C.gif" xlink:type="simple" xlink:show="embed" xlink:actuate="onLoad"/></draw:frame></text:p>
      <text:p text:style-name="P7"><draw:frame draw:style-name="fr3" draw:name="graphics433" text:anchor-type="paragraph" svg:width="2.1043in" svg:height="1.0311in" draw:z-index="253"><draw:image xlink:href="Pictures/10000000000000CA00000063054D902A.gif" xlink:type="simple" xlink:show="embed" xlink:actuate="onLoad"/></draw:frame><draw:frame draw:style-name="fr2" draw:name="graphics431" text:anchor-type="paragraph" svg:width="2.1043in" svg:height="1.0311in" draw:z-index="251"><draw:image xlink:href="Pictures/10000000000000CA00000063FB7C5152.gif" xlink:type="simple" xlink:show="embed" xlink:actuate="onLoad"/></draw:frame><draw:frame draw:style-name="fr8" draw:name="graphics432" text:anchor-type="paragraph" svg:width="2.1043in" svg:height="1.0311in" draw:z-index="252"><draw:image xlink:href="Pictures/10000000000000CA000000634E5E8861.gif" xlink:type="simple" xlink:show="embed" xlink:actuate="onLoad"/></draw:frame></text:p>
      <text:p text:style-name="P10"><draw:frame draw:style-name="fr2" draw:name="graphics127" text:anchor-type="paragraph" svg:width="6.25in" svg:height="6.25in" draw:z-index="14"><draw:image xlink:href="Pictures/100000000000025800000258DE2ADFB7.gif" xlink:type="simple" xlink:show="embed" xlink:actuate="onLoad"/></draw:frame><text:soft-page-break/></text:p>
      <text:p text:style-name="P7"><draw:frame draw:style-name="fr2" draw:name="graphics434" text:anchor-type="paragraph" svg:width="2.1043in" svg:height="1.0311in" draw:z-index="254"><draw:image xlink:href="Pictures/10000000000000CA000000630CAE5376.gif" xlink:type="simple" xlink:show="embed" xlink:actuate="onLoad"/></draw:frame><draw:frame draw:style-name="fr3" draw:name="graphics435" text:anchor-type="paragraph" svg:width="2.1043in" svg:height="1.0311in" draw:z-index="255"><draw:image xlink:href="Pictures/10000000000000CA0000006387D81D2A.gif" xlink:type="simple" xlink:show="embed" xlink:actuate="onLoad"/></draw:frame><draw:frame draw:style-name="fr6" draw:name="graphics436" text:anchor-type="paragraph" svg:width="2.1043in" svg:height="1.0311in" draw:z-index="256"><draw:image xlink:href="Pictures/10000000000000CA000000638DDC964B.gif" xlink:type="simple" xlink:show="embed" xlink:actuate="onLoad"/></draw:frame></text:p>
      <text:p text:style-name="P7"><draw:frame draw:style-name="fr6" draw:name="graphics439" text:anchor-type="paragraph" svg:width="2.1043in" svg:height="1.0311in" draw:z-index="259"><draw:image xlink:href="Pictures/10000000000000CA00000063BE9941F4.gif" xlink:type="simple" xlink:show="embed" xlink:actuate="onLoad"/></draw:frame><draw:frame draw:style-name="fr3" draw:name="graphics438" text:anchor-type="paragraph" svg:width="2.1043in" svg:height="1.0311in" draw:z-index="258"><draw:image xlink:href="Pictures/10000000000000CA00000063E88459A2.gif" xlink:type="simple" xlink:show="embed" xlink:actuate="onLoad"/></draw:frame><draw:frame draw:style-name="fr2" draw:name="graphics437" text:anchor-type="paragraph" svg:width="2.1043in" svg:height="1.0311in" draw:z-index="257"><draw:image xlink:href="Pictures/10000000000000CA000000636FEEF49B.gif" xlink:type="simple" xlink:show="embed" xlink:actuate="onLoad"/></draw:frame></text:p>
      <text:p text:style-name="P7"><draw:frame draw:style-name="fr3" draw:name="graphics442" text:anchor-type="paragraph" svg:width="2.1043in" svg:height="1.0311in" draw:z-index="262"><draw:image xlink:href="Pictures/10000000000000CA000000633A718F72.gif" xlink:type="simple" xlink:show="embed" xlink:actuate="onLoad"/></draw:frame><draw:frame draw:style-name="fr2" draw:name="graphics440" text:anchor-type="paragraph" svg:width="2.1043in" svg:height="1.0311in" draw:z-index="260"><draw:image xlink:href="Pictures/10000000000000CA0000006309908D97.gif" xlink:type="simple" xlink:show="embed" xlink:actuate="onLoad"/></draw:frame><draw:frame draw:style-name="fr8" draw:name="graphics441" text:anchor-type="paragraph" svg:width="2.1043in" svg:height="1.0311in" draw:z-index="261"><draw:image xlink:href="Pictures/10000000000000CA00000063D92FAFC1.gif" xlink:type="simple" xlink:show="embed" xlink:actuate="onLoad"/></draw:frame></text:p>
      <text:p text:style-name="P10"><draw:frame draw:style-name="fr5" draw:name="graphics130" text:anchor-type="paragraph" svg:width="6.25in" svg:height="6.25in" draw:z-index="13"><draw:image xlink:href="Pictures/100000000000025800000258346D9D2B.gif" xlink:type="simple" xlink:show="embed" xlink:actuate="onLoad"/></draw:frame><text:soft-page-break/></text:p>
      <text:p text:style-name="P7"><draw:frame draw:style-name="fr2" draw:name="graphics443" text:anchor-type="paragraph" svg:width="2.1043in" svg:height="1.0311in" draw:z-index="263"><draw:image xlink:href="Pictures/10000000000000CA00000063B07A4F9C.gif" xlink:type="simple" xlink:show="embed" xlink:actuate="onLoad"/></draw:frame><draw:frame draw:style-name="fr3" draw:name="graphics444" text:anchor-type="paragraph" svg:width="2.1043in" svg:height="1.0311in" draw:z-index="264"><draw:image xlink:href="Pictures/10000000000000CA00000063F4700AF3.gif" xlink:type="simple" xlink:show="embed" xlink:actuate="onLoad"/></draw:frame><draw:frame draw:style-name="fr6" draw:name="graphics445" text:anchor-type="paragraph" svg:width="2.1043in" svg:height="1.0311in" draw:z-index="265"><draw:image xlink:href="Pictures/10000000000000CA0000006350BF9FD2.gif" xlink:type="simple" xlink:show="embed" xlink:actuate="onLoad"/></draw:frame></text:p>
      <text:p text:style-name="P7"><draw:frame draw:style-name="fr6" draw:name="graphics448" text:anchor-type="paragraph" svg:width="2.1043in" svg:height="1.0311in" draw:z-index="268"><draw:image xlink:href="Pictures/10000000000000CA0000006363FA486D.gif" xlink:type="simple" xlink:show="embed" xlink:actuate="onLoad"/></draw:frame><draw:frame draw:style-name="fr3" draw:name="graphics447" text:anchor-type="paragraph" svg:width="2.1043in" svg:height="1.0311in" draw:z-index="267"><draw:image xlink:href="Pictures/10000000000000CA000000636B8D5E4E.gif" xlink:type="simple" xlink:show="embed" xlink:actuate="onLoad"/></draw:frame><draw:frame draw:style-name="fr2" draw:name="graphics446" text:anchor-type="paragraph" svg:width="2.1043in" svg:height="1.0311in" draw:z-index="266"><draw:image xlink:href="Pictures/10000000000000CA0000006371E3D7E4.gif" xlink:type="simple" xlink:show="embed" xlink:actuate="onLoad"/></draw:frame></text:p>
      <text:p text:style-name="P7"><draw:frame draw:style-name="fr3" draw:name="graphics451" text:anchor-type="paragraph" svg:width="2.1043in" svg:height="1.0311in" draw:z-index="271"><draw:image xlink:href="Pictures/10000000000000CA000000639F12EA7F.gif" xlink:type="simple" xlink:show="embed" xlink:actuate="onLoad"/></draw:frame><draw:frame draw:style-name="fr2" draw:name="graphics449" text:anchor-type="paragraph" svg:width="2.1043in" svg:height="1.0311in" draw:z-index="269"><draw:image xlink:href="Pictures/10000000000000CA00000063D4F3840E.gif" xlink:type="simple" xlink:show="embed" xlink:actuate="onLoad"/></draw:frame><draw:frame draw:style-name="fr8" draw:name="graphics450" text:anchor-type="paragraph" svg:width="2.1043in" svg:height="1.0311in" draw:z-index="270"><draw:image xlink:href="Pictures/10000000000000CA00000063CD913B60.gif" xlink:type="simple" xlink:show="embed" xlink:actuate="onLoad"/></draw:frame></text:p>
      <text:p text:style-name="P7"><draw:frame draw:style-name="fr5" draw:name="graphics131" text:anchor-type="paragraph" svg:width="6.25in" svg:height="6.25in" draw:z-index="12"><draw:image xlink:href="Pictures/1000000000000258000002587178C44D.gif" xlink:type="simple" xlink:show="embed" xlink:actuate="onLoad"/></draw:frame><text:soft-page-break/></text:p>
      <text:p text:style-name="P7"><draw:frame draw:style-name="fr6" draw:name="graphics454" text:anchor-type="paragraph" svg:width="2.1043in" svg:height="1.0311in" draw:z-index="274"><draw:image xlink:href="Pictures/10000000000000CA0000006367C003D4.gif" xlink:type="simple" xlink:show="embed" xlink:actuate="onLoad"/></draw:frame><draw:frame draw:style-name="fr3" draw:name="graphics453" text:anchor-type="paragraph" svg:width="2.1043in" svg:height="1.0311in" draw:z-index="273"><draw:image xlink:href="Pictures/10000000000000CA00000063D879819C.gif" xlink:type="simple" xlink:show="embed" xlink:actuate="onLoad"/></draw:frame><draw:frame draw:style-name="fr10" draw:name="graphics452" text:anchor-type="paragraph" svg:width="2.1043in" svg:height="1.0311in" draw:z-index="272"><draw:image xlink:href="Pictures/10000000000000CA00000063E9FAEB96.gif" xlink:type="simple" xlink:show="embed" xlink:actuate="onLoad"/></draw:frame></text:p>
      <text:p text:style-name="P7"><draw:frame draw:style-name="fr6" draw:name="graphics457" text:anchor-type="paragraph" svg:width="2.1043in" svg:height="1.0311in" draw:z-index="277"><draw:image xlink:href="Pictures/10000000000000CA000000635485D46B.gif" xlink:type="simple" xlink:show="embed" xlink:actuate="onLoad"/></draw:frame><draw:frame draw:style-name="fr3" draw:name="graphics456" text:anchor-type="paragraph" svg:width="2.1043in" svg:height="1.0311in" draw:z-index="276"><draw:image xlink:href="Pictures/10000000000000CA000000637032904D.gif" xlink:type="simple" xlink:show="embed" xlink:actuate="onLoad"/></draw:frame><draw:frame draw:style-name="fr2" draw:name="graphics455" text:anchor-type="paragraph" svg:width="2.1043in" svg:height="1.0311in" draw:z-index="275"><draw:image xlink:href="Pictures/10000000000000CA000000639B623BFA.gif" xlink:type="simple" xlink:show="embed" xlink:actuate="onLoad"/></draw:frame></text:p>
      <text:p text:style-name="P7"><draw:frame draw:style-name="fr3" draw:name="graphics460" text:anchor-type="paragraph" svg:width="2.1043in" svg:height="1.0311in" draw:z-index="280"><draw:image xlink:href="Pictures/10000000000000CA000000638767F261.gif" xlink:type="simple" xlink:show="embed" xlink:actuate="onLoad"/></draw:frame><draw:frame draw:style-name="fr2" draw:name="graphics458" text:anchor-type="paragraph" svg:width="2.1043in" svg:height="1.0311in" draw:z-index="278"><draw:image xlink:href="Pictures/10000000000000CA00000063E38C1808.gif" xlink:type="simple" xlink:show="embed" xlink:actuate="onLoad"/></draw:frame><draw:frame draw:style-name="fr8" draw:name="graphics459" text:anchor-type="paragraph" svg:width="2.1043in" svg:height="1.0311in" draw:z-index="279"><draw:image xlink:href="Pictures/10000000000000CA00000063CFB889DB.gif" xlink:type="simple" xlink:show="embed" xlink:actuate="onLoad"/></draw:frame></text:p>
      <text:p text:style-name="P7"><draw:frame draw:style-name="fr5" draw:name="graphics134" text:anchor-type="paragraph" svg:width="6.25in" svg:height="6.25in" draw:z-index="11"><draw:image xlink:href="Pictures/100000000000025800000258BBCF4CED.gif" xlink:type="simple" xlink:show="embed" xlink:actuate="onLoad"/></draw:frame><text:soft-page-break/></text:p>
      <text:p text:style-name="P7"><draw:frame draw:style-name="fr2" draw:name="graphics461" text:anchor-type="paragraph" svg:width="2.1043in" svg:height="1.0311in" draw:z-index="281"><draw:image xlink:href="Pictures/10000000000000CA00000063F2990CED.gif" xlink:type="simple" xlink:show="embed" xlink:actuate="onLoad"/></draw:frame><draw:frame draw:style-name="fr3" draw:name="graphics462" text:anchor-type="paragraph" svg:width="2.1043in" svg:height="1.0311in" draw:z-index="282"><draw:image xlink:href="Pictures/10000000000000CA000000634CC73AF5.gif" xlink:type="simple" xlink:show="embed" xlink:actuate="onLoad"/></draw:frame><draw:frame draw:style-name="fr6" draw:name="graphics463" text:anchor-type="paragraph" svg:width="2.1043in" svg:height="1.0311in" draw:z-index="283"><draw:image xlink:href="Pictures/10000000000000CA00000063C0AAD9B3.gif" xlink:type="simple" xlink:show="embed" xlink:actuate="onLoad"/></draw:frame></text:p>
      <text:p text:style-name="P7"><draw:frame draw:style-name="fr6" draw:name="graphics466" text:anchor-type="paragraph" svg:width="2.1043in" svg:height="1.0311in" draw:z-index="286"><draw:image xlink:href="Pictures/10000000000000CA000000633BDC5068.gif" xlink:type="simple" xlink:show="embed" xlink:actuate="onLoad"/></draw:frame><draw:frame draw:style-name="fr3" draw:name="graphics465" text:anchor-type="paragraph" svg:width="2.1043in" svg:height="1.0311in" draw:z-index="285"><draw:image xlink:href="Pictures/10000000000000CA0000006374EF1083.gif" xlink:type="simple" xlink:show="embed" xlink:actuate="onLoad"/></draw:frame><draw:frame draw:style-name="fr2" draw:name="graphics464" text:anchor-type="paragraph" svg:width="2.1043in" svg:height="1.0311in" draw:z-index="284"><draw:image xlink:href="Pictures/10000000000000CA00000063DCD7ED1B.gif" xlink:type="simple" xlink:show="embed" xlink:actuate="onLoad"/></draw:frame></text:p>
      <text:p text:style-name="P7"><draw:frame draw:style-name="fr3" draw:name="graphics469" text:anchor-type="paragraph" svg:width="2.1043in" svg:height="1.0311in" draw:z-index="289"><draw:image xlink:href="Pictures/10000000000000CA00000063B1D4F28A.gif" xlink:type="simple" xlink:show="embed" xlink:actuate="onLoad"/></draw:frame><draw:frame draw:style-name="fr2" draw:name="graphics467" text:anchor-type="paragraph" svg:width="2.1043in" svg:height="1.0311in" draw:z-index="287"><draw:image xlink:href="Pictures/10000000000000CA0000006351DB48AA.gif" xlink:type="simple" xlink:show="embed" xlink:actuate="onLoad"/></draw:frame><draw:frame draw:style-name="fr8" draw:name="graphics468" text:anchor-type="paragraph" svg:width="2.1043in" svg:height="1.0311in" draw:z-index="288"><draw:image xlink:href="Pictures/10000000000000CA00000063F355A6FA.gif" xlink:type="simple" xlink:show="embed" xlink:actuate="onLoad"/></draw:frame></text:p>
      <text:p text:style-name="P10"><draw:frame draw:style-name="fr5" draw:name="graphics143" text:anchor-type="paragraph" svg:width="6.25in" svg:height="6.25in" draw:z-index="10"><draw:image xlink:href="Pictures/10000000000002580000025828011AD9.gif" xlink:type="simple" xlink:show="embed" xlink:actuate="onLoad"/></draw:frame><text:soft-page-break/></text:p>
      <text:p text:style-name="P7"><draw:frame draw:style-name="fr2" draw:name="graphics470" text:anchor-type="paragraph" svg:width="2.1043in" svg:height="1.0311in" draw:z-index="290"><draw:image xlink:href="Pictures/10000000000000CA000000635E48C89D.gif" xlink:type="simple" xlink:show="embed" xlink:actuate="onLoad"/></draw:frame><draw:frame draw:style-name="fr3" draw:name="graphics471" text:anchor-type="paragraph" svg:width="2.1043in" svg:height="1.0311in" draw:z-index="291"><draw:image xlink:href="Pictures/10000000000000CA00000063F76E106C.gif" xlink:type="simple" xlink:show="embed" xlink:actuate="onLoad"/></draw:frame><draw:frame draw:style-name="fr6" draw:name="graphics472" text:anchor-type="paragraph" svg:width="2.1043in" svg:height="1.0311in" draw:z-index="292"><draw:image xlink:href="Pictures/10000000000000CA000000635EB0C410.gif" xlink:type="simple" xlink:show="embed" xlink:actuate="onLoad"/></draw:frame></text:p>
      <text:p text:style-name="P7"><draw:frame draw:style-name="fr6" draw:name="graphics475" text:anchor-type="paragraph" svg:width="2.1043in" svg:height="1.0311in" draw:z-index="295"><draw:image xlink:href="Pictures/10000000000000CA00000063FC5295A4.gif" xlink:type="simple" xlink:show="embed" xlink:actuate="onLoad"/></draw:frame><draw:frame draw:style-name="fr3" draw:name="graphics474" text:anchor-type="paragraph" svg:width="2.1043in" svg:height="1.0311in" draw:z-index="294"><draw:image xlink:href="Pictures/10000000000000CA0000006317287265.gif" xlink:type="simple" xlink:show="embed" xlink:actuate="onLoad"/></draw:frame><draw:frame draw:style-name="fr2" draw:name="graphics473" text:anchor-type="paragraph" svg:width="2.1043in" svg:height="1.0311in" draw:z-index="293"><draw:image xlink:href="Pictures/10000000000000CA00000063A3675CBC.gif" xlink:type="simple" xlink:show="embed" xlink:actuate="onLoad"/></draw:frame></text:p>
      <text:p text:style-name="P7"><draw:frame draw:style-name="fr3" draw:name="graphics478" text:anchor-type="paragraph" svg:width="2.1043in" svg:height="1.0311in" draw:z-index="298"><draw:image xlink:href="Pictures/10000000000000CA000000636177C039.gif" xlink:type="simple" xlink:show="embed" xlink:actuate="onLoad"/></draw:frame><draw:frame draw:style-name="fr2" draw:name="graphics476" text:anchor-type="paragraph" svg:width="2.1043in" svg:height="1.0311in" draw:z-index="296"><draw:image xlink:href="Pictures/10000000000000CA000000630FDEF595.gif" xlink:type="simple" xlink:show="embed" xlink:actuate="onLoad"/></draw:frame><draw:frame draw:style-name="fr8" draw:name="graphics477" text:anchor-type="paragraph" svg:width="2.1043in" svg:height="1.0311in" draw:z-index="297"><draw:image xlink:href="Pictures/10000000000000CA0000006341CFA6B8.gif" xlink:type="simple" xlink:show="embed" xlink:actuate="onLoad"/></draw:frame></text:p>
      <text:p text:style-name="P12"><draw:frame draw:style-name="fr5" draw:name="graphics144" text:anchor-type="paragraph" svg:width="6.25in" svg:height="6.25in" draw:z-index="9"><draw:image xlink:href="Pictures/1000000000000258000002587D8B1E5F.gif" xlink:type="simple" xlink:show="embed" xlink:actuate="onLoad"/></draw:frame><text:soft-page-break/></text:p>
      <text:p text:style-name="P7"><draw:frame draw:style-name="fr6" draw:name="graphics481" text:anchor-type="paragraph" svg:width="2.1043in" svg:height="1.0311in" draw:z-index="301"><draw:image xlink:href="Pictures/10000000000000CA000000638F5580F3.gif" xlink:type="simple" xlink:show="embed" xlink:actuate="onLoad"/></draw:frame><draw:frame draw:style-name="fr3" draw:name="graphics480" text:anchor-type="paragraph" svg:width="2.1043in" svg:height="1.0311in" draw:z-index="300"><draw:image xlink:href="Pictures/10000000000000CA00000063E514609E.gif" xlink:type="simple" xlink:show="embed" xlink:actuate="onLoad"/></draw:frame><draw:frame draw:style-name="fr2" draw:name="graphics479" text:anchor-type="paragraph" svg:width="2.1043in" svg:height="1.0311in" draw:z-index="299"><draw:image xlink:href="Pictures/10000000000000CA00000063051331AE.gif" xlink:type="simple" xlink:show="embed" xlink:actuate="onLoad"/></draw:frame></text:p>
      <text:p text:style-name="P7"><draw:frame draw:style-name="fr6" draw:name="graphics484" text:anchor-type="paragraph" svg:width="2.1043in" svg:height="1.0311in" draw:z-index="304"><draw:image xlink:href="Pictures/10000000000000CA00000063B7895ADD.gif" xlink:type="simple" xlink:show="embed" xlink:actuate="onLoad"/></draw:frame><draw:frame draw:style-name="fr3" draw:name="graphics483" text:anchor-type="paragraph" svg:width="2.1043in" svg:height="1.0311in" draw:z-index="303"><draw:image xlink:href="Pictures/10000000000000CA0000006301B4D716.gif" xlink:type="simple" xlink:show="embed" xlink:actuate="onLoad"/></draw:frame><draw:frame draw:style-name="fr2" draw:name="graphics482" text:anchor-type="paragraph" svg:width="2.1043in" svg:height="1.0311in" draw:z-index="302"><draw:image xlink:href="Pictures/10000000000000CA00000063DE0D8250.gif" xlink:type="simple" xlink:show="embed" xlink:actuate="onLoad"/></draw:frame></text:p>
      <text:p text:style-name="P7"><draw:frame draw:style-name="fr6" draw:name="graphics486" text:anchor-type="paragraph" svg:width="2.1043in" svg:height="1.0311in" draw:z-index="306"><draw:image xlink:href="Pictures/10000000000000CA000000632CB4076D.gif" xlink:type="simple" xlink:show="embed" xlink:actuate="onLoad"/></draw:frame><draw:frame draw:style-name="fr2" draw:name="graphics485" text:anchor-type="paragraph" svg:width="2.1043in" svg:height="1.0311in" draw:z-index="305"><draw:image xlink:href="Pictures/10000000000000CA00000063008096BE.gif" xlink:type="simple" xlink:show="embed" xlink:actuate="onLoad"/></draw:frame><draw:frame draw:style-name="fr7" draw:name="graphics487" text:anchor-type="paragraph" svg:width="2.1043in" svg:height="1.0311in" draw:z-index="307"><draw:image xlink:href="Pictures/10000000000000CA000000639D999049.gif" xlink:type="simple" xlink:show="embed" xlink:actuate="onLoad"/></draw:frame></text:p>
      <text:p text:style-name="P10"><draw:frame draw:style-name="fr5" draw:name="graphics147" text:anchor-type="paragraph" svg:width="6.25in" svg:height="6.25in" draw:z-index="42"><draw:image xlink:href="Pictures/1000000000000258000002580A55B08D.gif" xlink:type="simple" xlink:show="embed" xlink:actuate="onLoad"/></draw:frame><text:soft-page-break/></text:p>
      <text:p text:style-name="P7"><draw:frame draw:style-name="fr2" draw:name="graphics488" text:anchor-type="paragraph" svg:width="2.1043in" svg:height="1.0311in" draw:z-index="308"><draw:image xlink:href="Pictures/10000000000000CA00000063610FE801.gif" xlink:type="simple" xlink:show="embed" xlink:actuate="onLoad"/></draw:frame><draw:frame draw:style-name="fr3" draw:name="graphics489" text:anchor-type="paragraph" svg:width="2.1043in" svg:height="1.0311in" draw:z-index="309"><draw:image xlink:href="Pictures/10000000000000CA00000063827273F2.gif" xlink:type="simple" xlink:show="embed" xlink:actuate="onLoad"/></draw:frame><draw:frame draw:style-name="fr6" draw:name="graphics490" text:anchor-type="paragraph" svg:width="2.1043in" svg:height="1.0311in" draw:z-index="310"><draw:image xlink:href="Pictures/10000000000000CA00000063A943FF66.gif" xlink:type="simple" xlink:show="embed" xlink:actuate="onLoad"/></draw:frame></text:p>
      <text:p text:style-name="P7"><draw:frame draw:style-name="fr6" draw:name="graphics493" text:anchor-type="paragraph" svg:width="2.1043in" svg:height="1.0311in" draw:z-index="313"><draw:image xlink:href="Pictures/10000000000000CA00000063C7AFE92A.gif" xlink:type="simple" xlink:show="embed" xlink:actuate="onLoad"/></draw:frame><draw:frame draw:style-name="fr3" draw:name="graphics492" text:anchor-type="paragraph" svg:width="2.1043in" svg:height="1.0311in" draw:z-index="312"><draw:image xlink:href="Pictures/10000000000000CA0000006317736E14.gif" xlink:type="simple" xlink:show="embed" xlink:actuate="onLoad"/></draw:frame><draw:frame draw:style-name="fr2" draw:name="graphics491" text:anchor-type="paragraph" svg:width="2.1043in" svg:height="1.0311in" draw:z-index="311"><draw:image xlink:href="Pictures/10000000000000CA00000063D90C3902.gif" xlink:type="simple" xlink:show="embed" xlink:actuate="onLoad"/></draw:frame></text:p>
      <text:p text:style-name="P7"><draw:frame draw:style-name="fr3" draw:name="graphics496" text:anchor-type="paragraph" svg:width="2.1043in" svg:height="1.0311in" draw:z-index="316"><draw:image xlink:href="Pictures/10000000000000CA000000636D97863D.gif" xlink:type="simple" xlink:show="embed" xlink:actuate="onLoad"/></draw:frame><draw:frame draw:style-name="fr2" draw:name="graphics494" text:anchor-type="paragraph" svg:width="2.1043in" svg:height="1.0311in" draw:z-index="314"><draw:image xlink:href="Pictures/10000000000000CA0000006396E3B584.gif" xlink:type="simple" xlink:show="embed" xlink:actuate="onLoad"/></draw:frame><draw:frame draw:style-name="fr8" draw:name="graphics495" text:anchor-type="paragraph" svg:width="2.1043in" svg:height="1.0311in" draw:z-index="315"><draw:image xlink:href="Pictures/10000000000000CA0000006380F4DB91.gif" xlink:type="simple" xlink:show="embed" xlink:actuate="onLoad"/></draw:frame></text:p>
      <text:p text:style-name="P14"><draw:frame draw:style-name="fr2" draw:name="graphics149" text:anchor-type="paragraph" svg:width="6.25in" svg:height="6.25in" draw:z-index="1"><draw:image xlink:href="Pictures/100000000000025800000258214127B6.gif" xlink:type="simple" xlink:show="embed" xlink:actuate="onLoad"/></draw:frame><text:soft-page-break/></text:p>
      <text:p text:style-name="P14"><draw:frame draw:style-name="fr2" draw:name="graphics497" text:anchor-type="paragraph" svg:width="2.1043in" svg:height="1.0311in" draw:z-index="317"><draw:image xlink:href="Pictures/10000000000000CA00000063AAC89D87.gif" xlink:type="simple" xlink:show="embed" xlink:actuate="onLoad"/></draw:frame><draw:frame draw:style-name="fr3" draw:name="graphics498" text:anchor-type="paragraph" svg:width="2.1043in" svg:height="1.0311in" draw:z-index="318"><draw:image xlink:href="Pictures/10000000000000CA00000063C4CF5F70.gif" xlink:type="simple" xlink:show="embed" xlink:actuate="onLoad"/></draw:frame><draw:frame draw:style-name="fr6" draw:name="graphics499" text:anchor-type="paragraph" svg:width="2.1043in" svg:height="1.0311in" draw:z-index="319"><draw:image xlink:href="Pictures/10000000000000CA00000063EFFED3E4.gif" xlink:type="simple" xlink:show="embed" xlink:actuate="onLoad"/></draw:frame></text:p>
      <text:p text:style-name="P7"><draw:frame draw:style-name="fr6" draw:name="graphics502" text:anchor-type="paragraph" svg:width="2.1043in" svg:height="1.0311in" draw:z-index="322"><draw:image xlink:href="Pictures/10000000000000CA00000063BA5981C4.gif" xlink:type="simple" xlink:show="embed" xlink:actuate="onLoad"/></draw:frame><draw:frame draw:style-name="fr3" draw:name="graphics501" text:anchor-type="paragraph" svg:width="2.1043in" svg:height="1.0311in" draw:z-index="321"><draw:image xlink:href="Pictures/10000000000000CA00000063342DF855.gif" xlink:type="simple" xlink:show="embed" xlink:actuate="onLoad"/></draw:frame><draw:frame draw:style-name="fr2" draw:name="graphics500" text:anchor-type="paragraph" svg:width="2.1043in" svg:height="1.0311in" draw:z-index="320"><draw:image xlink:href="Pictures/10000000000000CA000000635E34A1C9.gif" xlink:type="simple" xlink:show="embed" xlink:actuate="onLoad"/></draw:frame></text:p>
      <text:p text:style-name="P7"><draw:frame draw:style-name="fr8" draw:name="graphics504" text:anchor-type="paragraph" svg:width="2.1043in" svg:height="1.0311in" draw:z-index="324"><draw:image xlink:href="Pictures/10000000000000CA00000063DE90110B.gif" xlink:type="simple" xlink:show="embed" xlink:actuate="onLoad"/></draw:frame><draw:frame draw:style-name="fr2" draw:name="graphics503" text:anchor-type="paragraph" svg:width="2.1043in" svg:height="1.0311in" draw:z-index="323"><draw:image xlink:href="Pictures/10000000000000CA000000636BB2C838.gif" xlink:type="simple" xlink:show="embed" xlink:actuate="onLoad"/></draw:frame><draw:frame draw:style-name="fr3" draw:name="graphics505" text:anchor-type="paragraph" svg:width="2.1043in" svg:height="1.0311in" draw:z-index="325"><draw:image xlink:href="Pictures/10000000000000CA000000639EE797DB.gif" xlink:type="simple" xlink:show="embed" xlink:actuate="onLoad"/></draw:frame></text:p>
      <text:p text:style-name="P13"><draw:frame draw:style-name="fr5" draw:name="graphics154" text:anchor-type="paragraph" svg:width="6.25in" svg:height="6.25in" draw:z-index="328"><draw:image xlink:href="Pictures/100000000000025800000258483D7CE4.gif" xlink:type="simple" xlink:show="embed" xlink:actuate="onLoad"/></draw:frame><text:soft-page-break/></text:p>
      <text:p text:style-name="P7"><draw:frame draw:style-name="fr7" draw:name="graphics507" text:anchor-type="paragraph" svg:width="2.1043in" svg:height="1.0311in" draw:z-index="327"><draw:image xlink:href="Pictures/10000000000000CA000000631FB4348A.gif" xlink:type="simple" xlink:show="embed" xlink:actuate="onLoad"/></draw:frame><draw:frame draw:style-name="fr5" draw:name="graphics506" text:anchor-type="paragraph" svg:width="2.1043in" svg:height="1.0311in" draw:z-index="326"><draw:image xlink:href="Pictures/10000000000000CA00000063070C1E6C.gif" xlink:type="simple" xlink:show="embed" xlink:actuate="onLoad"/></draw:frame><draw:frame draw:style-name="fr8" draw:name="graphics508" text:anchor-type="paragraph" svg:width="2.1043in" svg:height="1.0311in" draw:z-index="329"><draw:image xlink:href="Pictures/10000000000000CA0000006393D9D7CC.gif" xlink:type="simple" xlink:show="embed" xlink:actuate="onLoad"/></draw:frame></text:p>
      <text:p text:style-name="P7"><draw:frame draw:style-name="fr2" draw:name="graphics509" text:anchor-type="paragraph" svg:width="2.1043in" svg:height="1.0311in" draw:z-index="330"><draw:image xlink:href="Pictures/10000000000000CA000000631919DCD9.gif" xlink:type="simple" xlink:show="embed" xlink:actuate="onLoad"/></draw:frame><draw:frame draw:style-name="fr8" draw:name="graphics511" text:anchor-type="paragraph" svg:width="2.1043in" svg:height="1.0311in" draw:z-index="331"><draw:image xlink:href="Pictures/10000000000000CA0000006368AF5E17.gif" xlink:type="simple" xlink:show="embed" xlink:actuate="onLoad"/></draw:frame><draw:frame draw:style-name="fr7" draw:name="graphics517" text:anchor-type="paragraph" svg:width="2.1043in" svg:height="1.0311in" draw:z-index="473"><draw:image xlink:href="Pictures/10000000000000CA00000063EE9A3151.gif" xlink:type="simple" xlink:show="embed" xlink:actuate="onLoad"/></draw:frame></text:p>
      <text:p text:style-name="P7"><draw:frame draw:style-name="fr7" draw:name="graphics514" text:anchor-type="paragraph" svg:width="2.1043in" svg:height="1.0311in" draw:z-index="333"><draw:image xlink:href="Pictures/10000000000000CA000000633C7B80D5.gif" xlink:type="simple" xlink:show="embed" xlink:actuate="onLoad"/></draw:frame><draw:frame draw:style-name="fr5" draw:name="graphics512" text:anchor-type="paragraph" svg:width="2.1043in" svg:height="1.0311in" draw:z-index="332"><draw:image xlink:href="Pictures/10000000000000CA0000006302A846D5.gif" xlink:type="simple" xlink:show="embed" xlink:actuate="onLoad"/></draw:frame><draw:frame draw:style-name="fr1" draw:name="graphics513" text:anchor-type="paragraph" svg:x="4.6472in" svg:y="0.0591in" svg:width="2.1043in" svg:height="1.0311in" draw:z-index="469"><draw:image xlink:href="Pictures/10000000000000CA00000063A026A885.gif" xlink:type="simple" xlink:show="embed" xlink:actuate="onLoad"/></draw:frame></text:p>
      <text:p text:style-name="P17"/>
      <text:p text:style-name="P17"/>
      <text:p text:style-name="P16"><draw:frame draw:style-name="fr11" draw:name="graphics7" text:anchor-type="paragraph" svg:width="6.25in" svg:height="6.25in" draw:z-index="474"><draw:image xlink:href="Pictures/100000000000025800000258677CA0A5.gif" xlink:type="simple" xlink:show="embed" xlink:actuate="onLoad"/></draw:frame><text:soft-page-break/></text:p>
      <text:p text:style-name="P7"><draw:frame draw:style-name="fr5" draw:name="graphics4" text:anchor-type="paragraph" svg:width="2.1043in" svg:height="1.0311in" draw:z-index="470"><draw:image xlink:href="Pictures/10000000000000CA00000063A965BA58.gif" xlink:type="simple" xlink:show="embed" xlink:actuate="onLoad"/></draw:frame><draw:frame draw:style-name="fr7" draw:name="graphics5" text:anchor-type="paragraph" svg:width="2.1043in" svg:height="1.0311in" draw:z-index="471"><draw:image xlink:href="Pictures/10000000000000CA00000063E49EBA30.gif" xlink:type="simple" xlink:show="embed" xlink:actuate="onLoad"/></draw:frame><draw:frame draw:style-name="fr8" draw:name="graphics6" text:anchor-type="paragraph" svg:width="2.1043in" svg:height="1.0311in" draw:z-index="472"><draw:image xlink:href="Pictures/10000000000000CA00000063EE9A3151.gif" xlink:type="simple" xlink:show="embed" xlink:actuate="onLoad"/></draw:frame></text:p>
      <text:p text:style-name="P7"><draw:frame draw:style-name="fr6" draw:name="graphics520" text:anchor-type="paragraph" svg:width="2.1043in" svg:height="1.0311in" draw:z-index="336"><draw:image xlink:href="Pictures/10000000000000CA00000063BB3D6371.gif" xlink:type="simple" xlink:show="embed" xlink:actuate="onLoad"/></draw:frame><draw:frame draw:style-name="fr3" draw:name="graphics519" text:anchor-type="paragraph" svg:width="2.1043in" svg:height="1.0311in" draw:z-index="335"><draw:image xlink:href="Pictures/10000000000000CA00000063D9270A2F.gif" xlink:type="simple" xlink:show="embed" xlink:actuate="onLoad"/></draw:frame><draw:frame draw:style-name="fr2" draw:name="graphics518" text:anchor-type="paragraph" svg:width="2.1043in" svg:height="1.0311in" draw:z-index="334"><draw:image xlink:href="Pictures/10000000000000CA000000637F3EF27D.gif" xlink:type="simple" xlink:show="embed" xlink:actuate="onLoad"/></draw:frame></text:p>
      <text:p text:style-name="P7"><draw:frame draw:style-name="fr5" draw:name="graphics521" text:anchor-type="paragraph" svg:width="2.1043in" svg:height="1.0311in" draw:z-index="337"><draw:image xlink:href="Pictures/10000000000000CA0000006361A0AA3F.gif" xlink:type="simple" xlink:show="embed" xlink:actuate="onLoad"/></draw:frame><draw:frame draw:style-name="fr8" draw:name="graphics522" text:anchor-type="paragraph" svg:width="2.1043in" svg:height="1.0311in" draw:z-index="338"><draw:image xlink:href="Pictures/10000000000000CA00000063C72D15A6.gif" xlink:type="simple" xlink:show="embed" xlink:actuate="onLoad"/></draw:frame><draw:frame draw:style-name="fr7" draw:name="graphics523" text:anchor-type="paragraph" svg:width="2.1043in" svg:height="1.0311in" draw:z-index="339"><draw:image xlink:href="Pictures/10000000000000CA000000638F433E70.gif" xlink:type="simple" xlink:show="embed" xlink:actuate="onLoad"/></draw:frame></text:p>
      <text:p text:style-name="P3"><draw:frame draw:style-name="fr5" draw:name="graphics164" text:anchor-type="paragraph" svg:width="6.25in" svg:height="6.25in" draw:z-index="0"><draw:image xlink:href="Pictures/10000000000002580000025842A97DE7.gif" xlink:type="simple" xlink:show="embed" xlink:actuate="onLoad"/></draw:frame></text:p>
      <text:p text:style-name="P7"><draw:frame draw:style-name="fr6" draw:name="graphics526" text:anchor-type="paragraph" svg:width="2.1043in" svg:height="1.0311in" draw:z-index="341"><draw:image xlink:href="Pictures/10000000000000CA00000063D6480DC4.gif" xlink:type="simple" xlink:show="embed" xlink:actuate="onLoad"/></draw:frame><draw:frame draw:style-name="fr2" draw:name="graphics525" text:anchor-type="paragraph" svg:width="2.1043in" svg:height="1.0311in" draw:z-index="26"><draw:image xlink:href="Pictures/10000000000000CA0000006367E1F3AD.gif" xlink:type="simple" xlink:show="embed" xlink:actuate="onLoad"/></draw:frame><draw:frame draw:style-name="fr3" draw:name="graphics524" text:anchor-type="paragraph" svg:width="2.1043in" svg:height="1.0311in" draw:z-index="340"><draw:image xlink:href="Pictures/10000000000000CA00000063E013FFE7.gif" xlink:type="simple" xlink:show="embed" xlink:actuate="onLoad"/></draw:frame></text:p>
      <text:p text:style-name="P7"><draw:frame draw:style-name="fr6" draw:name="graphics529" text:anchor-type="paragraph" svg:width="2.1043in" svg:height="1.0311in" draw:z-index="344"><draw:image xlink:href="Pictures/10000000000000CA00000063E50DDA7B.gif" xlink:type="simple" xlink:show="embed" xlink:actuate="onLoad"/></draw:frame><draw:frame draw:style-name="fr3" draw:name="graphics528" text:anchor-type="paragraph" svg:width="2.1043in" svg:height="1.0311in" draw:z-index="343"><draw:image xlink:href="Pictures/10000000000000CA0000006328F69745.gif" xlink:type="simple" xlink:show="embed" xlink:actuate="onLoad"/></draw:frame><draw:frame draw:style-name="fr2" draw:name="graphics527" text:anchor-type="paragraph" svg:width="2.1043in" svg:height="1.0311in" draw:z-index="342"><draw:image xlink:href="Pictures/10000000000000CA0000006381590769.gif" xlink:type="simple" xlink:show="embed" xlink:actuate="onLoad"/></draw:frame></text:p>
      <text:p text:style-name="P7"><draw:frame draw:style-name="fr3" draw:name="graphics532" text:anchor-type="paragraph" svg:width="2.1043in" svg:height="1.0311in" draw:z-index="347"><draw:image xlink:href="Pictures/10000000000000CA00000063D790EAB7.gif" xlink:type="simple" xlink:show="embed" xlink:actuate="onLoad"/></draw:frame><draw:frame draw:style-name="fr6" draw:name="graphics531" text:anchor-type="paragraph" svg:width="2.1043in" svg:height="1.0311in" draw:z-index="346"><draw:image xlink:href="Pictures/10000000000000CA00000063E726CF2B.gif" xlink:type="simple" xlink:show="embed" xlink:actuate="onLoad"/></draw:frame><draw:frame draw:style-name="fr2" draw:name="graphics530" text:anchor-type="paragraph" svg:width="2.1043in" svg:height="1.0311in" draw:z-index="345"><draw:image xlink:href="Pictures/10000000000000CA0000006352041618.gif" xlink:type="simple" xlink:show="embed" xlink:actuate="onLoad"/></draw:frame></text:p>
      <text:p text:style-name="P7"><draw:frame draw:style-name="fr5" draw:name="graphics167" text:anchor-type="paragraph" svg:width="6.25in" svg:height="6.25in" draw:z-index="8"><draw:image xlink:href="Pictures/100000000000025800000258B15FD903.gif" xlink:type="simple" xlink:show="embed" xlink:actuate="onLoad"/></draw:frame><text:soft-page-break/></text:p>
      <text:p text:style-name="P7"><draw:frame draw:style-name="fr2" draw:name="graphics533" text:anchor-type="paragraph" svg:width="2.1043in" svg:height="1.0311in" draw:z-index="348"><draw:image xlink:href="Pictures/10000000000000CA00000063E94FF576.gif" xlink:type="simple" xlink:show="embed" xlink:actuate="onLoad"/></draw:frame><draw:frame draw:style-name="fr3" draw:name="graphics534" text:anchor-type="paragraph" svg:width="2.1043in" svg:height="1.0311in" draw:z-index="349"><draw:image xlink:href="Pictures/10000000000000CA00000063C5725F62.gif" xlink:type="simple" xlink:show="embed" xlink:actuate="onLoad"/></draw:frame><draw:frame draw:style-name="fr6" draw:name="graphics535" text:anchor-type="paragraph" svg:width="2.1043in" svg:height="1.0311in" draw:z-index="350"><draw:image xlink:href="Pictures/10000000000000CA0000006367ACF674.gif" xlink:type="simple" xlink:show="embed" xlink:actuate="onLoad"/></draw:frame></text:p>
      <text:p text:style-name="P7"><draw:frame draw:style-name="fr6" draw:name="graphics538" text:anchor-type="paragraph" svg:width="2.1043in" svg:height="1.0311in" draw:z-index="353"><draw:image xlink:href="Pictures/10000000000000CA0000006354E921CB.gif" xlink:type="simple" xlink:show="embed" xlink:actuate="onLoad"/></draw:frame><draw:frame draw:style-name="fr3" draw:name="graphics537" text:anchor-type="paragraph" svg:width="2.1043in" svg:height="1.0311in" draw:z-index="352"><draw:image xlink:href="Pictures/10000000000000CA000000637004EA9D.gif" xlink:type="simple" xlink:show="embed" xlink:actuate="onLoad"/></draw:frame><draw:frame draw:style-name="fr2" draw:name="graphics536" text:anchor-type="paragraph" svg:width="2.1043in" svg:height="1.0311in" draw:z-index="351"><draw:image xlink:href="Pictures/10000000000000CA000000639ABD18DA.gif" xlink:type="simple" xlink:show="embed" xlink:actuate="onLoad"/></draw:frame></text:p>
      <text:p text:style-name="P7"><draw:frame draw:style-name="fr3" draw:name="graphics541" text:anchor-type="paragraph" svg:width="2.1043in" svg:height="1.0311in" draw:z-index="356"><draw:image xlink:href="Pictures/10000000000000CA000000633ED4CD1B.gif" xlink:type="simple" xlink:show="embed" xlink:actuate="onLoad"/></draw:frame><draw:frame draw:style-name="fr2" draw:name="graphics539" text:anchor-type="paragraph" svg:width="2.1043in" svg:height="1.0311in" draw:z-index="354"><draw:image xlink:href="Pictures/10000000000000CA00000063E8966D1A.gif" xlink:type="simple" xlink:show="embed" xlink:actuate="onLoad"/></draw:frame><draw:frame draw:style-name="fr8" draw:name="graphics540" text:anchor-type="paragraph" svg:width="2.1043in" svg:height="1.0311in" draw:z-index="355"><draw:image xlink:href="Pictures/10000000000000CA00000063FA8252C6.gif" xlink:type="simple" xlink:show="embed" xlink:actuate="onLoad"/></draw:frame></text:p>
      <text:p text:style-name="P7"><draw:frame draw:style-name="fr5" draw:name="graphics168" text:anchor-type="paragraph" svg:width="6.25in" svg:height="6.25in" draw:z-index="7"><draw:image xlink:href="Pictures/1000000000000258000002583E5A1E26.gif" xlink:type="simple" xlink:show="embed" xlink:actuate="onLoad"/></draw:frame><text:soft-page-break/></text:p>
      <text:p text:style-name="P7"><draw:frame draw:style-name="fr6" draw:name="graphics544" text:anchor-type="paragraph" svg:width="2.1043in" svg:height="1.0311in" draw:z-index="359"><draw:image xlink:href="Pictures/10000000000000CA00000063AC1E8BE0.gif" xlink:type="simple" xlink:show="embed" xlink:actuate="onLoad"/></draw:frame><draw:frame draw:style-name="fr3" draw:name="graphics543" text:anchor-type="paragraph" svg:width="2.1043in" svg:height="1.0311in" draw:z-index="358"><draw:image xlink:href="Pictures/10000000000000CA0000006313A709A8.gif" xlink:type="simple" xlink:show="embed" xlink:actuate="onLoad"/></draw:frame><draw:frame draw:style-name="fr2" draw:name="graphics542" text:anchor-type="paragraph" svg:width="2.1043in" svg:height="1.0311in" draw:z-index="357"><draw:image xlink:href="Pictures/10000000000000CA000000636EE8758B.gif" xlink:type="simple" xlink:show="embed" xlink:actuate="onLoad"/></draw:frame></text:p>
      <text:p text:style-name="P7"><draw:frame draw:style-name="fr6" draw:name="graphics547" text:anchor-type="paragraph" svg:width="2.1043in" svg:height="1.0311in" draw:z-index="362"><draw:image xlink:href="Pictures/10000000000000CA00000063F9B9D9C0.gif" xlink:type="simple" xlink:show="embed" xlink:actuate="onLoad"/></draw:frame><draw:frame draw:style-name="fr3" draw:name="graphics546" text:anchor-type="paragraph" svg:width="2.1043in" svg:height="1.0311in" draw:z-index="361"><draw:image xlink:href="Pictures/10000000000000CA0000006315DDD457.gif" xlink:type="simple" xlink:show="embed" xlink:actuate="onLoad"/></draw:frame><draw:frame draw:style-name="fr2" draw:name="graphics545" text:anchor-type="paragraph" svg:width="2.1043in" svg:height="1.0311in" draw:z-index="360"><draw:image xlink:href="Pictures/10000000000000CA00000063C9249F9C.gif" xlink:type="simple" xlink:show="embed" xlink:actuate="onLoad"/></draw:frame></text:p>
      <text:p text:style-name="P7"><draw:frame draw:style-name="fr3" draw:name="graphics550" text:anchor-type="paragraph" svg:width="2.1043in" svg:height="1.0311in" draw:z-index="365"><draw:image xlink:href="Pictures/10000000000000CA00000063FC9B96F8.gif" xlink:type="simple" xlink:show="embed" xlink:actuate="onLoad"/></draw:frame><draw:frame draw:style-name="fr2" draw:name="graphics548" text:anchor-type="paragraph" svg:width="2.1043in" svg:height="1.0311in" draw:z-index="363"><draw:image xlink:href="Pictures/10000000000000CA0000006393BEC102.gif" xlink:type="simple" xlink:show="embed" xlink:actuate="onLoad"/></draw:frame><draw:frame draw:style-name="fr8" draw:name="graphics549" text:anchor-type="paragraph" svg:width="2.1043in" svg:height="1.0311in" draw:z-index="364"><draw:image xlink:href="Pictures/10000000000000CA0000006331302F52.gif" xlink:type="simple" xlink:show="embed" xlink:actuate="onLoad"/></draw:frame></text:p>
      <text:p text:style-name="P8"><draw:frame draw:style-name="fr5" draw:name="graphics170" text:anchor-type="paragraph" svg:width="6.25in" svg:height="6.25in" draw:z-index="43"><draw:image xlink:href="Pictures/1000000000000258000002586E0F5E62.gif" xlink:type="simple" xlink:show="embed" xlink:actuate="onLoad"/></draw:frame><draw:frame draw:style-name="fr1" draw:name="graphics171" text:anchor-type="paragraph" svg:x="0in" svg:y="5.1189in" svg:width="2.1043in" svg:height="1.0311in" draw:z-index="44"><draw:image xlink:href="Pictures/10000000000000CA00000063DBD063E3.gif" xlink:type="simple" xlink:show="embed" xlink:actuate="onLoad"/></draw:frame><text:soft-page-break/></text:p>
      <text:p text:style-name="P7"><draw:frame draw:style-name="fr8" draw:name="graphics553" text:anchor-type="paragraph" svg:width="2.1043in" svg:height="1.0311in" draw:z-index="368"><draw:image xlink:href="Pictures/10000000000000CA000000633AAEB85B.gif" xlink:type="simple" xlink:show="embed" xlink:actuate="onLoad"/></draw:frame><draw:frame draw:style-name="fr3" draw:name="graphics552" text:anchor-type="paragraph" svg:width="2.1043in" svg:height="1.0311in" draw:z-index="367"><draw:image xlink:href="Pictures/10000000000000CA0000006318CE198C.gif" xlink:type="simple" xlink:show="embed" xlink:actuate="onLoad"/></draw:frame><draw:frame draw:style-name="fr2" draw:name="graphics551" text:anchor-type="paragraph" svg:width="2.1043in" svg:height="1.0311in" draw:z-index="366"><draw:image xlink:href="Pictures/10000000000000CA000000630E492707.gif" xlink:type="simple" xlink:show="embed" xlink:actuate="onLoad"/></draw:frame></text:p>
      <text:p text:style-name="P7"><draw:frame draw:style-name="fr6" draw:name="graphics556" text:anchor-type="paragraph" svg:width="2.1043in" svg:height="1.0311in" draw:z-index="371"><draw:image xlink:href="Pictures/10000000000000CA000000635442AE17.gif" xlink:type="simple" xlink:show="embed" xlink:actuate="onLoad"/></draw:frame><draw:frame draw:style-name="fr3" draw:name="graphics555" text:anchor-type="paragraph" svg:width="2.1043in" svg:height="1.0311in" draw:z-index="370"><draw:image xlink:href="Pictures/10000000000000CA00000063B33D4EAA.gif" xlink:type="simple" xlink:show="embed" xlink:actuate="onLoad"/></draw:frame><draw:frame draw:style-name="fr2" draw:name="graphics554" text:anchor-type="paragraph" svg:width="2.1043in" svg:height="1.0311in" draw:z-index="369"><draw:image xlink:href="Pictures/10000000000000CA0000006368C76808.gif" xlink:type="simple" xlink:show="embed" xlink:actuate="onLoad"/></draw:frame></text:p>
      <text:p text:style-name="P7"><draw:frame draw:style-name="fr3" draw:name="graphics559" text:anchor-type="paragraph" svg:width="2.1043in" svg:height="1.0311in" draw:z-index="374"><draw:image xlink:href="Pictures/10000000000000CA00000063DBD063E3.gif" xlink:type="simple" xlink:show="embed" xlink:actuate="onLoad"/></draw:frame><draw:frame draw:style-name="fr2" draw:name="graphics557" text:anchor-type="paragraph" svg:width="2.1043in" svg:height="1.0311in" draw:z-index="372"><draw:image xlink:href="Pictures/10000000000000CA00000063050EF2B9.gif" xlink:type="simple" xlink:show="embed" xlink:actuate="onLoad"/></draw:frame><draw:frame draw:style-name="fr8" draw:name="graphics558" text:anchor-type="paragraph" svg:width="2.1043in" svg:height="1.0311in" draw:z-index="373"><draw:image xlink:href="Pictures/10000000000000CA00000063D294D967.gif" xlink:type="simple" xlink:show="embed" xlink:actuate="onLoad"/></draw:frame></text:p>
      <text:p text:style-name="P5"><draw:frame draw:style-name="fr2" draw:name="graphics172" text:anchor-type="paragraph" svg:width="6.25in" svg:height="6.25in" draw:z-index="6"><draw:image xlink:href="Pictures/1000000000000258000002582F92F66A.gif" xlink:type="simple" xlink:show="embed" xlink:actuate="onLoad"/></draw:frame><draw:frame draw:style-name="fr1" draw:name="graphics173" text:anchor-type="paragraph" svg:x="0in" svg:y="5.1189in" svg:width="2.1043in" svg:height="1.0311in" draw:z-index="45"><draw:image xlink:href="Pictures/10000000000000CA00000063B6F4F038.gif" xlink:type="simple" xlink:show="embed" xlink:actuate="onLoad"/></draw:frame></text:p>
      <text:p text:style-name="P6"><draw:frame draw:style-name="fr2" draw:name="graphics560" text:anchor-type="paragraph" svg:width="2.1043in" svg:height="1.0311in" draw:z-index="375"><draw:image xlink:href="Pictures/10000000000000CA0000006369DA508B.gif" xlink:type="simple" xlink:show="embed" xlink:actuate="onLoad"/></draw:frame><draw:frame draw:style-name="fr3" draw:name="graphics561" text:anchor-type="paragraph" svg:width="2.1043in" svg:height="1.0311in" draw:z-index="376"><draw:image xlink:href="Pictures/10000000000000CA00000063A98994B6.gif" xlink:type="simple" xlink:show="embed" xlink:actuate="onLoad"/></draw:frame><draw:frame draw:style-name="fr6" draw:name="graphics562" text:anchor-type="paragraph" svg:width="2.1043in" svg:height="1.0311in" draw:z-index="377"><draw:image xlink:href="Pictures/10000000000000CA0000006318206ADF.gif" xlink:type="simple" xlink:show="embed" xlink:actuate="onLoad"/></draw:frame></text:p>
      <text:p text:style-name="P7"><draw:frame draw:style-name="fr6" draw:name="graphics565" text:anchor-type="paragraph" svg:width="2.1043in" svg:height="1.0311in" draw:z-index="380"><draw:image xlink:href="Pictures/10000000000000CA000000634D8738FF.gif" xlink:type="simple" xlink:show="embed" xlink:actuate="onLoad"/></draw:frame><draw:frame draw:style-name="fr3" draw:name="graphics564" text:anchor-type="paragraph" svg:width="2.1043in" svg:height="1.0311in" draw:z-index="379"><draw:image xlink:href="Pictures/10000000000000CA00000063A27A27E8.gif" xlink:type="simple" xlink:show="embed" xlink:actuate="onLoad"/></draw:frame><draw:frame draw:style-name="fr2" draw:name="graphics563" text:anchor-type="paragraph" svg:width="2.1043in" svg:height="1.0311in" draw:z-index="378"><draw:image xlink:href="Pictures/10000000000000CA00000063C072F09C.gif" xlink:type="simple" xlink:show="embed" xlink:actuate="onLoad"/></draw:frame></text:p>
      <text:p text:style-name="P7"><draw:frame draw:style-name="fr3" draw:name="graphics568" text:anchor-type="paragraph" svg:width="2.1043in" svg:height="1.0311in" draw:z-index="383"><draw:image xlink:href="Pictures/10000000000000CA00000063B6F4F038.gif" xlink:type="simple" xlink:show="embed" xlink:actuate="onLoad"/></draw:frame><draw:frame draw:style-name="fr2" draw:name="graphics566" text:anchor-type="paragraph" svg:width="2.1043in" svg:height="1.0311in" draw:z-index="381"><draw:image xlink:href="Pictures/10000000000000CA000000639A06FB1D.gif" xlink:type="simple" xlink:show="embed" xlink:actuate="onLoad"/></draw:frame><draw:frame draw:style-name="fr8" draw:name="graphics567" text:anchor-type="paragraph" svg:width="2.1043in" svg:height="1.0311in" draw:z-index="382"><draw:image xlink:href="Pictures/10000000000000CA00000063576D482D.gif" xlink:type="simple" xlink:show="embed" xlink:actuate="onLoad"/></draw:frame></text:p>
      <text:p text:style-name="P7"><draw:frame draw:style-name="fr5" draw:name="graphics174" text:anchor-type="paragraph" svg:width="6.25in" svg:height="6.25in" draw:z-index="5"><draw:image xlink:href="Pictures/100000000000025800000258321B89A3.gif" xlink:type="simple" xlink:show="embed" xlink:actuate="onLoad"/></draw:frame><text:soft-page-break/></text:p>
      <text:p text:style-name="P7"><draw:frame draw:style-name="fr2" draw:name="graphics569" text:anchor-type="paragraph" svg:width="2.1043in" svg:height="1.0311in" draw:z-index="384"><draw:image xlink:href="Pictures/10000000000000CA00000063BEA52361.gif" xlink:type="simple" xlink:show="embed" xlink:actuate="onLoad"/></draw:frame><draw:frame draw:style-name="fr3" draw:name="graphics570" text:anchor-type="paragraph" svg:width="2.1043in" svg:height="1.0311in" draw:z-index="385"><draw:image xlink:href="Pictures/10000000000000CA000000631C9CE859.gif" xlink:type="simple" xlink:show="embed" xlink:actuate="onLoad"/></draw:frame><draw:frame draw:style-name="fr6" draw:name="graphics571" text:anchor-type="paragraph" svg:width="2.1043in" svg:height="1.0311in" draw:z-index="386"><draw:image xlink:href="Pictures/10000000000000CA00000063E3DA4646.gif" xlink:type="simple" xlink:show="embed" xlink:actuate="onLoad"/></draw:frame></text:p>
      <text:p text:style-name="P7"><draw:frame draw:style-name="fr6" draw:name="graphics574" text:anchor-type="paragraph" svg:width="2.1043in" svg:height="1.0311in" draw:z-index="389"><draw:image xlink:href="Pictures/10000000000000CA00000063D09F91F9.gif" xlink:type="simple" xlink:show="embed" xlink:actuate="onLoad"/></draw:frame><draw:frame draw:style-name="fr3" draw:name="graphics573" text:anchor-type="paragraph" svg:width="2.1043in" svg:height="1.0311in" draw:z-index="388"><draw:image xlink:href="Pictures/10000000000000CA00000063323FB284.gif" xlink:type="simple" xlink:show="embed" xlink:actuate="onLoad"/></draw:frame><draw:frame draw:style-name="fr2" draw:name="graphics572" text:anchor-type="paragraph" svg:width="2.1043in" svg:height="1.0311in" draw:z-index="387"><draw:image xlink:href="Pictures/10000000000000CA00000063628262E3.gif" xlink:type="simple" xlink:show="embed" xlink:actuate="onLoad"/></draw:frame></text:p>
      <text:p text:style-name="P7"><draw:frame draw:style-name="fr3" draw:name="graphics577" text:anchor-type="paragraph" svg:width="2.1043in" svg:height="1.0311in" draw:z-index="392"><draw:image xlink:href="Pictures/10000000000000CA00000063AA215DD6.gif" xlink:type="simple" xlink:show="embed" xlink:actuate="onLoad"/></draw:frame><draw:frame draw:style-name="fr2" draw:name="graphics575" text:anchor-type="paragraph" svg:width="2.1043in" svg:height="1.0311in" draw:z-index="390"><draw:image xlink:href="Pictures/10000000000000CA0000006367965D9A.gif" xlink:type="simple" xlink:show="embed" xlink:actuate="onLoad"/></draw:frame><draw:frame draw:style-name="fr8" draw:name="graphics576" text:anchor-type="paragraph" svg:width="2.1043in" svg:height="1.0311in" draw:z-index="391"><draw:image xlink:href="Pictures/10000000000000CA00000063D2B484A9.gif" xlink:type="simple" xlink:show="embed" xlink:actuate="onLoad"/></draw:frame></text:p>
      <text:p text:style-name="P7"><draw:frame draw:style-name="fr5" draw:name="graphics178" text:anchor-type="paragraph" svg:width="6.25in" svg:height="6.25in" draw:z-index="4"><draw:image xlink:href="Pictures/100000000000025800000258D11F1098.gif" xlink:type="simple" xlink:show="embed" xlink:actuate="onLoad"/></draw:frame><text:soft-page-break/></text:p>
      <text:p text:style-name="P7"><draw:frame draw:style-name="fr2" draw:name="graphics578" text:anchor-type="paragraph" svg:width="2.1043in" svg:height="1.0311in" draw:z-index="393"><draw:image xlink:href="Pictures/10000000000000CA000000632D2E4B1B.gif" xlink:type="simple" xlink:show="embed" xlink:actuate="onLoad"/></draw:frame><draw:frame draw:style-name="fr3" draw:name="graphics579" text:anchor-type="paragraph" svg:width="2.1043in" svg:height="1.0311in" draw:z-index="394"><draw:image xlink:href="Pictures/10000000000000CA000000631C63AB2A.gif" xlink:type="simple" xlink:show="embed" xlink:actuate="onLoad"/></draw:frame><draw:frame draw:style-name="fr6" draw:name="graphics580" text:anchor-type="paragraph" svg:width="2.1043in" svg:height="1.0311in" draw:z-index="395"><draw:image xlink:href="Pictures/10000000000000CA000000632191AB5F.gif" xlink:type="simple" xlink:show="embed" xlink:actuate="onLoad"/></draw:frame></text:p>
      <text:p text:style-name="P7"><draw:frame draw:style-name="fr6" draw:name="graphics583" text:anchor-type="paragraph" svg:width="2.1043in" svg:height="1.0311in" draw:z-index="398"><draw:image xlink:href="Pictures/10000000000000CA0000006344E4B082.gif" xlink:type="simple" xlink:show="embed" xlink:actuate="onLoad"/></draw:frame><draw:frame draw:style-name="fr3" draw:name="graphics582" text:anchor-type="paragraph" svg:width="2.1043in" svg:height="1.0311in" draw:z-index="397"><draw:image xlink:href="Pictures/10000000000000CA0000006356D6C2C0.gif" xlink:type="simple" xlink:show="embed" xlink:actuate="onLoad"/></draw:frame><draw:frame draw:style-name="fr2" draw:name="graphics581" text:anchor-type="paragraph" svg:width="2.1043in" svg:height="1.0311in" draw:z-index="396"><draw:image xlink:href="Pictures/10000000000000CA00000063FBB2888E.gif" xlink:type="simple" xlink:show="embed" xlink:actuate="onLoad"/></draw:frame></text:p>
      <text:p text:style-name="P7"><draw:frame draw:style-name="fr3" draw:name="graphics586" text:anchor-type="paragraph" svg:width="2.1043in" svg:height="1.0311in" draw:z-index="401"><draw:image xlink:href="Pictures/10000000000000CA000000634684DC9E.gif" xlink:type="simple" xlink:show="embed" xlink:actuate="onLoad"/></draw:frame><draw:frame draw:style-name="fr2" draw:name="graphics584" text:anchor-type="paragraph" svg:width="2.1043in" svg:height="1.0311in" draw:z-index="399"><draw:image xlink:href="Pictures/10000000000000CA0000006315A8EC2C.gif" xlink:type="simple" xlink:show="embed" xlink:actuate="onLoad"/></draw:frame><draw:frame draw:style-name="fr8" draw:name="graphics585" text:anchor-type="paragraph" svg:width="2.1043in" svg:height="1.0311in" draw:z-index="400"><draw:image xlink:href="Pictures/10000000000000CA000000636545843C.gif" xlink:type="simple" xlink:show="embed" xlink:actuate="onLoad"/></draw:frame></text:p>
      <text:p text:style-name="P14"><draw:frame draw:style-name="fr5" draw:name="graphics179" text:anchor-type="paragraph" svg:width="6.25in" svg:height="6.25in" draw:z-index="2"><draw:image xlink:href="Pictures/1000000000000258000002584A3A41F7.gif" xlink:type="simple" xlink:show="embed" xlink:actuate="onLoad"/></draw:frame><text:soft-page-break/></text:p>
      <text:p text:style-name="P7"><draw:frame draw:style-name="fr1" draw:name="graphics587" text:anchor-type="paragraph" svg:x="0in" svg:y="0in" svg:width="2.1043in" svg:height="1.0311in" draw:z-index="402"><draw:image xlink:href="Pictures/10000000000000CA00000063C1A536DF.gif" xlink:type="simple" xlink:show="embed" xlink:actuate="onLoad"/></draw:frame><draw:frame draw:style-name="fr3" draw:name="graphics588" text:anchor-type="paragraph" svg:width="2.1043in" svg:height="1.0311in" draw:z-index="403"><draw:image xlink:href="Pictures/10000000000000CA00000063BCF6F4E3.gif" xlink:type="simple" xlink:show="embed" xlink:actuate="onLoad"/></draw:frame><draw:frame draw:style-name="fr6" draw:name="graphics589" text:anchor-type="paragraph" svg:width="2.1043in" svg:height="1.0311in" draw:z-index="404"><draw:image xlink:href="Pictures/10000000000000CA00000063C925B52C.gif" xlink:type="simple" xlink:show="embed" xlink:actuate="onLoad"/></draw:frame></text:p>
      <text:p text:style-name="P7"><draw:frame draw:style-name="fr6" draw:name="graphics592" text:anchor-type="paragraph" svg:width="2.1043in" svg:height="1.0311in" draw:z-index="407"><draw:image xlink:href="Pictures/10000000000000CA000000639B2FB068.gif" xlink:type="simple" xlink:show="embed" xlink:actuate="onLoad"/></draw:frame><draw:frame draw:style-name="fr3" draw:name="graphics591" text:anchor-type="paragraph" svg:width="2.1043in" svg:height="1.0311in" draw:z-index="406"><draw:image xlink:href="Pictures/10000000000000CA0000006327404B31.gif" xlink:type="simple" xlink:show="embed" xlink:actuate="onLoad"/></draw:frame><draw:frame draw:style-name="fr2" draw:name="graphics590" text:anchor-type="paragraph" svg:width="2.1043in" svg:height="1.0311in" draw:z-index="405"><draw:image xlink:href="Pictures/10000000000000CA00000063E3825C21.gif" xlink:type="simple" xlink:show="embed" xlink:actuate="onLoad"/></draw:frame></text:p>
      <text:p text:style-name="P7"><draw:frame draw:style-name="fr7" draw:name="graphics595" text:anchor-type="paragraph" svg:width="2.1043in" svg:height="1.0311in" draw:z-index="410"><draw:image xlink:href="Pictures/10000000000000CA000000639C7C493B.gif" xlink:type="simple" xlink:show="embed" xlink:actuate="onLoad"/></draw:frame><draw:frame draw:style-name="fr2" draw:name="graphics593" text:anchor-type="paragraph" svg:width="2.1043in" svg:height="1.0311in" draw:z-index="408"><draw:image xlink:href="Pictures/10000000000000CA000000634B0324EE.gif" xlink:type="simple" xlink:show="embed" xlink:actuate="onLoad"/></draw:frame><draw:frame draw:style-name="fr8" draw:name="graphics594" text:anchor-type="paragraph" svg:width="2.1043in" svg:height="1.0311in" draw:z-index="409"><draw:image xlink:href="Pictures/10000000000000CA00000063540B119E.gif" xlink:type="simple" xlink:show="embed" xlink:actuate="onLoad"/></draw:frame></text:p>
      <text:p text:style-name="P7"><draw:frame draw:style-name="fr5" draw:name="graphics181" text:anchor-type="paragraph" svg:width="6.25in" svg:height="6.25in" draw:z-index="3"><draw:image xlink:href="Pictures/10000000000002580000025844FFAC6E.gif" xlink:type="simple" xlink:show="embed" xlink:actuate="onLoad"/></draw:frame><text:soft-page-break/></text:p>
      <text:p text:style-name="P7"><draw:frame draw:style-name="fr2" draw:name="graphics596" text:anchor-type="paragraph" svg:width="2.1043in" svg:height="1.0311in" draw:z-index="411"><draw:image xlink:href="Pictures/10000000000000CA00000063848C16EE.gif" xlink:type="simple" xlink:show="embed" xlink:actuate="onLoad"/></draw:frame><draw:frame draw:style-name="fr3" draw:name="graphics597" text:anchor-type="paragraph" svg:width="2.1043in" svg:height="1.0311in" draw:z-index="412"><draw:image xlink:href="Pictures/10000000000000CA00000063D7A20B14.gif" xlink:type="simple" xlink:show="embed" xlink:actuate="onLoad"/></draw:frame><draw:frame draw:style-name="fr6" draw:name="graphics598" text:anchor-type="paragraph" svg:width="2.1043in" svg:height="1.0311in" draw:z-index="413"><draw:image xlink:href="Pictures/10000000000000CA00000063F5C2AAC3.gif" xlink:type="simple" xlink:show="embed" xlink:actuate="onLoad"/></draw:frame></text:p>
      <text:p text:style-name="P7"><draw:frame draw:style-name="fr6" draw:name="graphics601" text:anchor-type="paragraph" svg:width="2.1043in" svg:height="1.0311in" draw:z-index="416"><draw:image xlink:href="Pictures/10000000000000CA000000639B2EBC8F.gif" xlink:type="simple" xlink:show="embed" xlink:actuate="onLoad"/></draw:frame><draw:frame draw:style-name="fr3" draw:name="graphics600" text:anchor-type="paragraph" svg:width="2.1043in" svg:height="1.0311in" draw:z-index="415"><draw:image xlink:href="Pictures/10000000000000CA00000063D48B47E6.gif" xlink:type="simple" xlink:show="embed" xlink:actuate="onLoad"/></draw:frame><draw:frame draw:style-name="fr2" draw:name="graphics599" text:anchor-type="paragraph" svg:width="2.1043in" svg:height="1.0311in" draw:z-index="414"><draw:image xlink:href="Pictures/10000000000000CA000000632CF93C72.gif" xlink:type="simple" xlink:show="embed" xlink:actuate="onLoad"/></draw:frame></text:p>
      <text:p text:style-name="P7"><draw:frame draw:style-name="fr3" draw:name="graphics604" text:anchor-type="paragraph" svg:width="2.1043in" svg:height="1.0311in" draw:z-index="419"><draw:image xlink:href="Pictures/10000000000000CA00000063AB46D69C.gif" xlink:type="simple" xlink:show="embed" xlink:actuate="onLoad"/></draw:frame><draw:frame draw:style-name="fr2" draw:name="graphics602" text:anchor-type="paragraph" svg:width="2.1043in" svg:height="1.0311in" draw:z-index="417"><draw:image xlink:href="Pictures/10000000000000CA0000006353E998D2.gif" xlink:type="simple" xlink:show="embed" xlink:actuate="onLoad"/></draw:frame><draw:frame draw:style-name="fr8" draw:name="graphics603" text:anchor-type="paragraph" svg:width="2.1043in" svg:height="1.0311in" draw:z-index="418"><draw:image xlink:href="Pictures/10000000000000CA00000063CC65B013.gif" xlink:type="simple" xlink:show="embed" xlink:actuate="onLoad"/></draw:frame></text:p>
      <text:p text:style-name="Standard"><draw:frame draw:style-name="fr5" draw:name="graphics183" text:anchor-type="paragraph" svg:width="6.25in" svg:height="6.25in" draw:z-index="46"><draw:image xlink:href="Pictures/1000000000000258000002585E824792.gif" xlink:type="simple" xlink:show="embed" xlink:actuate="onLoad"/></draw:frame><text:soft-page-break/></text:p>
      <text:p text:style-name="Standard"><draw:frame draw:style-name="fr6" draw:name="graphics607" text:anchor-type="paragraph" svg:width="2.1043in" svg:height="1.0311in" draw:z-index="422"><draw:image xlink:href="Pictures/10000000000000CA000000634C203CF7.gif" xlink:type="simple" xlink:show="embed" xlink:actuate="onLoad"/></draw:frame><draw:frame draw:style-name="fr3" draw:name="graphics606" text:anchor-type="paragraph" svg:width="2.1043in" svg:height="1.0311in" draw:z-index="421"><draw:image xlink:href="Pictures/10000000000000CA000000636E409D20.gif" xlink:type="simple" xlink:show="embed" xlink:actuate="onLoad"/></draw:frame><draw:frame draw:style-name="fr2" draw:name="graphics605" text:anchor-type="paragraph" svg:width="2.1043in" svg:height="1.0311in" draw:z-index="420"><draw:image xlink:href="Pictures/10000000000000CA0000006395DAAAF3.gif" xlink:type="simple" xlink:show="embed" xlink:actuate="onLoad"/></draw:frame></text:p>
      <text:p text:style-name="P10"><draw:frame draw:style-name="fr2" draw:name="graphics608" text:anchor-type="paragraph" svg:width="2.1043in" svg:height="1.0311in" draw:z-index="423"><draw:image xlink:href="Pictures/10000000000000CA000000631F02F855.gif" xlink:type="simple" xlink:show="embed" xlink:actuate="onLoad"/></draw:frame><draw:frame draw:style-name="fr3" draw:name="graphics609" text:anchor-type="paragraph" svg:width="2.1043in" svg:height="1.0311in" draw:z-index="424"><draw:image xlink:href="Pictures/10000000000000CA00000063887A0CFC.gif" xlink:type="simple" xlink:show="embed" xlink:actuate="onLoad"/></draw:frame><draw:frame draw:style-name="fr6" draw:name="graphics610" text:anchor-type="paragraph" svg:width="2.1043in" svg:height="1.0311in" draw:z-index="425"><draw:image xlink:href="Pictures/10000000000000CA000000637F65EB48.gif" xlink:type="simple" xlink:show="embed" xlink:actuate="onLoad"/></draw:frame></text:p>
      <text:p text:style-name="P10"><draw:frame draw:style-name="fr2" draw:name="graphics611" text:anchor-type="paragraph" svg:width="2.1043in" svg:height="1.0311in" draw:z-index="426"><draw:image xlink:href="Pictures/10000000000000CA00000063C86C272B.gif" xlink:type="simple" xlink:show="embed" xlink:actuate="onLoad"/></draw:frame><draw:frame draw:style-name="fr3" draw:name="graphics613" text:anchor-type="paragraph" svg:width="2.1043in" svg:height="1.0311in" draw:z-index="428"><draw:image xlink:href="Pictures/10000000000000CA00000063C189B7BF.gif" xlink:type="simple" xlink:show="embed" xlink:actuate="onLoad"/></draw:frame><draw:frame draw:style-name="fr8" draw:name="graphics612" text:anchor-type="paragraph" svg:width="2.1043in" svg:height="1.0311in" draw:z-index="427"><draw:image xlink:href="Pictures/10000000000000CA0000006375872627.gif" xlink:type="simple" xlink:show="embed" xlink:actuate="onLoad"/></draw:frame></text:p>
      <text:p text:style-name="P10"><text:soft-page-break/></text:p>
      <text:p text:style-name="P4"/>
      <text:p text:style-name="P10"><draw:frame draw:style-name="fr7" draw:name="graphics189" text:anchor-type="paragraph" svg:width="6.6929in" svg:height="8.3791in" draw:z-index="47"><draw:image xlink:href="Pictures/100000000000030A000003CED038CCB6.gif" xlink:type="simple" xlink:show="embed" xlink:actuate="onLoad"/></draw:frame></text:p>
      <text:p text:style-name="P10"/>
      <text:p text:style-name="Standard"/>
      <text:p text:style-name="P1"><draw:frame draw:style-name="fr1" draw:name="graphics186" text:anchor-type="paragraph" svg:x="0in" svg:y="0.1917in" svg:width="6.6929in" svg:height="8.3791in" draw:z-index="439"><draw:image xlink:href="Pictures/100000000000030A000003CED038CCB6.gif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7-20T18:15:36.66</dc:date>
    <dc:creator>Mark Ferguson</dc:creator>
    <meta:editing-duration>P1DT12H4M40S</meta:editing-duration>
    <meta:editing-cycles>211</meta:editing-cycles>
    <meta:generator>OpenOffice/4.1.5$Win32 OpenOffice.org_project/415m1$Build-9789</meta:generator>
    <meta:printed-by>Mark Ferguson</meta:printed-by>
    <meta:print-date>2018-06-20T22:23:09.49</meta:print-date>
    <meta:document-statistic meta:table-count="0" meta:image-count="475" meta:object-count="0" meta:page-count="50" meta:paragraph-count="0" meta:word-count="0" meta:character-count="0"/>
  </office:meta>
</office:document-meta>
</file>